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Calibri" svg:font-family="Calibri" style:font-family-generic="swiss"/>
    <style:font-face style:name="Mangal2" svg:font-family="Mangal" style:font-pitch="variable"/>
    <style:font-face style:name="SimSun1" svg:font-family="SimSun, ËÎÌå" style:font-pitch="variable"/>
    <style:font-face style:name="Walkway Expand Black" svg:font-family="'Walkway Expand Black', 'Courier New'" style:font-pitch="variable"/>
    <style:font-face style:name="Adobe Caslon Pro2" svg:font-family="'Adobe Caslon Pro'" style:font-family-generic="roman" style:font-pitch="variable"/>
    <style:font-face style:name="Adobe Caslon Pro" svg:font-family="'Adobe Caslon Pro'" style:font-adornments="Regular" style:font-family-generic="roman" style:font-pitch="variable"/>
    <style:font-face style:name="Adobe Caslon Pro1" svg:font-family="'Adobe Caslon Pro'" style:font-adornments="Semibold" style:font-family-generic="roman" style:font-pitch="variable"/>
    <style:font-face style:name="Adobe Caslon Pro Bold" svg:font-family="'Adobe Caslon Pro Bold'" style:font-adornments="Bold" style:font-family-generic="roman" style:font-pitch="variable"/>
    <style:font-face style:name="Adobe Caslon Pro3" svg:font-family="'Adobe Caslon Pro', 'Times New Roman'" style:font-family-generic="roman" style:font-pitch="variable"/>
    <style:font-face style:name="Garamond" svg:font-family="Garamond" style:font-family-generic="roman"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
      <style:paragraph-properties fo:margin-top="0in" fo:margin-bottom="0in" fo:line-height="100%" fo:text-align="center" style:justify-single-word="false"/>
    </style:style>
    <style:style style:name="P3" style:family="paragraph" style:parent-style-name="Text">
      <style:paragraph-properties fo:margin-top="0in" fo:margin-bottom="0in" fo:line-height="100%" fo:text-align="center" style:justify-single-word="false"/>
      <style:text-properties fo:font-variant="normal" fo:text-transform="none" style:text-position="0% 100%" fo:font-size="10pt" style:font-size-asian="10pt"/>
    </style:style>
    <style:style style:name="P4" style:family="paragraph" style:parent-style-name="Text">
      <style:paragraph-properties fo:margin-top="0in" fo:margin-bottom="0in" fo:line-height="100%" fo:text-align="center" style:justify-single-word="false"/>
      <style:text-properties fo:font-variant="normal" fo:text-transform="none" fo:color="#000000" style:text-position="0% 100%" style:font-name="Adobe Caslon Pro2" fo:font-size="10pt" style:text-underline-style="none" style:font-size-asian="10pt"/>
    </style:style>
    <style:style style:name="P5" style:family="paragraph" style:parent-style-name="Text">
      <style:paragraph-properties fo:margin-top="0in" fo:margin-bottom="0in" fo:line-height="100%" fo:text-align="center" style:justify-single-word="false"/>
      <style:text-properties fo:font-variant="normal" fo:text-transform="none" fo:color="#000000" style:text-position="0% 100%" style:font-name="Adobe Caslon Pro2" fo:font-size="10pt" fo:font-style="normal" style:text-underline-style="none" fo:font-weight="normal" style:font-size-asian="10pt" style:font-style-asian="normal" style:font-weight-asian="normal" style:font-style-complex="normal" style:font-weight-complex="normal"/>
    </style:style>
    <style:style style:name="P6" style:family="paragraph" style:parent-style-name="Text">
      <style:paragraph-properties fo:margin-top="0in" fo:margin-bottom="0in" fo:line-height="100%" fo:text-align="center" style:justify-single-word="false"/>
      <style:text-properties fo:font-variant="small-caps" style:text-position="0% 100%" style:font-name="Adobe Caslon Pro2" fo:font-size="10pt" style:font-size-asian="10pt" style:font-size-complex="10pt"/>
    </style:style>
    <style:style style:name="P7" style:family="paragraph" style:parent-style-name="Text_20_body">
      <style:text-properties style:font-name="Adobe Caslon Pro2"/>
    </style:style>
    <style:style style:name="P8" style:family="paragraph" style:parent-style-name="Text_20_body">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0" style:family="paragraph" style:parent-style-name="Text_20_body">
      <style:text-properties style:font-name="Adobe Caslon Pro2" fo:font-size="12pt" style:font-size-asian="12pt" style:font-size-complex="12pt"/>
    </style:style>
    <style:style style:name="P11" style:family="paragraph" style:parent-style-name="Text_20_body">
      <style:text-properties style:font-name="Adobe Caslon Pro2" fo:font-style="normal" fo:font-weight="normal"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style:font-name="Adobe Caslon Pro2" fo:font-size="10pt" fo:letter-spacing="0.0457in" fo:font-style="normal" fo:font-weight="normal" style:font-size-asian="10pt" style:font-style-asian="normal" style:font-weight-asian="normal" style:font-size-complex="10pt" style:font-style-complex="normal" style:font-weight-complex="normal" style:text-scale="150%"/>
    </style:style>
    <style:style style:name="P13" style:family="paragraph" style:parent-style-name="Text_20_body">
      <style:paragraph-properties fo:text-align="center" style:justify-single-word="false"/>
      <style:text-properties style:font-name="Adobe Caslon Pro2" fo:font-size="14pt" fo:letter-spacing="normal" fo:font-weight="normal" style:font-size-asian="14pt" style:font-weight-asian="normal" style:font-size-complex="14pt" style:font-weight-complex="normal"/>
    </style:style>
    <style:style style:name="P14" style:family="paragraph" style:parent-style-name="Text_20_body">
      <style:paragraph-properties fo:text-align="center" style:justify-single-word="false"/>
      <style:text-properties style:font-name="Adobe Caslon Pro2" fo:font-size="14pt" fo:letter-spacing="0.0457in" fo:font-weight="normal" style:font-size-asian="14pt" style:font-weight-asian="normal" style:font-size-complex="14pt" style:font-weight-complex="normal" style:text-scale="150%"/>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center" style:justify-single-word="false"/>
      <style:text-properties style:text-position="0% 100%" style:font-name="Adobe Caslon Pro2" fo:font-size="12pt" fo:font-style="normal" style:text-underline-style="none" fo:font-weight="normal" style:font-size-asian="12pt" style:font-style-asian="normal" style:font-weight-asian="normal" style:font-size-complex="12pt" style:font-style-complex="normal"/>
    </style:style>
    <style:style style:name="P17" style:family="paragraph" style:parent-style-name="Text_20_body">
      <style:text-properties fo:font-variant="normal" fo:text-transform="none" fo:color="#333333" style:font-name="Adobe Caslon Pro2"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center" style:justify-single-word="false"/>
      <style:text-properties fo:color="#202020" style:text-position="0% 100%" style:font-name="Adobe Caslon Pro2" fo:font-size="14pt" fo:letter-spacing="normal" fo:font-style="normal" style:text-underline-style="none" fo:font-weight="normal" style:font-size-asian="14pt" style:font-style-asian="normal" style:font-weight-asian="normal" style:font-size-complex="14pt" style:font-style-complex="normal" style:font-weight-complex="normal" style:text-scale="100%"/>
    </style:style>
    <style:style style:name="P19" style:family="paragraph" style:parent-style-name="Text_20_body">
      <style:paragraph-properties fo:text-align="center" style:justify-single-word="false"/>
      <style:text-properties fo:color="#202020" style:text-position="0% 100%" style:font-name="Adobe Caslon Pro2" fo:font-size="14pt" fo:letter-spacing="0.0457in" fo:font-style="normal" style:text-underline-style="none" fo:font-weight="normal" style:font-size-asian="14pt" style:font-style-asian="normal" style:font-weight-asian="normal" style:font-size-complex="14pt" style:font-style-complex="normal" style:font-weight-complex="normal" style:text-scale="150%"/>
    </style:style>
    <style:style style:name="P20" style:family="paragraph" style:parent-style-name="Standard">
      <style:paragraph-properties fo:text-align="center" style:justify-single-word="false"/>
      <style:text-properties fo:color="#202020" style:text-position="0% 100%" style:font-name="Perpetua Titling MT" fo:font-size="12pt" style:text-underline-style="none" fo:font-weight="bold" style:font-size-asian="12pt"/>
    </style:style>
    <style:style style:name="P21" style:family="paragraph" style:parent-style-name="Standard">
      <style:paragraph-properties fo:text-align="center" style:justify-single-word="false"/>
      <style:text-properties fo:color="#202020" style:text-position="0% 100%" style:font-name="Adobe Caslon Pro2" fo:font-size="12pt" style:text-underline-style="none" fo:font-weight="bold" style:font-size-asian="12pt"/>
    </style:style>
    <style:style style:name="P22" style:family="paragraph" style:parent-style-name="Standard">
      <style:paragraph-properties fo:text-align="center" style:justify-single-word="false"/>
      <style:text-properties style:text-position="0% 100%" fo:font-size="13pt" fo:font-style="normal" style:text-underline-style="none" fo:font-weight="bold" style:font-size-asian="13pt" style:font-style-asian="normal" style:font-weight-asian="bold" style:font-size-complex="13pt" style:font-style-complex="normal" style:font-weight-complex="bold"/>
    </style:style>
    <style:style style:name="P23" style:family="paragraph" style:parent-style-name="Contents_20_Heading">
      <style:paragraph-properties fo:break-before="page"/>
    </style:style>
    <style:style style:name="P24" style:family="paragraph" style:parent-style-name="centered">
      <style:paragraph-properties fo:text-align="center" style:justify-single-word="false"/>
      <style:text-properties style:text-position="0% 100%" style:font-name="Adobe Caslon Pro2"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centered">
      <style:paragraph-properties fo:text-align="center" style:justify-single-word="false"/>
      <style:text-properties style:text-position="0% 100%" style:font-name="Adobe Caslon Pro Bold" fo:font-size="13pt" fo:font-style="normal" style:text-underline-style="none" fo:font-weight="normal" style:font-size-asian="13pt" style:font-style-asian="normal" style:font-weight-asian="normal" style:font-size-complex="13pt" style:font-style-complex="normal" style:font-weight-complex="normal"/>
    </style:style>
    <style:style style:name="P26" style:family="paragraph" style:parent-style-name="centered">
      <style:paragraph-properties fo:text-align="center" style:justify-single-word="false"/>
      <style:text-properties style:text-position="0% 100%" fo:font-size="13pt" fo:font-style="normal" style:text-underline-style="none" fo:font-weight="bold" style:font-size-asian="13pt" style:font-style-asian="normal" style:font-weight-asian="bold" style:font-size-complex="13pt" style:font-style-complex="normal" style:font-weight-complex="bold"/>
    </style:style>
    <style:style style:name="P27" style:family="paragraph" style:parent-style-name="centered">
      <style:paragraph-properties fo:text-align="center" style:justify-single-word="false"/>
      <style:text-properties style:font-name="Adobe Caslon Pro2" fo:font-size="10pt" fo:letter-spacing="0.0457in" fo:font-style="normal" fo:font-weight="normal" style:font-size-asian="10pt" style:font-style-asian="normal" style:font-weight-asian="normal" style:font-size-complex="10pt" style:font-style-complex="normal" style:font-weight-complex="normal" style:text-scale="150%"/>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Standard_20__28_user_29_">
      <style:paragraph-properties fo:margin-top="0.0799in" fo:margin-bottom="0.1in"/>
    </style:style>
    <style:style style:name="P30" style:family="paragraph" style:parent-style-name="Standard_20__28_user_29_">
      <style:paragraph-properties fo:margin-top="0.0799in" fo:margin-bottom="0.1in"/>
      <style:text-properties style:font-name="Adobe Caslon Pro2" fo:font-size="12pt" style:font-size-asian="12pt" style:font-size-complex="12pt"/>
    </style:style>
    <style:style style:name="P31" style:family="paragraph" style:parent-style-name="Standard">
      <style:paragraph-properties fo:margin-top="0.0799in" fo:margin-bottom="0.1in"/>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top="0.0799in" fo:margin-bottom="0.1in"/>
      <style:text-properties style:font-name="Adobe Caslon Pro2" fo:font-size="12pt" style:font-size-asian="12pt" style:font-size-complex="12pt"/>
    </style:style>
    <style:style style:name="P33" style:family="paragraph" style:parent-style-name="Standard_20__28_user_29_">
      <style:paragraph-properties fo:margin-left="0.4925in" fo:margin-right="0in" fo:margin-top="0.0799in" fo:margin-bottom="0.1in" fo:text-indent="0in" style:auto-text-indent="false"/>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_20__28_user_29_">
      <style:paragraph-properties fo:margin-left="0.4925in" fo:margin-right="0in" fo:margin-top="0.0799in" fo:margin-bottom="0.1in" fo:line-height="100%" fo:text-indent="0in" style:auto-text-indent="false"/>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_20__28_user_29_">
      <style:paragraph-properties fo:margin-left="0.4925in" fo:margin-right="0in" fo:margin-top="0.0799in" fo:margin-bottom="0.1in" fo:line-height="100%" fo:text-indent="0in" style:auto-text-indent="false"/>
      <style:text-properties style:font-name="Adobe Caslon Pro2" fo:font-size="12pt" style:font-size-asian="12pt" style:font-size-complex="12pt"/>
    </style:style>
    <style:style style:name="P36" style:family="paragraph" style:parent-style-name="Standard">
      <style:paragraph-properties fo:margin-left="0.4925in" fo:margin-right="0in" fo:margin-top="0.0799in" fo:margin-bottom="0.1in" fo:line-height="100%" fo:text-indent="0in" style:auto-text-indent="false"/>
      <style:text-properties style:font-name="Adobe Caslon Pro2" fo:font-size="11pt" fo:font-style="normal"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P37" style:family="paragraph" style:parent-style-name="Text_20_body">
      <style:paragraph-properties fo:margin-left="0.4925in" fo:margin-right="0in" fo:text-indent="0in" style:auto-text-indent="false"/>
      <style:text-properties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38" style:family="paragraph" style:parent-style-name="Text_20_body">
      <style:paragraph-properties fo:margin-top="0.1665in" fo:margin-bottom="0.0835in"/>
    </style:style>
    <style:style style:name="P39" style:family="paragraph" style:parent-style-name="Text_20_body">
      <style:paragraph-properties fo:margin-top="0.1665in" fo:margin-bottom="0.0835in"/>
      <style:text-properties style:font-name="Adobe Caslon Pro2" fo:font-weight="normal" style:font-name-asian="Microsoft YaHei" style:font-style-asian="normal" style:font-weight-asian="normal" style:font-name-complex="Mangal" style:font-style-complex="normal" style:font-weight-complex="normal"/>
    </style:style>
    <style:style style:name="P40" style:family="paragraph" style:parent-style-name="Text_20_body">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41" style:family="paragraph" style:parent-style-name="Text_20_body">
      <style:paragraph-properties fo:margin-top="0.1665in" fo:margin-bottom="0.0835in"/>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P42" style:family="paragraph" style:parent-style-name="Text_20_body">
      <style:paragraph-properties fo:margin-top="0.1665in" fo:margin-bottom="0.0835in"/>
      <style:text-properties style:font-name="Adobe Caslon Pro2" fo:font-size="10pt" fo:font-style="normal" fo:font-weight="normal" style:font-name-asian="Microsoft YaHei" style:font-size-asian="10pt" style:font-style-asian="normal" style:font-weight-asian="normal" style:font-name-complex="Mangal" style:font-size-complex="10pt" style:font-style-complex="normal" style:font-weight-complex="normal"/>
    </style:style>
    <style:style style:name="P43" style:family="paragraph" style:parent-style-name="Text_20_body">
      <style:paragraph-properties fo:margin-top="0.1665in" fo:margin-bottom="0.0835in"/>
      <style:text-properties fo:color="#000000" style:font-name="Adobe Caslon Pro2" fo:font-style="normal" fo:font-weight="normal" style:font-name-asian="Microsoft YaHei" style:font-size-asian="16pt" style:font-style-asian="normal" style:font-weight-asian="normal" style:font-name-complex="Mangal" style:font-size-complex="16pt" style:font-style-complex="normal" style:font-weight-complex="normal"/>
    </style:style>
    <style:style style:name="P44" style:family="paragraph" style:parent-style-name="Text_20_body">
      <style:paragraph-properties fo:margin-top="0.1665in" fo:margin-bottom="0.0835in" fo:keep-with-next="always"/>
      <style:text-properties fo:color="#000000" style:font-name="Adobe Caslon Pro2" fo:font-style="normal" fo:font-weight="normal" style:font-name-asian="Microsoft YaHei" style:font-style-asian="normal" style:font-weight-asian="normal" style:font-name-complex="Mangal" style:font-style-complex="normal"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Text_20_body">
      <style:paragraph-properties fo:margin-left="0in" fo:margin-right="0in" fo:text-indent="0in" style:auto-text-indent="false"/>
      <style:text-properties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47" style:family="paragraph" style:parent-style-name="Text_20_body">
      <style:paragraph-properties fo:margin-left="0in" fo:margin-right="0in" fo:text-indent="0in" style:auto-text-indent="false"/>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48" style:family="paragraph" style:parent-style-name="Text_20_body">
      <style:paragraph-properties fo:margin-top="0in" fo:margin-bottom="0.0402in" fo:text-align="center" style:justify-single-word="false"/>
      <style:text-properties style:font-name="Adobe Caslon Pro2" fo:font-size="26pt" fo:letter-spacing="normal" style:font-size-asian="26pt" style:font-size-complex="26pt" style:text-scale="150%"/>
    </style:style>
    <style:style style:name="P49" style:family="paragraph" style:parent-style-name="Text_20_body">
      <style:paragraph-properties fo:margin-top="0in" fo:margin-bottom="0.0402in" fo:text-align="center" style:justify-single-word="false"/>
      <style:text-properties style:font-name="Adobe Caslon Pro2" fo:font-size="28pt" fo:letter-spacing="0.0457in" style:font-size-asian="28pt" style:font-size-complex="28pt" style:text-scale="100%"/>
    </style:style>
    <style:style style:name="P50" style:family="paragraph" style:parent-style-name="Text_20_body">
      <style:paragraph-properties fo:margin-top="0in" fo:margin-bottom="0.0402in" fo:text-align="center" style:justify-single-word="false"/>
      <style:text-properties style:text-position="0% 100%" style:font-name="Adobe Caslon Pro2" fo:font-size="26pt" fo:letter-spacing="0.0457in" fo:font-style="normal" style:text-underline-style="none" style:font-size-asian="26pt" style:font-style-asian="normal" style:font-size-complex="26pt" style:font-style-complex="normal" style:text-scale="100%"/>
    </style:style>
    <style:style style:name="P51"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fo:color="#202020" style:text-position="0% 100%" style:font-name="Adobe Caslon Pro2" fo:font-size="14pt" fo:letter-spacing="normal" fo:language="en" fo:country="US" fo:font-style="normal" style:text-underline-style="none" fo:font-weight="normal" style:letter-kerning="true" style:font-name-asian="SimSun1" style:font-size-asian="14pt" style:font-style-asian="normal" style:font-weight-asian="normal" style:font-name-complex="Mangal2" style:font-size-complex="14pt" style:language-complex="hi" style:country-complex="IN" style:font-style-complex="normal" style:font-weight-complex="normal" style:text-scale="100%" fo:hyphenate="false" fo:hyphenation-remain-char-count="2" fo:hyphenation-push-char-count="2"/>
    </style:style>
    <style:style style:name="P52" style:family="paragraph" style:parent-style-name="Footnote">
      <style:text-properties style:font-name="Adobe Caslon Pro2"/>
    </style:style>
    <style:style style:name="P53" style:family="paragraph" style:parent-style-name="Standard">
      <style:paragraph-properties fo:margin-left="0.2602in" fo:margin-right="0in" fo:text-indent="-0.2602in" style:auto-text-indent="false">
        <style:tab-stops/>
      </style:paragraph-properties>
      <style:text-properties fo:color="#494b3d" style:font-name="Adobe Caslon Pro2" fo:font-size="12pt" style:font-name-asian="Times New Roman2" style:font-size-asian="12pt" style:font-name-complex="Times New Roman2" style:font-size-complex="12pt"/>
    </style:style>
    <style:style style:name="P54" style:family="paragraph" style:parent-style-name="Standard">
      <style:paragraph-properties fo:margin-left="0.2602in" fo:margin-right="0in" fo:text-indent="-0.2602in" style:auto-text-indent="false">
        <style:tab-stops/>
      </style:paragraph-properties>
      <style:text-properties fo:color="#494b3d" style:font-name="Adobe Caslon Pro2" fo:font-size="12pt" fo:font-style="normal" style:font-name-asian="Times New Roman2" style:font-size-asian="12pt" style:font-style-asian="normal" style:font-name-complex="Times New Roman2" style:font-size-complex="12pt" style:font-style-complex="normal"/>
    </style:style>
    <style:style style:name="P55" style:family="paragraph" style:parent-style-name="Standard">
      <style:paragraph-properties fo:text-align="center" style:justify-single-word="false"/>
      <style:text-properties style:font-name="Adobe Caslon Pro2" fo:font-size="14pt" style:font-size-asian="14pt" style:font-size-complex="14pt"/>
    </style:style>
    <style:style style:name="P56" style:family="paragraph" style:parent-style-name="Standard">
      <style:paragraph-properties fo:margin-top="0.0402in" fo:margin-bottom="0in" style:line-height-at-least="0.139in" fo:text-align="center" style:justify-single-word="false"/>
      <style:text-properties style:font-name="Adobe Caslon Pro2" fo:font-size="14pt" style:font-size-asian="14pt" style:font-size-complex="14pt" style:font-style-complex="normal"/>
    </style:style>
    <style:style style:name="P57" style:family="paragraph" style:parent-style-name="Text_20_body" style:list-style-name="L2">
      <style:text-properties style:font-name="Adobe Caslon Pro2" fo:font-style="normal" fo:font-weight="normal" style:font-style-asian="normal" style:font-weight-asian="normal" style:font-style-complex="normal" style:font-weight-complex="normal"/>
    </style:style>
    <style:style style:name="P58" style:family="paragraph" style:parent-style-name="Text_20_body" style:list-style-name="L3">
      <style:text-properties style:font-name="Adobe Caslon Pro2" fo:font-style="normal" fo:font-weight="normal" style:font-style-asian="normal" style:font-weight-asian="normal" style:font-style-complex="normal" style:font-weight-complex="normal"/>
    </style:style>
    <style:style style:name="P59" style:family="paragraph" style:parent-style-name="Text_20_body" style:list-style-name="L5">
      <style:text-properties style:font-name="Adobe Caslon Pro2" fo:font-style="normal" fo:font-weight="normal" style:font-style-asian="normal" style:font-weight-asian="normal" style:font-style-complex="normal" style:font-weight-complex="normal"/>
    </style:style>
    <style:style style:name="P60" style:family="paragraph" style:parent-style-name="Text_20_body" style:list-style-name="L6">
      <style:text-properties style:font-name="Adobe Caslon Pro2" fo:font-style="normal" fo:font-weight="normal" style:font-style-asian="normal" style:font-weight-asian="normal" style:font-style-complex="normal" style:font-weight-complex="normal"/>
    </style:style>
    <style:style style:name="P61" style:family="paragraph" style:parent-style-name="Text_20_body" style:list-style-name="L8">
      <style:text-properties style:font-name="Adobe Caslon Pro2" fo:font-style="normal" fo:font-weight="normal" style:font-style-asian="normal" style:font-weight-asian="normal" style:font-style-complex="normal" style:font-weight-complex="normal"/>
    </style:style>
    <style:style style:name="P62" style:family="paragraph" style:parent-style-name="Text_20_body" style:list-style-name="L10">
      <style:text-properties style:font-name="Adobe Caslon Pro2" fo:font-style="normal" fo:font-weight="normal" style:font-style-asian="normal" style:font-weight-asian="normal" style:font-style-complex="normal" style:font-weight-complex="normal"/>
    </style:style>
    <style:style style:name="P63" style:family="paragraph" style:parent-style-name="Text_20_body" style:list-style-name="L12">
      <style:text-properties style:font-name="Adobe Caslon Pro2" fo:font-style="normal" fo:font-weight="normal" style:font-style-asian="normal" style:font-weight-asian="normal" style:font-style-complex="normal" style:font-weight-complex="normal"/>
    </style:style>
    <style:style style:name="P64" style:family="paragraph" style:parent-style-name="Text_20_body" style:list-style-name="L14">
      <style:text-properties style:font-name="Adobe Caslon Pro2" fo:font-style="normal" fo:font-weight="normal" style:font-style-asian="normal" style:font-weight-asian="normal" style:font-style-complex="normal" style:font-weight-complex="normal"/>
    </style:style>
    <style:style style:name="P65" style:family="paragraph" style:parent-style-name="Text_20_body" style:list-style-name="L16">
      <style:text-properties style:font-name="Adobe Caslon Pro2" fo:font-style="normal" fo:font-weight="normal" style:font-style-asian="normal" style:font-weight-asian="normal" style:font-style-complex="normal" style:font-weight-complex="normal"/>
    </style:style>
    <style:style style:name="P66" style:family="paragraph" style:parent-style-name="Text_20_body" style:list-style-name="L18">
      <style:text-properties style:font-name="Adobe Caslon Pro2" fo:font-style="normal" fo:font-weight="normal" style:font-style-asian="normal" style:font-weight-asian="normal" style:font-style-complex="normal" style:font-weight-complex="normal"/>
    </style:style>
    <style:style style:name="P67" style:family="paragraph" style:parent-style-name="Text_20_body" style:list-style-name="L20">
      <style:text-properties style:font-name="Adobe Caslon Pro2" fo:font-style="normal" fo:font-weight="normal" style:font-style-asian="normal" style:font-weight-asian="normal" style:font-style-complex="normal" style:font-weight-complex="normal"/>
    </style:style>
    <style:style style:name="P68" style:family="paragraph" style:parent-style-name="Text_20_body" style:list-style-name="L22">
      <style:text-properties style:font-name="Adobe Caslon Pro2" fo:font-style="normal" fo:font-weight="normal" style:font-style-asian="normal" style:font-weight-asian="normal" style:font-style-complex="normal" style:font-weight-complex="normal"/>
    </style:style>
    <style:style style:name="P69" style:family="paragraph" style:parent-style-name="Text_20_body" style:list-style-name="L24">
      <style:text-properties style:font-name="Adobe Caslon Pro2" fo:font-style="normal" fo:font-weight="normal" style:font-style-asian="normal" style:font-weight-asian="normal" style:font-style-complex="normal" style:font-weight-complex="normal"/>
    </style:style>
    <style:style style:name="P70" style:family="paragraph" style:parent-style-name="Text_20_body" style:list-style-name="L24">
      <style:paragraph-properties>
        <style:tab-stops>
          <style:tab-stop style:position="1.6535in"/>
        </style:tab-stops>
      </style:paragraph-properties>
      <style:text-properties style:font-name="Adobe Caslon Pro2" fo:font-style="normal" fo:font-weight="normal" style:font-style-asian="normal" style:font-weight-asian="normal" style:font-style-complex="normal" style:font-weight-complex="normal"/>
    </style:style>
    <style:style style:name="P71" style:family="paragraph" style:parent-style-name="Text_20_body" style:list-style-name="L27">
      <style:text-properties style:font-name="Adobe Caslon Pro2" fo:font-style="normal" fo:font-weight="normal" style:font-style-asian="normal" style:font-weight-asian="normal" style:font-style-complex="normal" style:font-weight-complex="normal"/>
    </style:style>
    <style:style style:name="P72" style:family="paragraph" style:parent-style-name="Text_20_body" style:list-style-name="L29">
      <style:text-properties style:font-name="Adobe Caslon Pro2" fo:font-style="normal" fo:font-weight="normal" style:font-style-asian="normal" style:font-weight-asian="normal" style:font-style-complex="normal" style:font-weight-complex="normal"/>
    </style:style>
    <style:style style:name="P73" style:family="paragraph" style:parent-style-name="Text_20_body" style:list-style-name="L31">
      <style:text-properties style:font-name="Adobe Caslon Pro2" fo:font-style="normal" fo:font-weight="normal" style:font-style-asian="normal" style:font-weight-asian="normal" style:font-style-complex="normal" style:font-weight-complex="normal"/>
    </style:style>
    <style:style style:name="P74" style:family="paragraph" style:parent-style-name="Text_20_body" style:list-style-name="L33">
      <style:text-properties style:font-name="Adobe Caslon Pro2" fo:font-style="normal" fo:font-weight="normal" style:font-style-asian="normal" style:font-weight-asian="normal" style:font-style-complex="normal" style:font-weight-complex="normal"/>
    </style:style>
    <style:style style:name="P75" style:family="paragraph" style:parent-style-name="Text_20_body" style:list-style-name="L49">
      <style:text-properties style:font-name="Adobe Caslon Pro2" fo:font-style="normal" fo:font-weight="normal" style:font-style-asian="normal" style:font-weight-asian="normal" style:font-style-complex="normal" style:font-weight-complex="normal"/>
    </style:style>
    <style:style style:name="P76" style:family="paragraph" style:parent-style-name="Text_20_body" style:list-style-name="L4">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ext_20_body" style:list-style-name="L22">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list-style-name="L25">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ext_20_body" style:list-style-name="L35">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ext_20_body" style:list-style-name="L37">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29">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82" style:family="paragraph" style:parent-style-name="Text_20_body" style:list-style-name="L6">
      <style:text-properties style:font-name="Adobe Caslon Pro2"/>
    </style:style>
    <style:style style:name="P83" style:family="paragraph" style:parent-style-name="Text_20_body" style:list-style-name="L8">
      <style:text-properties style:font-name="Adobe Caslon Pro2"/>
    </style:style>
    <style:style style:name="P84" style:family="paragraph" style:parent-style-name="Text_20_body" style:list-style-name="L33">
      <style:text-properties style:font-name="Adobe Caslon Pro2"/>
    </style:style>
    <style:style style:name="P85" style:family="paragraph" style:parent-style-name="Text_20_body" style:list-style-name="L35">
      <style:text-properties style:font-name="Adobe Caslon Pro2"/>
    </style:style>
    <style:style style:name="P86" style:family="paragraph" style:parent-style-name="Text_20_body" style:list-style-name="L37">
      <style:text-properties style:font-name="Adobe Caslon Pro2"/>
    </style:style>
    <style:style style:name="P87" style:family="paragraph" style:parent-style-name="Text_20_body" style:list-style-name="L4"/>
    <style:style style:name="P88" style:family="paragraph" style:parent-style-name="Text_20_body" style:list-style-name="L7"/>
    <style:style style:name="P89" style:family="paragraph" style:parent-style-name="Text_20_body" style:list-style-name="L7">
      <style:text-properties fo:color="#000000" style:font-name="Adobe Caslon Pro2" fo:font-style="normal" fo:font-weight="normal" style:font-style-asian="normal" style:font-weight-asian="normal" style:font-style-complex="normal" style:font-weight-complex="normal"/>
    </style:style>
    <style:style style:name="P90" style:family="paragraph" style:parent-style-name="Text_20_body" style:list-style-name="L9">
      <style:text-properties fo:color="#000000" style:font-name="Adobe Caslon Pro2" fo:font-style="normal" fo:font-weight="normal" style:font-style-asian="normal" style:font-weight-asian="normal" style:font-style-complex="normal" style:font-weight-complex="normal"/>
    </style:style>
    <style:style style:name="P91" style:family="paragraph" style:parent-style-name="Text_20_body" style:list-style-name="L11">
      <style:text-properties fo:color="#000000" style:font-name="Adobe Caslon Pro2" fo:font-style="normal" fo:font-weight="normal" style:font-style-asian="normal" style:font-weight-asian="normal" style:font-style-complex="normal" style:font-weight-complex="normal"/>
    </style:style>
    <style:style style:name="P92" style:family="paragraph" style:parent-style-name="Text_20_body" style:list-style-name="L13">
      <style:text-properties fo:color="#000000" style:font-name="Adobe Caslon Pro2" fo:font-style="normal" fo:font-weight="normal" style:font-style-asian="normal" style:font-weight-asian="normal" style:font-style-complex="normal" style:font-weight-complex="normal"/>
    </style:style>
    <style:style style:name="P93" style:family="paragraph" style:parent-style-name="Text_20_body" style:list-style-name="L15">
      <style:text-properties fo:color="#000000" style:font-name="Adobe Caslon Pro2" fo:font-style="normal" fo:font-weight="normal" style:font-style-asian="normal" style:font-weight-asian="normal" style:font-style-complex="normal" style:font-weight-complex="normal"/>
    </style:style>
    <style:style style:name="P94" style:family="paragraph" style:parent-style-name="Text_20_body" style:list-style-name="L17">
      <style:text-properties fo:color="#000000" style:font-name="Adobe Caslon Pro2" fo:font-style="normal" fo:font-weight="normal" style:font-style-asian="normal" style:font-weight-asian="normal" style:font-style-complex="normal" style:font-weight-complex="normal"/>
    </style:style>
    <style:style style:name="P95" style:family="paragraph" style:parent-style-name="Text_20_body" style:list-style-name="L21">
      <style:text-properties fo:color="#000000" style:font-name="Adobe Caslon Pro2" fo:font-style="normal" fo:font-weight="normal" style:font-style-asian="normal" style:font-weight-asian="normal" style:font-style-complex="normal" style:font-weight-complex="normal"/>
    </style:style>
    <style:style style:name="P96" style:family="paragraph" style:parent-style-name="Text_20_body" style:list-style-name="L23">
      <style:text-properties fo:color="#000000" style:font-name="Adobe Caslon Pro2" fo:font-style="normal" fo:font-weight="normal" style:font-style-asian="normal" style:font-weight-asian="normal" style:font-style-complex="normal" style:font-weight-complex="normal"/>
    </style:style>
    <style:style style:name="P97" style:family="paragraph" style:parent-style-name="Text_20_body" style:list-style-name="L26">
      <style:text-properties fo:color="#000000" style:font-name="Adobe Caslon Pro2" fo:font-style="normal" fo:font-weight="normal" style:font-style-asian="normal" style:font-weight-asian="normal" style:font-style-complex="normal" style:font-weight-complex="normal"/>
    </style:style>
    <style:style style:name="P98" style:family="paragraph" style:parent-style-name="Text_20_body" style:list-style-name="L28">
      <style:text-properties fo:color="#000000" style:font-name="Adobe Caslon Pro2" fo:font-style="normal" fo:font-weight="normal" style:font-style-asian="normal" style:font-weight-asian="normal" style:font-style-complex="normal" style:font-weight-complex="normal"/>
    </style:style>
    <style:style style:name="P99" style:family="paragraph" style:parent-style-name="Text_20_body" style:list-style-name="L30">
      <style:text-properties fo:color="#000000" style:font-name="Adobe Caslon Pro2" fo:font-style="normal" fo:font-weight="normal" style:font-style-asian="normal" style:font-weight-asian="normal" style:font-style-complex="normal" style:font-weight-complex="normal"/>
    </style:style>
    <style:style style:name="P100" style:family="paragraph" style:parent-style-name="Text_20_body" style:list-style-name="L32">
      <style:text-properties fo:color="#000000" style:font-name="Adobe Caslon Pro2" fo:font-style="normal" fo:font-weight="normal" style:font-style-asian="normal" style:font-weight-asian="normal" style:font-style-complex="normal" style:font-weight-complex="normal"/>
    </style:style>
    <style:style style:name="P101" style:family="paragraph" style:parent-style-name="Text_20_body" style:list-style-name="L34">
      <style:text-properties fo:color="#000000" style:font-name="Adobe Caslon Pro2" fo:font-style="normal" fo:font-weight="normal" style:font-style-asian="normal" style:font-weight-asian="normal" style:font-style-complex="normal" style:font-weight-complex="normal"/>
    </style:style>
    <style:style style:name="P102" style:family="paragraph" style:parent-style-name="Text_20_body" style:list-style-name="L36">
      <style:text-properties fo:color="#000000" style:font-name="Adobe Caslon Pro2" fo:font-style="normal" fo:font-weight="normal" style:font-style-asian="normal" style:font-weight-asian="normal" style:font-style-complex="normal" style:font-weight-complex="normal"/>
    </style:style>
    <style:style style:name="P103" style:family="paragraph" style:parent-style-name="Text_20_body" style:list-style-name="L38">
      <style:text-properties fo:color="#000000" style:font-name="Adobe Caslon Pro2" fo:font-style="normal" fo:font-weight="normal" style:font-style-asian="normal" style:font-weight-asian="normal" style:font-style-complex="normal" style:font-weight-complex="normal"/>
    </style:style>
    <style:style style:name="P104" style:family="paragraph" style:parent-style-name="Text_20_body" style:list-style-name="L40">
      <style:text-properties fo:color="#000000" style:font-name="Adobe Caslon Pro2" fo:font-style="normal" fo:font-weight="normal" style:font-style-asian="normal" style:font-weight-asian="normal" style:font-style-complex="normal" style:font-weight-complex="normal"/>
    </style:style>
    <style:style style:name="P105" style:family="paragraph" style:parent-style-name="Text_20_body" style:list-style-name="L42">
      <style:text-properties fo:color="#000000" style:font-name="Adobe Caslon Pro2" fo:font-style="normal" fo:font-weight="normal" style:font-style-asian="normal" style:font-weight-asian="normal" style:font-style-complex="normal" style:font-weight-complex="normal"/>
    </style:style>
    <style:style style:name="P106" style:family="paragraph" style:parent-style-name="Text_20_body" style:list-style-name="L44">
      <style:text-properties fo:color="#000000" style:font-name="Adobe Caslon Pro2" fo:font-style="normal" fo:font-weight="normal" style:font-style-asian="normal" style:font-weight-asian="normal" style:font-style-complex="normal" style:font-weight-complex="normal"/>
    </style:style>
    <style:style style:name="P107" style:family="paragraph" style:parent-style-name="Text_20_body" style:list-style-name="L46">
      <style:text-properties fo:color="#000000" style:font-name="Adobe Caslon Pro2" fo:font-style="normal" fo:font-weight="normal" style:font-style-asian="normal" style:font-weight-asian="normal" style:font-style-complex="normal" style:font-weight-complex="normal"/>
    </style:style>
    <style:style style:name="P108" style:family="paragraph" style:parent-style-name="Text_20_body" style:list-style-name="L48">
      <style:text-properties fo:color="#000000" style:font-name="Adobe Caslon Pro2" fo:font-style="normal" fo:font-weight="normal" style:font-style-asian="normal" style:font-weight-asian="normal" style:font-style-complex="normal" style:font-weight-complex="normal"/>
    </style:style>
    <style:style style:name="P109" style:family="paragraph" style:parent-style-name="Text_20_body" style:list-style-name="L18">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10" style:family="paragraph" style:parent-style-name="Text_20_body" style:list-style-name="L19">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11" style:family="paragraph" style:parent-style-name="Text_20_body" style:list-style-name="L20">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112" style:family="paragraph" style:parent-style-name="Text_20_body" style:list-style-name="L25"/>
    <style:style style:name="P113" style:family="paragraph" style:parent-style-name="Text_20_body">
      <style:paragraph-properties fo:text-align="center" style:justify-single-word="false"/>
    </style:style>
    <style:style style:name="P114" style:family="paragraph" style:parent-style-name="Text_20_body">
      <style:paragraph-properties fo:text-align="center" style:justify-single-word="false"/>
      <style:text-properties fo:color="#202020" style:font-name="Adobe Caslon Pro2" fo:font-size="12pt" style:font-size-asian="12pt" style:font-size-complex="12pt"/>
    </style:style>
    <style:style style:name="P115" style:family="paragraph" style:parent-style-name="Text_20_body" style:list-style-name="L1">
      <style:paragraph-properties fo:margin-top="0.1665in" fo:margin-bottom="0.0835in"/>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P116" style:family="paragraph" style:parent-style-name="Text_20_body" style:list-style-name="L16">
      <style:paragraph-properties fo:margin-top="0.1665in" fo:margin-bottom="0.0835in"/>
      <style:text-properties style:font-name="Adobe Caslon Pro2" fo:font-style="normal" fo:font-weight="normal" style:font-style-asian="normal" style:font-weight-asian="normal" style:font-style-complex="normal" style:font-weight-complex="normal"/>
    </style:style>
    <style:style style:name="P117" style:family="paragraph" style:parent-style-name="Text_20_body" style:list-style-name="L24">
      <style:paragraph-properties fo:margin-top="0.1665in" fo:margin-bottom="0.0835in"/>
      <style:text-properties style:font-name="Adobe Caslon Pro2" fo:font-style="normal" fo:font-weight="normal" style:font-style-asian="normal" style:font-weight-asian="normal" style:font-style-complex="normal" style:font-weight-complex="normal"/>
    </style:style>
    <style:style style:name="P118" style:family="paragraph" style:parent-style-name="Text_20_body" style:list-style-name="L39">
      <style:paragraph-properties fo:margin-top="0.1665in" fo:margin-bottom="0.0835in"/>
      <style:text-properties style:font-name="Adobe Caslon Pro2" fo:font-weight="normal" style:font-name-asian="Microsoft YaHei" style:font-size-asian="16pt" style:font-style-asian="normal" style:font-weight-asian="normal" style:font-name-complex="Mangal" style:font-size-complex="16pt" style:font-style-complex="normal" style:font-weight-complex="normal"/>
    </style:style>
    <style:style style:name="P119" style:family="paragraph" style:parent-style-name="Text_20_body" style:list-style-name="L45">
      <style:paragraph-properties fo:margin-top="0.1665in" fo:margin-bottom="0.0835in"/>
      <style:text-properties style:font-name="Adobe Caslon Pro2" fo:font-weight="normal" style:font-name-asian="Microsoft YaHei" style:font-style-asian="normal" style:font-weight-asian="normal" style:font-name-complex="Mangal" style:font-style-complex="normal" style:font-weight-complex="normal"/>
    </style:style>
    <style:style style:name="P120" style:family="paragraph" style:parent-style-name="Text_20_body" style:list-style-name="L47">
      <style:paragraph-properties fo:margin-top="0.1665in" fo:margin-bottom="0.0835in"/>
      <style:text-properties style:font-name="Adobe Caslon Pro2" fo:font-weight="normal" style:font-name-asian="Microsoft YaHei" style:font-style-asian="normal" style:font-weight-asian="normal" style:font-name-complex="Mangal" style:font-style-complex="normal" style:font-weight-complex="normal"/>
    </style:style>
    <style:style style:name="P121" style:family="paragraph" style:parent-style-name="Text_20_body" style:list-style-name="L39">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122" style:family="paragraph" style:parent-style-name="Text_20_body" style:list-style-name="L41">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123" style:family="paragraph" style:parent-style-name="Text_20_body" style:list-style-name="L43">
      <style:paragraph-properties fo:margin-top="0.1665in" fo:margin-bottom="0.0835in"/>
      <style:text-properties style:font-name="Adobe Caslon Pro2"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P124" style:family="paragraph" style:parent-style-name="Text_20_body" style:list-style-name="L39">
      <style:paragraph-properties fo:margin-top="0.1665in" fo:margin-bottom="0.0835in"/>
      <style:text-properties style:font-name="Adobe Caslon Pro2"/>
    </style:style>
    <style:style style:name="P125" style:family="paragraph" style:parent-style-name="Text_20_body" style:list-style-name="L41">
      <style:paragraph-properties fo:margin-top="0.1665in" fo:margin-bottom="0.0835in"/>
      <style:text-properties style:font-name="Adobe Caslon Pro2"/>
    </style:style>
    <style:style style:name="P126" style:family="paragraph" style:parent-style-name="Text_20_body" style:list-style-name="L43">
      <style:paragraph-properties fo:margin-top="0.1665in" fo:margin-bottom="0.0835in"/>
      <style:text-properties style:font-name="Adobe Caslon Pro2"/>
    </style:style>
    <style:style style:name="P127" style:family="paragraph" style:parent-style-name="Text_20_body" style:list-style-name="L1">
      <style:paragraph-properties fo:margin-top="0.1665in" fo:margin-bottom="0.0835in"/>
    </style:style>
    <style:style style:name="P128" style:family="paragraph" style:parent-style-name="Text_20_body" style:list-style-name="L41">
      <style:paragraph-properties fo:margin-top="0.1665in" fo:margin-bottom="0.0835in"/>
      <style:text-properties fo:color="#000000" style:font-name="Adobe Caslon Pro2" fo:font-style="normal" fo:font-weight="normal" style:font-name-asian="Microsoft YaHei" style:font-size-asian="16pt" style:font-style-asian="normal" style:font-weight-asian="normal" style:font-name-complex="Mangal" style:font-size-complex="16pt" style:font-style-complex="normal" style:font-weight-complex="normal"/>
    </style:style>
    <style:style style:name="P129" style:family="paragraph" style:parent-style-name="Text_20_body" style:list-style-name="L41">
      <style:paragraph-properties fo:margin-top="0.1665in" fo:margin-bottom="0.0835in"/>
    </style:style>
    <style:style style:name="P130" style:family="paragraph" style:parent-style-name="Text_20_body" style:list-style-name="L43">
      <style:paragraph-properties fo:margin-top="0.1665in" fo:margin-bottom="0.0835in"/>
    </style:style>
    <style:style style:name="P131" style:family="paragraph" style:parent-style-name="Text_20_body" style:list-style-name="L14">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2" style:family="paragraph" style:parent-style-name="Text_20_body" style:list-style-name="L18">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3" style:family="paragraph" style:parent-style-name="Text_20_body" style:list-style-name="L20">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4" style:family="paragraph" style:parent-style-name="Text_20_body" style:list-style-name="L27">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5" style:family="paragraph" style:parent-style-name="Text_20_body" style:list-style-name="L31">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6" style:family="paragraph" style:parent-style-name="Text_20_body" style:list-style-name="L49">
      <style:paragraph-properties fo:margin-top="0.1665in" fo:margin-bottom="0.0835in" fo:keep-with-next="always"/>
      <style:text-properties style:font-name="Adobe Caslon Pro2" fo:font-style="normal" fo:font-weight="normal" style:font-style-asian="normal" style:font-weight-asian="normal" style:font-style-complex="normal" style:font-weight-complex="normal"/>
    </style:style>
    <style:style style:name="P137" style:family="paragraph" style:parent-style-name="Text_20_body">
      <style:paragraph-properties fo:margin-top="0in" fo:margin-bottom="0.0402in" fo:text-align="center" style:justify-single-word="false"/>
      <style:text-properties style:text-position="0% 100%" style:font-name="Adobe Caslon Pro2" fo:font-size="26pt" fo:letter-spacing="0.0457in" fo:font-style="normal" style:text-underline-style="none" style:font-size-asian="26pt" style:font-style-asian="normal" style:font-size-complex="26pt" style:font-style-complex="normal" style:text-scale="100%"/>
    </style:style>
    <style:style style:name="P138"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style:text-position="0% 100%" style:font-name="Adobe Caslon Pro2" fo:font-style="normal" style:text-underline-style="none" style:font-style-asian="normal" style:font-style-complex="normal" fo:hyphenate="false" fo:hyphenation-remain-char-count="2" fo:hyphenation-push-char-count="2"/>
    </style:style>
    <style:style style:name="P139"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ext-properties style:font-name="Adobe Caslon Pro" fo:font-size="10pt" fo:letter-spacing="0.0457in" fo:font-style="normal" fo:font-weight="normal" style:font-size-asian="10pt" style:font-style-asian="normal" style:font-weight-asian="normal" style:font-size-complex="10pt" style:font-style-complex="normal" style:font-weight-complex="normal" style:text-scale="150%" fo:hyphenate="false" fo:hyphenation-remain-char-count="2" fo:hyphenation-push-char-count="2"/>
    </style:style>
    <style:style style:name="P140" style:family="paragraph" style:parent-style-name="Text_20_body">
      <style:paragraph-properties fo:margin-top="0.0402in" fo:margin-bottom="0in" style:line-height-at-least="0.139in" fo:text-align="center" style:justify-single-word="false"/>
      <style:text-properties style:text-position="0% 100%" style:font-name="Adobe Caslon Pro2" fo:font-size="14pt" fo:font-style="normal" style:text-underline-style="none" fo:font-weight="normal" style:font-size-asian="14pt" style:font-style-asian="normal" style:font-name-complex="Walkway Expand Black" style:font-size-complex="14pt" style:font-style-complex="normal"/>
    </style:style>
    <style:style style:name="P141" style:family="paragraph" style:parent-style-name="Text_20_body">
      <style:paragraph-properties fo:text-align="center" style:justify-single-word="false" fo:orphans="0" fo:widows="0" fo:hyphenation-ladder-count="no-limit" fo:break-before="page" style:text-autospace="ideograph-alpha" style:punctuation-wrap="hanging" style:line-break="strict" style:writing-mode="lr-tb"/>
      <style:text-properties style:text-position="0% 100%" style:font-name="Adobe Caslon Pro2" fo:font-style="normal" style:text-underline-style="none" style:font-style-asian="normal" style:font-style-complex="normal" fo:hyphenate="false" fo:hyphenation-remain-char-count="2" fo:hyphenation-push-char-count="2"/>
    </style:style>
    <style:style style:name="P142" style:family="paragraph" style:parent-style-name="Standard_20__28_user_29_" style:list-style-name="L9">
      <style:paragraph-properties fo:margin-top="0.0799in" fo:margin-bottom="0.1in"/>
      <style:text-properties fo:color="#000000" style:font-name="Adobe Caslon Pro2" fo:font-size="12pt" fo:font-style="normal" fo:font-weight="normal" style:font-size-asian="12pt" style:font-style-asian="normal" style:font-weight-asian="normal" style:font-size-complex="12pt" style:font-style-complex="normal" style:font-weight-complex="normal"/>
    </style:style>
    <style:style style:name="P143" style:family="paragraph" style:parent-style-name="Heading_20_2">
      <style:text-properties style:font-name="Adobe Caslon Pro2"/>
    </style:style>
    <style:style style:name="P144" style:family="paragraph" style:parent-style-name="Heading_20_2">
      <style:text-properties style:font-name="Adobe Caslon Pro2" fo:font-style="normal" fo:font-weight="normal" style:font-style-asian="normal" style:font-weight-asian="normal" style:font-style-complex="normal" style:font-weight-complex="normal"/>
    </style:style>
    <style:style style:name="P145" style:family="paragraph" style:parent-style-name="Heading_20_2">
      <style:text-properties style:font-name="Adobe Caslon Pro2" fo:font-weight="normal" style:font-weight-asian="normal" style:font-weight-complex="normal"/>
    </style:style>
    <style:style style:name="P146" style:family="paragraph" style:parent-style-name="Heading_20_2">
      <style:text-properties style:font-name="Adobe Caslon Pro2" fo:font-size="16pt" fo:font-style="normal" fo:font-weight="normal" style:font-size-asian="16pt" style:font-style-asian="normal" style:font-weight-asian="normal" style:font-size-complex="16pt" style:font-style-complex="normal" style:font-weight-complex="normal"/>
    </style:style>
    <style:style style:name="P147" style:family="paragraph" style:parent-style-name="Heading_20_2">
      <style:paragraph-properties fo:margin-top="0.1665in" fo:margin-bottom="0.0835in" fo:keep-with-next="always"/>
    </style:style>
    <style:style style:name="P148" style:family="paragraph" style:parent-style-name="Heading_20_2">
      <style:paragraph-properties fo:margin-top="0.1665in" fo:margin-bottom="0.0835in" fo:keep-with-next="always"/>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P149" style:family="paragraph" style:parent-style-name="Heading_20_2">
      <style:paragraph-properties fo:margin-top="0.1665in" fo:margin-bottom="0.0835in" fo:keep-with-next="always"/>
      <style:text-properties style:font-name="Adobe Caslon Pro2" fo:font-weight="normal" style:font-name-asian="Microsoft YaHei" style:font-style-asian="normal" style:font-weight-asian="normal" style:font-name-complex="Mangal" style:font-style-complex="normal" style:font-weight-complex="normal"/>
    </style:style>
    <style:style style:name="P150" style:family="paragraph" style:parent-style-name="Heading_20_2">
      <style:paragraph-properties fo:margin-top="0.1665in" fo:margin-bottom="0.0835in" fo:keep-with-next="always"/>
      <style:text-properties fo:color="#000000" style:font-name="Adobe Caslon Pro2" fo:font-style="normal" fo:font-weight="normal" style:font-name-asian="Microsoft YaHei" style:font-style-asian="normal" style:font-weight-asian="normal" style:font-name-complex="Mangal" style:font-style-complex="normal" style:font-weight-complex="normal"/>
    </style:style>
    <style:style style:name="P151" style:family="paragraph" style:parent-style-name="Heading_20_1">
      <style:text-properties style:font-name="Adobe Caslon Pro2" fo:font-size="20pt" fo:font-weight="normal" style:font-size-asian="20pt" style:font-weight-asian="normal" style:font-size-complex="20pt" style:font-weight-complex="normal"/>
    </style:style>
    <style:style style:name="P152" style:family="paragraph" style:parent-style-name="Heading_20_1">
      <style:paragraph-properties fo:margin-top="0.1665in" fo:margin-bottom="0.0835in" fo:break-before="page" fo:keep-with-next="always"/>
      <style:text-properties style:font-name="Adobe Caslon Pro2" fo:font-size="20pt" fo:font-style="normal" fo:font-weight="bold" style:font-name-asian="Microsoft YaHei" style:font-size-asian="20pt" style:font-style-asian="normal" style:font-weight-asian="bold" style:font-name-complex="Mangal" style:font-size-complex="20pt" style:font-style-complex="normal" style:font-weight-complex="bold"/>
    </style:style>
    <style:style style:name="P153" style:family="paragraph" style:parent-style-name="Heading_20_1">
      <style:paragraph-properties fo:margin-top="0.1665in" fo:margin-bottom="0.0835in" fo:break-before="page" fo:keep-with-next="always"/>
      <style:text-properties style:font-name="Adobe Caslon Pro2" fo:font-size="20pt" fo:font-style="normal" fo:font-weight="normal" style:font-name-asian="Microsoft YaHei" style:font-size-asian="20pt" style:font-style-asian="normal" style:font-weight-asian="normal" style:font-name-complex="Mangal" style:font-size-complex="20pt" style:font-style-complex="normal" style:font-weight-complex="normal"/>
    </style:style>
    <style:style style:name="P154" style:family="paragraph" style:parent-style-name="Heading_20_1">
      <style:paragraph-properties fo:margin-top="0.1665in" fo:margin-bottom="0.0835in"/>
      <style:text-properties style:font-name="Adobe Caslon Pro2" fo:font-size="20pt" fo:font-style="normal" fo:font-weight="normal" style:font-name-asian="Microsoft YaHei" style:font-size-asian="20pt" style:font-style-asian="normal" style:font-weight-asian="normal" style:font-name-complex="Mangal" style:font-size-complex="20pt" style:font-style-complex="normal" style:font-weight-complex="normal"/>
    </style:style>
    <style:style style:name="P155" style:family="paragraph" style:parent-style-name="Heading_20_1">
      <style:paragraph-properties fo:margin-top="0.1665in" fo:margin-bottom="0.0835in" fo:keep-with-next="always"/>
      <style:text-properties style:font-name="Adobe Caslon Pro2" fo:font-size="20pt" fo:font-style="normal" fo:font-weight="normal" style:font-name-asian="Microsoft YaHei" style:font-size-asian="20pt" style:font-style-asian="normal" style:font-weight-asian="normal" style:font-name-complex="Mangal" style:font-size-complex="20pt" style:font-style-complex="normal" style:font-weight-complex="normal"/>
    </style:style>
    <style:style style:name="P156" style:family="paragraph" style:parent-style-name="Heading_20_1">
      <style:paragraph-properties fo:break-before="page"/>
      <style:text-properties style:font-name="Adobe Caslon Pro2" fo:font-size="20pt" fo:font-style="normal" fo:font-weight="normal" style:font-size-asian="20pt" style:font-style-asian="normal" style:font-weight-asian="normal" style:font-size-complex="20pt" style:font-style-complex="normal" style:font-weight-complex="normal"/>
    </style:style>
    <style:style style:name="P157" style:family="paragraph" style:parent-style-name="Heading_20_1">
      <style:paragraph-properties fo:text-align="center" style:justify-single-word="false" fo:break-before="page"/>
      <style:text-properties style:font-name="Adobe Caslon Pro2"/>
    </style:style>
    <style:style style:name="P158" style:family="paragraph" style:parent-style-name="centered">
      <style:paragraph-properties fo:text-align="center" style:justify-single-word="false"/>
      <style:text-properties style:text-position="0% 100%" style:font-name="Adobe Caslon Pro2" fo:font-size="12pt" fo:font-style="normal" style:text-underline-style="none" fo:font-weight="normal" style:font-size-asian="12pt" style:font-style-asian="normal" style:font-weight-asian="normal" style:font-size-complex="12pt" style:font-style-complex="normal" style:font-weight-complex="normal"/>
    </style:style>
    <style:style style:name="P159" style:family="paragraph" style:parent-style-name="centered">
      <style:paragraph-properties fo:text-align="center" style:justify-single-word="false"/>
      <style:text-properties fo:font-variant="normal" fo:text-transform="none" fo:color="#202020" style:font-name="Adobe Caslon Pro2"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Adobe Caslon Pro2"/>
    </style:style>
    <style:style style:name="T2" style:family="text">
      <style:text-properties style:font-name="Adobe Caslon Pro2" fo:font-style="normal" fo:font-weight="normal" style:font-style-asian="normal" style:font-weight-asian="normal" style:font-style-complex="normal" style:font-weight-complex="normal"/>
    </style:style>
    <style:style style:name="T3" style:family="text">
      <style:text-properties style:font-name="Adobe Caslon Pro2" fo:font-style="normal" fo:font-weight="normal" style:font-name-asian="Microsoft YaHei" style:font-style-asian="normal" style:font-weight-asian="normal" style:font-name-complex="Mangal" style:font-style-complex="normal" style:font-weight-complex="normal"/>
    </style:style>
    <style:style style:name="T4" style:family="text">
      <style:text-properties style:font-name="Adobe Caslon Pro2" fo:font-style="normal" style:text-underline-style="none" fo:font-weight="normal" style:font-style-asian="normal" style:font-weight-asian="normal" style:font-style-complex="normal" style:font-weight-complex="normal"/>
    </style:style>
    <style:style style:name="T5" style:family="text">
      <style:text-properties style:font-name="Adobe Caslon Pro2" fo:font-style="normal" style:text-underline-style="none" fo:font-weight="normal" style:font-name-asian="Microsoft YaHei" style:font-style-asian="normal" style:font-weight-asian="normal" style:font-name-complex="Mangal" style:font-style-complex="normal" style:font-weight-complex="normal"/>
    </style:style>
    <style:style style:name="T6" style:family="text">
      <style:text-properties style:font-name="Adobe Caslon Pro2" fo:font-style="italic" fo:font-weight="normal" style:font-style-asian="italic" style:font-weight-asian="normal" style:font-style-complex="italic" style:font-weight-complex="normal"/>
    </style:style>
    <style:style style:name="T7" style:family="text">
      <style:text-properties style:font-name="Adobe Caslon Pro2" fo:font-style="italic" fo:font-weight="normal" style:font-name-asian="Microsoft YaHei" style:font-style-asian="italic" style:font-weight-asian="normal" style:font-name-complex="Mangal" style:font-style-complex="italic" style:font-weight-complex="normal"/>
    </style:style>
    <style:style style:name="T8" style:family="text">
      <style:text-properties style:font-name="Adobe Caslon Pro2"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Adobe Caslon Pro2" fo:font-size="12pt" fo:font-style="normal" fo:font-weight="bold" style:font-size-asian="12pt" style:font-style-asian="normal" style:font-weight-asian="bold" style:font-size-complex="12pt" style:font-style-complex="normal" style:font-weight-complex="bold"/>
    </style:style>
    <style:style style:name="T10" style:family="text">
      <style:text-properties style:font-name="Adobe Caslon Pro2"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Adobe Caslon Pro2" fo:font-weight="normal" style:font-name-asian="Microsoft YaHei" style:font-size-asian="16pt" style:font-style-asian="normal" style:font-weight-asian="normal" style:font-name-complex="Mangal" style:font-size-complex="16pt" style:font-style-complex="normal" style:font-weight-complex="normal"/>
    </style:style>
    <style:style style:name="T12" style:family="text">
      <style:text-properties style:font-name="Adobe Caslon Pro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text-position="0% 100%" style:font-name="Adobe Caslon Pro2" fo:font-size="10pt" fo:font-style="normal" style:text-underline-style="none" fo:font-weight="normal" style:font-size-asian="10pt" style:font-style-asian="normal" style:font-weight-asian="normal" style:font-style-complex="normal" style:font-weight-complex="normal"/>
    </style:style>
    <style:style style:name="T14" style:family="text">
      <style:text-properties fo:font-variant="normal" fo:text-transform="none" fo:color="#202020" style:text-position="0% 100%" style:font-name="Adobe Caslon Pro2" fo:font-size="14pt" fo:letter-spacing="normal" fo:language="en" fo:country="US" fo:font-style="normal" style:text-underline-style="none" fo:font-weight="normal" style:letter-kerning="true" style:font-name-asian="SimSun1" style:font-size-asian="14pt" style:font-style-asian="normal" style:font-weight-asian="normal" style:font-name-complex="Mangal2" style:font-size-complex="14pt" style:language-complex="hi" style:country-complex="IN" style:font-style-complex="normal" style:font-weight-complex="normal" style:text-scale="100%"/>
    </style:style>
    <style:style style:name="T15" style:family="text">
      <style:text-properties fo:font-weight="bold" style:font-weight-asian="bold" style:font-weight-complex="bold"/>
    </style:style>
    <style:style style:name="T16" style:family="text">
      <style:text-properties fo:color="#000000"/>
    </style:style>
    <style:style style:name="T17" style:family="text">
      <style:text-properties fo:color="#000000" style:font-name="Adobe Caslon Pro2"/>
    </style:style>
    <style:style style:name="T18" style:family="text">
      <style:text-properties fo:color="#000000" style:font-name="Adobe Caslon Pro2" style:text-underline-style="none"/>
    </style:style>
    <style:style style:name="T19" style:family="text">
      <style:text-properties fo:color="#000000" style:font-name="Adobe Caslon Pro2"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Adobe Caslon Pro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21" style:family="text">
      <style:text-properties fo:color="#000000" style:font-name="Adobe Caslon Pro2" fo:font-size="12pt" fo:font-style="normal" fo:font-weight="bold" style:font-size-asian="12pt" style:font-style-asian="normal" style:font-weight-asian="bold" style:font-size-complex="12pt" style:font-style-complex="normal" style:font-weight-complex="bold"/>
    </style:style>
    <style:style style:name="T22" style:family="text">
      <style:text-properties fo:color="#000000" style:font-name="Adobe Caslon Pro2"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000000" style:font-name="Adobe Caslon Pro2" fo:font-style="normal" fo:font-weight="normal" style:font-style-asian="normal" style:font-weight-asian="normal" style:font-style-complex="normal" style:font-weight-complex="normal"/>
    </style:style>
    <style:style style:name="T24" style:family="text">
      <style:text-properties fo:color="#000000" style:font-name="Adobe Caslon Pro2" fo:font-style="normal" fo:font-weight="normal" style:font-name-asian="Microsoft YaHei" style:font-size-asian="16pt" style:font-style-asian="normal" style:font-weight-asian="normal" style:font-name-complex="Mangal" style:font-size-complex="16pt" style:font-style-complex="normal" style:font-weight-complex="normal"/>
    </style:style>
    <style:style style:name="T25" style:family="text">
      <style:text-properties fo:color="#000000" style:font-name="Adobe Caslon Pro2" fo:font-style="italic" fo:font-weight="normal" style:font-name-asian="Microsoft YaHei" style:font-size-asian="16pt" style:font-style-asian="italic" style:font-weight-asian="normal" style:font-name-complex="Mangal" style:font-size-complex="16pt" style:font-style-complex="italic" style:font-weight-complex="normal"/>
    </style:style>
    <style:style style:name="T26" style:family="text">
      <style:text-properties fo:color="#000000" fo:font-size="12pt" fo:font-weight="bold" style:font-size-asian="12pt" style:font-weight-asian="bold" style:font-size-complex="12pt" style:font-weight-complex="bold"/>
    </style:style>
    <style:style style:name="T27" style:family="text">
      <style:text-properties fo:color="#000000" fo:font-size="12pt" style:font-size-asian="12pt" style:font-size-complex="12pt"/>
    </style:style>
    <style:style style:name="T28" style:family="text">
      <style:text-properties fo:color="#000000" fo:font-size="12pt" style:text-underline-style="solid" style:text-underline-width="auto" style:text-underline-color="font-color" style:font-size-asian="12pt" style:font-size-complex="12pt"/>
    </style:style>
    <style:style style:name="T29" style:family="text">
      <style:text-properties fo:color="#000000" fo:font-style="normal"/>
    </style:style>
    <style:style style:name="T30" style:family="text">
      <style:text-properties fo:color="#000000" fo:font-style="normal" style:font-size-asian="16pt" style:font-size-complex="16pt"/>
    </style:style>
    <style:style style:name="T31" style:family="text">
      <style:text-properties fo:color="#000000" fo:font-style="italic" style:font-size-asian="16pt" style:font-style-asian="italic" style:font-size-complex="16pt" style:font-style-complex="italic"/>
    </style:style>
    <style:style style:name="T32" style:family="text">
      <style:text-properties fo:color="#000000" style:font-size-asian="16pt" style:font-size-complex="16pt"/>
    </style:style>
    <style:style style:name="T33" style:family="text">
      <style:text-properties fo:color="#000000" style:text-outline="false" style:text-line-through-style="none" style:text-position="0% 100%" fo:letter-spacing="0.0043in" fo:text-shadow="none" style:font-name-asian="Calibri" style:font-name-complex="Calibri" style:text-emphasize="none" style:text-overline-style="none" style:text-overline-color="font-color"/>
    </style:style>
    <style:style style:name="T34" style:family="text">
      <style:text-properties fo:font-size="12pt" fo:font-weight="bold" style:font-name-asian="Microsoft YaHei" style:font-size-asian="12pt" style:font-weight-asian="bold" style:font-name-complex="Mangal" style:font-size-complex="12pt"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style:font-size-asian="12pt" style:font-size-complex="12pt"/>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fo:font-style="italic" style:font-name-asian="Microsoft YaHei" style:font-size-asian="12pt" style:font-style-asian="italic" style:font-name-complex="Mangal" style:font-size-complex="12pt" style:font-style-complex="italic"/>
    </style:style>
    <style:style style:name="T39" style:family="text">
      <style:text-properties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0" style:family="text">
      <style:text-properties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T4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fo:font-size="12pt" fo:font-style="italic" fo:font-weight="normal" style:font-name-asian="Microsoft YaHei" style:font-size-asian="12pt" style:font-style-asian="italic" style:font-weight-asian="normal" style:font-name-complex="Mangal" style:font-size-complex="12pt" style:font-style-complex="italic" style:font-weight-complex="normal"/>
    </style:style>
    <style:style style:name="T43" style:family="text">
      <style:text-properties fo:font-size="12pt" fo:font-style="italic" style:font-name-asian="Times New Roman2" style:font-size-asian="12pt" style:font-style-asian="italic" style:font-name-complex="Times New Roman2" style:font-size-complex="12pt" style:font-style-complex="italic"/>
    </style:style>
    <style:style style:name="T44" style:family="text">
      <style:text-properties fo:font-size="12pt" style:font-name-asian="Microsoft YaHei" style:font-size-asian="12pt" style:font-name-complex="Mangal" style:font-size-complex="12pt"/>
    </style:style>
    <style:style style:name="T45" style:family="text">
      <style:text-properties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48" style:family="text">
      <style:text-properties fo:font-size="12pt" fo:font-style="normal" fo:font-weight="bold" style:font-size-asian="12pt" style:font-weight-asian="bold" style:font-size-complex="12pt" style:font-weight-complex="bold"/>
    </style:style>
    <style:style style:name="T49" style:family="text">
      <style:text-properties fo:font-size="12pt" fo:font-style="normal" fo:font-weight="bold" style:font-size-asian="12pt" style:font-style-asian="normal" style:font-weight-asian="bold" style:font-size-complex="12pt" style:font-style-complex="normal" style:font-weight-complex="bold"/>
    </style:style>
    <style:style style:name="T50" style:family="text">
      <style:text-properties fo:font-size="12pt" fo:font-style="normal" style:font-size-asian="12pt" style:font-size-complex="12pt"/>
    </style:style>
    <style:style style:name="T51" style:family="text">
      <style:text-properties fo:font-size="12pt" style:font-name-asian="Times New Roman2" style:font-size-asian="12pt" style:font-name-complex="Times New Roman2" style:font-size-complex="12pt"/>
    </style:style>
    <style:style style:name="T52" style:family="text">
      <style:text-properties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style:text-underline-style="none"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ize="11pt" style:font-name-asian="Times New Roman2" style:font-size-asian="11pt" style:font-name-complex="Times New Roman2" style:font-size-complex="11pt"/>
    </style:style>
    <style:style style:name="T62" style:family="text">
      <style:text-properties style:font-name-asian="Times New Roman2" style:font-name-complex="Times New Roman2"/>
    </style:style>
    <style:style style:name="T63" style:family="text">
      <style:text-properties style:text-underline-style="none"/>
    </style:style>
    <style:style style:name="T64" style:family="text">
      <style:text-properties style:text-underline-style="solid" style:text-underline-width="auto" style:text-underline-color="font-color"/>
    </style:style>
    <style:style style:name="T65" style:family="text">
      <style:text-properties style:font-size-asian="16pt" style:font-size-complex="16pt"/>
    </style:style>
    <style:style style:name="T66" style:family="text">
      <style:text-properties fo:font-weight="normal" style:font-weight-asian="normal" style:font-weight-complex="normal"/>
    </style:style>
    <style:style style:name="T67" style:family="text">
      <style:text-properties fo:color="#202020" style:text-position="0% 100%" fo:font-size="14pt" fo:letter-spacing="normal" style:text-underline-style="none" fo:background-color="transparent" style:font-size-asian="14pt" style:font-name-complex="Adobe Caslon Pro3" style:font-size-complex="14pt" style:text-scale="100%"/>
    </style:style>
    <style:style style:name="T68" style:family="text">
      <style:text-properties fo:color="#202020" style:text-position="0% 100%" fo:font-style="normal" style:text-underline-style="none" style:font-style-asian="normal" style:font-style-complex="normal" style:text-scale="100%"/>
    </style:style>
    <style:style style:name="T69" style:family="text">
      <style:text-properties fo:color="#202020" style:text-position="0% 100%" fo:font-style="normal" style:text-underline-style="none" style:font-style-asian="normal" style:font-style-complex="normal" style:text-scale="150%"/>
    </style:style>
    <style:style style:name="T70" style:family="text">
      <style:text-properties fo:color="#202020" style:text-position="0% 100%" style:font-name="Adobe Caslon Pro2" fo:font-size="12pt" fo:letter-spacing="normal" style:text-underline-style="none" fo:background-color="transparent" style:font-size-asian="12pt" style:font-name-complex="Adobe Caslon Pro3" style:font-size-complex="12pt"/>
    </style:style>
    <style:style style:name="T71" style:family="text">
      <style:text-properties fo:color="#202020" style:text-position="0% 100%" style:font-name="Adobe Caslon Pro2" fo:font-size="12pt" fo:letter-spacing="normal" style:text-underline-style="none" fo:background-color="transparent" style:font-size-asian="12pt" style:font-name-complex="Adobe Caslon Pro3" style:font-size-complex="12pt" style:text-scale="100%"/>
    </style:style>
    <style:style style:name="T72" style:family="text">
      <style:text-properties fo:color="#202020" fo:font-size="14pt" fo:letter-spacing="normal" fo:language="en" fo:country="US" fo:font-weight="normal" style:letter-kerning="true" style:font-name-asian="SimSun1" style:font-size-asian="14pt" style:font-weight-asian="normal" style:font-name-complex="Mangal2" style:font-size-complex="14pt" style:language-complex="hi" style:country-complex="IN" style:font-weight-complex="normal" style:text-scale="100%"/>
    </style:style>
    <style:style style:name="T73" style:family="text">
      <style:text-properties fo:color="#202020" fo:font-size="12pt" fo:letter-spacing="normal" fo:language="en" fo:country="US" fo:font-weight="normal" style:letter-kerning="true" style:font-name-asian="SimSun1" style:font-size-asian="12pt" style:font-weight-asian="bold" style:font-name-complex="Walkway Expand Black" style:font-size-complex="14pt" style:language-complex="hi" style:country-complex="IN" style:font-weight-complex="bold" style:text-scale="150%"/>
    </style:style>
    <style:style style:name="T74" style:family="text">
      <style:text-properties fo:color="#202020" style:font-name="Adobe Caslon Pro2" fo:font-size="14pt" fo:font-weight="bold" style:font-size-asian="14pt" style:font-weight-asian="bold" style:font-size-complex="14pt" style:font-weight-complex="bold"/>
    </style:style>
    <style:style style:name="T75" style:family="text">
      <style:text-properties fo:color="#202020" style:font-name="Adobe Caslon Pro2" fo:font-size="14pt" style:font-size-asian="14pt" style:font-size-complex="14pt"/>
    </style:style>
    <style:style style:name="T76" style:family="text">
      <style:text-properties fo:color="#202020" style:font-name="Adobe Caslon Pro2" fo:font-size="12pt" style:font-size-asian="12pt" style:font-size-complex="12pt"/>
    </style:style>
    <style:style style:name="T77" style:family="text">
      <style:text-properties style:font-name-asian="Microsoft YaHei" style:font-size-asian="16pt" style:font-name-complex="Mangal" style:font-size-complex="16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0" style:family="text">
      <style:text-properties style:text-position="0% 100%"/>
    </style:style>
    <style:style style:name="T81" style:family="text">
      <style:text-properties style:text-position="0% 100%" fo:letter-spacing="0.004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9">Lightning Path Intermediate<text:line-break/>Lesson Set B – Archetypal Study </text:p>
      <text:p text:style-name="P50"/>
      <text:p text:style-name="P50"/>
      <text:p text:style-name="P50"/>
      <text:p text:style-name="P56">Dr. Michael Sharp</text:p>
      <text:p text:style-name="P55">www.michaelsharp.org<text:line-break/></text:p>
      <text:p text:style-name="P140"/>
      <text:p text:style-name="P140"/>
      <text:p text:style-name="P140"/>
      <text:p text:style-name="P140"/>
      <text:p text:style-name="P140"/>
      <text:p text:style-name="P140"/>
      <text:p text:style-name="P140"/>
      <text:p text:style-name="P140"/>
      <text:p text:style-name="P138"><text:span text:style-name="Default_20_Paragraph_20_Font"><text:span text:style-name="T73">The Lightning Path<text:line-break/>www.thelightningpath.com</text:span></text:span><text:span text:style-name="T72"><text:line-break/></text:span></text:p>
      <text:p text:style-name="P141"><text:span text:style-name="T72"/></text:p>
      <text:p text:style-name="P51"/>
      <text:p text:style-name="P113"><text:span text:style-name="Default_20_Paragraph_20_Font"><text:span text:style-name="T74">Published by Lightning Path Press </text:span></text:span><text:span text:style-name="Default_20_Paragraph_20_Font"><text:span text:style-name="T75"><text:line-break/></text:span></text:span><text:span text:style-name="Default_20_Paragraph_20_Font"><text:span text:style-name="T76">St Albert, Alberta. Canada<text:line-break/>www.lightningpathpress.com<text:line-break/></text:span></text:span></text:p>
      <text:p text:style-name="P114"/>
      <text:p text:style-name="P114"/>
      <text:p text:style-name="P114"/>
      <text:p text:style-name="P113"><text:span text:style-name="Default_20_Paragraph_20_Font"><text:span text:style-name="T76">©2013 by Michael Sosteric. <text:line-break/>All rights reserved. </text:span></text:span><text:span text:style-name="T36"><text:line-break/></text:span></text:p>
      <text:p text:style-name="P158"/>
      <text:p text:style-name="P158"/>
      <text:p text:style-name="P159"><text:span text:style-name="T80">ISBN Pap</text:span><text:span text:style-name="T81">er: </text:span><text:span text:style-name="T33">978-1-897455-24-1<text:line-break/></text:span><text:span text:style-name="T81">ISBN PDF: </text:span><text:span text:style-name="T33">978-1-897455-28-9</text:span><text:span text:style-name="T81"><text:line-break/>ISBN EPub:</text:span><text:span text:style-name="T33">978-1-897455-32-6</text:span></text:p>
      <text:p text:style-name="P114"/>
      <text:p text:style-name="P114"/>
      <text:p text:style-name="P114"/>
      <text:p text:style-name="P139"><text:span text:style-name="Default_20_Paragraph_20_Font"><text:span text:style-name="T71">No part of this book may be reproduced, <text:line-break/>stored in a retrieval system, or transmitted by any means, <text:line-break/>electronic, mechanical, photocopying, recording, <text:line-break/>or otherwise without written permission</text:span></text:span><text:span text:style-name="Default_20_Paragraph_20_Font"><text:span text:style-name="T70">.</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45">Introduction<text:tab/>8</text:p>
          <text:p text:style-name="P28">This Guide<text:tab/>9</text:p>
          <text:p text:style-name="P28">Preliminaries<text:tab/>9</text:p>
          <text:p text:style-name="P28">How to approach<text:tab/>10</text:p>
          <text:p text:style-name="P28">General Comments<text:tab/>10</text:p>
          <text:p text:style-name="P28">Definitions<text:tab/>13</text:p>
          <text:p text:style-name="P28">Conclusions<text:tab/>14</text:p>
          <text:p text:style-name="P45">LP Intermediate Lesson Set B – The Fool becomes Joyful<text:tab/>16</text:p>
          <text:p text:style-name="P28">Links<text:tab/>16</text:p>
          <text:p text:style-name="P28">Study Guide<text:tab/>16</text:p>
          <text:p text:style-name="P28">Overview<text:tab/>16</text:p>
          <text:p text:style-name="P28">What to watch for<text:tab/>17</text:p>
          <text:p text:style-name="P28">Practice<text:tab/>17</text:p>
          <text:p text:style-name="P28">In depth<text:tab/>18</text:p>
          <text:p text:style-name="P45">LP Intermediate Lesson Set B – The Magician becomes The Master<text:tab/>19</text:p>
          <text:p text:style-name="P28">Links<text:tab/>19</text:p>
          <text:p text:style-name="P28">Study Guide<text:tab/>19</text:p>
          <text:p text:style-name="P28">Overview<text:tab/>19</text:p>
          <text:p text:style-name="P28">What to watch for<text:tab/>20</text:p>
          <text:p text:style-name="P28">Practice<text:tab/>21</text:p>
          <text:p text:style-name="P28">In depth<text:tab/>22</text:p>
          <text:p text:style-name="P45"><text:s/>LP Intermediate Lesson Set B – The Chariot<text:tab/>24</text:p>
          <text:p text:style-name="P28">Links<text:tab/>24</text:p>
          <text:p text:style-name="P28">Study Guide<text:tab/>24</text:p>
          <text:p text:style-name="P28">Overview<text:tab/>24</text:p>
          <text:p text:style-name="P28">What to watch for<text:tab/>25</text:p>
          <text:p text:style-name="P28">Practice<text:tab/>26</text:p>
          <text:p text:style-name="P28">In depth<text:tab/>26</text:p>
          <text:p text:style-name="P45"><text:s/>LP Intermediate Lesson Set B – The Wheel becomes The World<text:tab/>28</text:p>
          <text:p text:style-name="P28">Links<text:tab/>28</text:p>
          <text:p text:style-name="P28"><text:soft-page-break/>Study Guide<text:tab/>28</text:p>
          <text:p text:style-name="P28">Overview<text:tab/>28</text:p>
          <text:p text:style-name="P28">What to watch for<text:tab/>29</text:p>
          <text:p text:style-name="P28">Practice<text:tab/>29</text:p>
          <text:p text:style-name="P28">In depth<text:tab/>30</text:p>
          <text:p text:style-name="P45">LP Intermediate Lesson Set B – The High Priestess becomes ISIS<text:tab/>31</text:p>
          <text:p text:style-name="P28">Links<text:tab/>31</text:p>
          <text:p text:style-name="P28">Study Guide<text:tab/>31</text:p>
          <text:p text:style-name="P28">Overview<text:tab/>31</text:p>
          <text:p text:style-name="P28">What to watch for<text:tab/>32</text:p>
          <text:p text:style-name="P28">Practice<text:tab/>33</text:p>
          <text:p text:style-name="P28">In depth<text:tab/>33</text:p>
          <text:p text:style-name="P45">LP Intermediate Lesson Set B – The Emperor becomes Mars<text:tab/>35</text:p>
          <text:p text:style-name="P28">Links<text:tab/>35</text:p>
          <text:p text:style-name="P28">Study Guide<text:tab/>35</text:p>
          <text:p text:style-name="P28">Overview<text:tab/>35</text:p>
          <text:p text:style-name="P28">What to watch for<text:tab/>36</text:p>
          <text:p text:style-name="P28">Practice<text:tab/>37</text:p>
          <text:p text:style-name="P28">In depth<text:tab/>37</text:p>
          <text:p text:style-name="P45">LP Intermediate Lesson Set B – The Empress becomes Gaia <text:tab/>39</text:p>
          <text:p text:style-name="P28">Links<text:tab/>39</text:p>
          <text:p text:style-name="P28">Study Guide<text:tab/>39</text:p>
          <text:p text:style-name="P28">Overview<text:tab/>39</text:p>
          <text:p text:style-name="P28">What to watch for<text:tab/>40</text:p>
          <text:p text:style-name="P28">Practice<text:tab/>41</text:p>
          <text:p text:style-name="P28">In depth<text:tab/>41</text:p>
          <text:p text:style-name="P45">LP Intermediate Lesson Set B – Uranus (formerly the Hierophant)<text:tab/>43</text:p>
          <text:p text:style-name="P28">Links<text:tab/>43</text:p>
          <text:p text:style-name="P28">Study Guide<text:tab/>43</text:p>
          <text:p text:style-name="P28">Overview<text:tab/>43</text:p>
          <text:p text:style-name="P28">What to watch for<text:tab/>45</text:p>
          <text:p text:style-name="P28"><text:soft-page-break/>Practice<text:tab/>45</text:p>
          <text:p text:style-name="P28">In depth<text:tab/>45</text:p>
          <text:p text:style-name="P45">LP Intermediate Lesson Set B – Strength<text:tab/>47</text:p>
          <text:p text:style-name="P28">Links<text:tab/>47</text:p>
          <text:p text:style-name="P28">Study Guide<text:tab/>47</text:p>
          <text:p text:style-name="P28">Overview<text:tab/>47</text:p>
          <text:p text:style-name="P28">What to watch for<text:tab/>48</text:p>
          <text:p text:style-name="P28">Practice<text:tab/>49</text:p>
          <text:p text:style-name="P28">In depth<text:tab/>49</text:p>
          <text:p text:style-name="P45"><text:s/>LP Intermediate Lesson Set B – The Sun brings us The Promise <text:tab/>51</text:p>
          <text:p text:style-name="P28">Links<text:tab/>51</text:p>
          <text:p text:style-name="P28">Study Guide<text:tab/>51</text:p>
          <text:p text:style-name="P28">Overview<text:tab/>51</text:p>
          <text:p text:style-name="P28">What to watch for<text:tab/>52</text:p>
          <text:p text:style-name="P28">Practice<text:tab/>53</text:p>
          <text:p text:style-name="P28">In depth<text:tab/>53</text:p>
          <text:p text:style-name="P45">LP Intermediate Lesson set C – The Hermit becomes a Lightworker<text:tab/>56</text:p>
          <text:p text:style-name="P28">Links<text:tab/>56</text:p>
          <text:p text:style-name="P28">Study Guide<text:tab/>56</text:p>
          <text:p text:style-name="P28">Overview<text:tab/>56</text:p>
          <text:p text:style-name="P28">What to watch for<text:tab/>57</text:p>
          <text:p text:style-name="P28">Practice<text:tab/>58</text:p>
          <text:p text:style-name="P28">In depth<text:tab/>58</text:p>
          <text:p text:style-name="P45">LP Intermediate Lesson set C – The Wheel becomes World<text:tab/>60</text:p>
          <text:p text:style-name="P28">Links<text:tab/>60</text:p>
          <text:p text:style-name="P28">Study Guide<text:tab/>60</text:p>
          <text:p text:style-name="P28">Overview<text:tab/>60</text:p>
          <text:p text:style-name="P28">What to watch for<text:tab/>61</text:p>
          <text:p text:style-name="P28">Practice<text:tab/>62</text:p>
          <text:p text:style-name="P28">In depth<text:tab/>63</text:p>
          <text:p text:style-name="P45">LP Intermediate Lesson set C – Justice is Jupiter<text:tab/>64</text:p>
          <text:p text:style-name="P28"><text:soft-page-break/>Links<text:tab/>64</text:p>
          <text:p text:style-name="P28">Study Guide<text:tab/>64</text:p>
          <text:p text:style-name="P28">Overview<text:tab/>64</text:p>
          <text:p text:style-name="P28">What to watch for<text:tab/>65</text:p>
          <text:p text:style-name="P28">Practice<text:tab/>66</text:p>
          <text:p text:style-name="P28">In depth<text:tab/>66</text:p>
          <text:p text:style-name="P45">LP Intermediate Lesson set C – The Hanged Man becomes Sacrifice <text:tab/>68</text:p>
          <text:p text:style-name="P28">Links<text:tab/>68</text:p>
          <text:p text:style-name="P28">Study Guide<text:tab/>68</text:p>
          <text:p text:style-name="P28">Overview<text:tab/>68</text:p>
          <text:p text:style-name="P28">What to watch for<text:tab/>69</text:p>
          <text:p text:style-name="P28">Practice<text:tab/>69</text:p>
          <text:p text:style-name="P28">In depth<text:tab/>70</text:p>
          <text:p text:style-name="P45">LP Intermediate Lesson Set C – Death becomes Initiation <text:tab/>71</text:p>
          <text:p text:style-name="P28">Links<text:tab/>71</text:p>
          <text:p text:style-name="P28">Study Guide<text:tab/>71</text:p>
          <text:p text:style-name="P28">Overview<text:tab/>71</text:p>
          <text:p text:style-name="P28">What to watch for<text:tab/>72</text:p>
          <text:p text:style-name="P28">Practice<text:tab/>72</text:p>
          <text:p text:style-name="P28">In depth<text:tab/>73</text:p>
          <text:p text:style-name="P45">LP Intermediate Lesson Set C – The Devil (a.k.a. The System) becomes Saturn <text:tab/>74</text:p>
          <text:p text:style-name="P28">Links<text:tab/>74</text:p>
          <text:p text:style-name="P28">Study Guide<text:tab/>74</text:p>
          <text:p text:style-name="P28">Overview<text:tab/>74</text:p>
          <text:p text:style-name="P28">What to watch for<text:tab/>76</text:p>
          <text:p text:style-name="P28">Practice<text:tab/>76</text:p>
          <text:p text:style-name="P28">In depth<text:tab/>77</text:p>
          <text:p text:style-name="P45">LP Intermediate Lesson Set C – Judgment becomes The Calling <text:tab/>78</text:p>
          <text:p text:style-name="P28">Links<text:tab/>78</text:p>
          <text:p text:style-name="P28">Study Guide<text:tab/>78</text:p>
          <text:p text:style-name="P28">Overview<text:tab/>78</text:p>
          <text:p text:style-name="P28"><text:soft-page-break/>What to watch for<text:tab/>79</text:p>
          <text:p text:style-name="P28">Practice<text:tab/>80</text:p>
          <text:p text:style-name="P45">Intermediate Lesson Set C – The Star <text:tab/>81</text:p>
          <text:p text:style-name="P28">Links<text:tab/>81</text:p>
          <text:p text:style-name="P28">Study Guide<text:tab/>81</text:p>
          <text:p text:style-name="P28">Overview<text:tab/>81</text:p>
          <text:p text:style-name="P28">What to watch for<text:tab/>82</text:p>
          <text:p text:style-name="P28">Practice<text:tab/>82</text:p>
          <text:p text:style-name="P45">Intermediate Lesson Set C – Temperance <text:tab/>83</text:p>
          <text:p text:style-name="P28">Links<text:tab/>83</text:p>
          <text:p text:style-name="P28">Study Guide<text:tab/>83</text:p>
          <text:p text:style-name="P28">Overview<text:tab/>83</text:p>
          <text:p text:style-name="P28">What to watch for<text:tab/>84</text:p>
          <text:p text:style-name="P28">Practice<text:tab/>85</text:p>
          <text:p text:style-name="P45">Intermediate Lesson Set C – The Moon is The Gate <text:tab/>86</text:p>
          <text:p text:style-name="P28">Links<text:tab/>86</text:p>
          <text:p text:style-name="P28">Study Guide<text:tab/>86</text:p>
          <text:p text:style-name="P28">Overview<text:tab/>86</text:p>
          <text:p text:style-name="P28">What to watch for<text:tab/>87</text:p>
          <text:p text:style-name="P28">Practice<text:tab/>87</text:p>
          <text:p text:style-name="P28">In depth<text:tab/>88</text:p>
          <text:p text:style-name="P45">Intermediate Lesson Set C – Tower becomes Power <text:tab/>89</text:p>
          <text:p text:style-name="P28">Links<text:tab/>89</text:p>
          <text:p text:style-name="P28">Study Guide<text:tab/>89</text:p>
          <text:p text:style-name="P28">Overview<text:tab/>89</text:p>
          <text:p text:style-name="P28">What to watch for<text:tab/>91</text:p>
          <text:p text:style-name="P28">Practice<text:tab/>91</text:p>
          <text:p text:style-name="P28">In depth<text:tab/>91</text:p>
          <text:p text:style-name="P45">LP Intermediate Lesson set C – The Lovers becomes Activation<text:tab/>92</text:p>
          <text:p text:style-name="P28">Links<text:tab/>92</text:p>
          <text:p text:style-name="P28">Study Guide<text:tab/>92</text:p>
          <text:p text:style-name="P28"><text:soft-page-break/>Overview<text:tab/>92</text:p>
          <text:p text:style-name="P28">What to watch for<text:tab/>93</text:p>
          <text:p text:style-name="P28">Practice<text:tab/>93</text:p>
          <text:p text:style-name="P28">In depth<text:tab/>94</text:p>
        </text:index-body>
      </text:table-of-content>
      <text:p text:style-name="Standard"/>
      <text:p text:style-name="Standard"/>
      <text:h text:style-name="P152" text:outline-level="1">Introduction</text:h>
      <text:p text:style-name="P7">Greetings and welcome to the LP Intermediate Set B Archetypal Study. This series of twenty-three lessons is designed to help you work with and through the sophisticated Halo/Sharp archetypal system in order so that you might gradually establish <text:span text:style-name="T52">right thought </text:span><text:span text:style-name="T60">connected with </text:span><text:span text:style-name="T52">right action. </text:span><text:s text:c="2"/>Put another way, these lessons are intended to help you engage in deep examination of your own thought processes with an eye towards eliminating disempowering <text:span text:style-name="T52">old energy</text:span> archetypes, archetypes that repress your divinity and suppress your power, and replacing them with the empowering <text:span text:style-name="T52">new energy</text:span> archetypes of the Halo/Sharp archetypal system. <text:s/>This archetypal exegesis of old energy ideas, and their replacement with the empowering new energy archetypes of the LP, <text:s/>is necessary. <text:s/><text:span text:style-name="T60">Full consciousness can simply not express through a physical unit filled with old energy archetypes because a) the archetypes themselves </text:span><text:span text:style-name="T52">block </text:span><text:span text:style-name="T60">consciousness from entering by creating limitations in 3D reality that block this expression, and b) misconception and fear can (and typically will) shut down nascent connections before these connections are established and fully grounded. <text:s/>If you are serious about awakening, empowerment, and ascension it is therefore critical that you discipline yourself properly and do the required archetypal work. If you do not, you will likely run into difficulty as chakras inevitably open, and consciousness pours into the vessel. </text:span></text:p>
      <text:p text:style-name="P7">I should note at the outset that this part of the LP Intermediate study may be perceived as difficult, even onerous by some. In an age filled with the instant gratification of touch screen access, you may come to expect immediate results and rapid transformation. <text:s/>You may certainly have this feeling when it comes to the imagery and archetypes of the Halo/Sharp system. You may feel like you should just be able to read the entry, look at the images, and be done with it just like that. <text:s/>This feeling will be facilitated by the clarity with which the information is presented. Because of the clarity you will likely “grok” (i.e. understand) the archetypes at an intellectual level almost immediately. <text:s/>The thing is though, an intellectual understanding does not translate into grounded practice in reality without significant work and effort. The problem is twofold. <text:span text:style-name="T52">One the one hand</text:span> you are (we all are) struggling against several lifetimes of habit and routine. Habit and routine are difficult to overcome at the best of times, requiring persistence of will and effort in order to accomplish successful reprogramming. Because we are talking about lifetimes of habit and routine it may take gargantuan effort to rewrite this habit and routine (especially if there is resistance that surrounds you). <text:span text:style-name="T52">On the other hand</text:span>, <text:s/>you are (we all are) capable of <text:soft-page-break/>deep an abiding hypocrisy and self delusion. <text:s/>That is, we are all capable of saying and believing one thing, but doing another thing altogether. We are all, in other words, potential hypocrites. This is not meant as a judgment. In fact, quite the opposite. Our potential for hypocrisy is rooted in our powerful imagination (a part of our very spiritual nature) and there is nothing horrible about that. Nevertheless, if we are serious about making forward progress our ability to delude ourselves is something that must be taken into account. Taking our potential for hypocrisy into account means, at the very least, <text:span text:style-name="T52">paying attention </text:span><text:span text:style-name="T60">to the connect between the ideas that you have in your head, and the actions you take in the world, to be sure they are properly aligned because if they are not, and especially if you are defensive about it, consciousness will be blocked from entry. <text:s/>It is an emotional and psychological resistance that we speak of here. If you are a hypocrite, if you think one thing but do another, you will have engaged in an elaborate exercise of self delusion. Nobody says to themselves, “hey I'm a hypocrite, I say one thing but do another.” Everybody believes themselves to be open and honest with themselves. Everybody builds for themselves and illusion that their actions in the world are good actions, even when their actions are down right violent. The hypocritical and self-delusional bubble that we all create for ourselves however cannot stand against the descent of consciousness into the vessel. As consciousness expands into your body you will be forced to admit to the contradictory and hypocritical actions you commit. It is like waking up in the morning and opening your eyes in a messy bed room. You cannot help but see the reality of the room you are in. </text:span></text:p>
      <text:p text:style-name="P7"><text:span text:style-name="T60">Opening your eyes to the reality of your hypocrisy may cause you emotional discomfort. For psychological reasons I will get into elsewhere, guilt, shame, and even fear (otherwise known as emotional disjuncture) may be invoked as reality comes into focus. There are two things you can do to resolve emotional disjuncture when it begins to manifest. You can either face the reality of your actions and the truth of your hypocrisy, or you can deny that truth. If you face the reality then you will be pushed to be accountable and to fix what needs to be fixed. As you take account and atone, emotional disjuncture will dissipate, the way will be cleared for consciousness, and consciousness will expand into the vessel. On the other hand if you resist and deny the push of consciousness emerging, then instead of spending energy on fixing what needs to be fixed you will spend energy on blocking consciousness from entry, repressing uncomfortable emotions, forgetting what you started to remember, and denying what you started to see. <text:s text:c="2"/>Your inability to deal with emotional discomfort and face the reality of your life will cause you, in other words, to push consciousness away. Pushing consciousness away (either through pure act of will, with the use of drugs and alcohol, or in other acts of desperate forgetting) allows you to go </text:span><text:soft-page-break/><text:span text:style-name="T60">back to the hypocritical denial and ignorance of before, thereby reducing the discomfort that the expansion of consciousness “causes,” but it subverts your spiritual effort and undermines your awakening and activation. Obviously you want to avoid that so, if you cannot deal with the emotional disjuncture and bad feelings that result as consciousness expands into the body, and you find yourself repressing, engaging in addictive behaviors, or otherwise turning away, get help. Neurotic or pathological suppression of consciousness probably indicates deep ideological corruption, deeply embedded fears, <text:s/>and significant trauma from historic periods in this life, or past lives. </text:span></text:p>
      <text:h text:style-name="P148" text:outline-level="2">This Guide</text:h>
      <text:p text:style-name="P41">In order to help overcome some of the obstacles and resistances noted above, in particular our tendency for self deception and self delusion, I have provided this archetypal study guide. This guide provides a summary and walk through of all the old energy and new energy archetypes, along with guidance on “what to watch out for,” practice tips, and even in depth study questions for those of you working towards become Lightning Path mentors. <text:s/>The goal here is to make the archetypes, and any resistant or self deluding behaviors, as clear as possible so that you cannot easily ignore or repress. <text:s/>By exposing the archetypes in this way, and by offering guidance and practice tips, we are increasing your chances of success. </text:p>
      <text:p text:style-name="P41">To get the most out of this guide, spend at least at least an hour or two (not necessarily in one sitting) thinking about and examining each of the archetypes. Follow the directions (i.e. read the archetypal entries from the associated books), incorporate practice tips into your daily life, and pay close attention to the ideological and behavioral “gotchas” identified. <text:s/>You'll make the fastest progress if you <text:span text:style-name="T52">think about </text:span>what I am saying. There is very much a practice component to this study so consider, be critical, and apply what you are reading. <text:s/>Also note, reading through the materials isn't a one-time thing. You should be prepared to read the entries in this, and the other resources, multiple times until you are sure you have processed, understood, and incorporated the ideas into your daily life. </text:p>
      <text:p text:style-name="P38"><text:span text:style-name="T3">Please note, this guide </text:span><text:span text:style-name="T7">does not </text:span><text:span text:style-name="T3">stand alone. If all you have in your hand at this point is this guide you will not make much forward progress, or even understand what it is you are holding. To get the most out of this guide you will need:</text:span></text:p>
      <text:list xml:id="list6508747588724259153" text:style-name="L1">
        <text:list-item>
          <text:p text:style-name="P115"><text:soft-page-break/>a complete set of the Halo/Sharp archetype cards, </text:p>
        </text:list-item>
        <text:list-item>
          <text:p text:style-name="P115">some variant of the Rider-Waite old energy tarot for comparison, </text:p>
        </text:list-item>
        <text:list-item>
          <text:p text:style-name="P127"><text:span text:style-name="T3">a copy of the </text:span><text:span text:style-name="T7">The Book of the Triumph of Spirit,</text:span><text:span text:style-name="T3"> </text:span></text:p>
        </text:list-item>
        <text:list-item>
          <text:p text:style-name="P127"><text:span text:style-name="T7">The Book of the Triumph of Spirit Master Key </text:span><text:span text:style-name="T5">and</text:span></text:p>
        </text:list-item>
        <text:list-item>
          <text:p text:style-name="P115">a copy of the Halo/Sharp smart phone app to help keep you focused and on task. <text:line-break/>http://www.michaelsharp.org/lightning-path/intermediate/halosharp-archetypal-app/</text:p>
        </text:list-item>
      </text:list>
      <text:p text:style-name="P38"><text:span text:style-name="T3">If you are a student of the LP, download a complete set of the LP intermediate books, including card images, by visiting the LP Intermediate assigned reading page.</text:span><text:span text:style-name="T3"><text:note text:id="ftn1" text:note-class="footnote"><text:note-citation>1</text:note-citation><text:note-body><text:p text:style-name="P42">http://www.michaelsharp.org/lightning-path/intermediate/</text:p></text:note-body></text:note></text:span><text:span text:style-name="T3"> You can also purchase a print copy of the books by visiting the Lightning Path store and purchasing the LP Intermediate Level B Archetypal study package.</text:span><text:span text:style-name="T3"><text:note text:id="ftn2" text:note-class="footnote"><text:note-citation>2</text:note-citation><text:note-body><text:p text:style-name="P52">http://www.lightningpathpress.com/</text:p></text:note-body></text:note></text:span><text:span text:style-name="T3"> I highly recommend a print set of the cards and books since having print in hand will make it much easier to read passages, take notes, and engage in deep study of the tarot. </text:span></text:p>
      <text:h text:style-name="P148" text:outline-level="2">Preliminaries</text:h>
      <text:p text:style-name="P11">Before you get into this program of study, be sure to read the following resources to familiarize yourself with the the nature of the tarot, and the difference between the Halo/Sharp archetypes and the old energy <text:s text:c="2"/>masonic tarot. </text:p>
      <text:list xml:id="list2082443353191339963" text:style-name="L2">
        <text:list-item>
          <text:p text:style-name="P57">Introduction to the Tarot <text:s/><text:line-break/>http://www.michaelsharp.org/halosharp/</text:p>
        </text:list-item>
        <text:list-item>
          <text:p text:style-name="P57">Masonic roots of the old energy tarot <text:line-break/>http://www.michaelsharp.org/halosharp/is-this-a-tarot-deck/</text:p>
        </text:list-item>
      </text:list>
      <text:p text:style-name="P11">If you have any questions about the above readings, about the tarot, or about the LP Intermediate study in general, you can post your questions on the following forum</text:p>
      <text:list xml:id="list3919368433655014644" text:style-name="L3">
        <text:list-item>
          <text:p text:style-name="P58"><text:soft-page-break/>http://www.michaelsharp.org/forum/general-questions/.</text:p>
        </text:list-item>
      </text:list>
      <text:h text:style-name="P144" text:outline-level="2">How to approach</text:h>
      <text:p text:style-name="P11">The lessons included in this intermediate lesson set are like Cole’s notes of the Halo/Sharp archetypal system. They will give you an <text:span text:style-name="T52">overview</text:span> of both the old energy and new energy meanings, links to additional readings, links to online forums for commentary and questions, advice on <text:span text:style-name="T52">what to watch out for </text:span>(which includes tips to help you identify old energy ideas in your brain), and also <text:span text:style-name="T52">in depth </text:span>study questions that will help you focus and get the most out of your archetypal study. It should go without saying at this point but you will only get out what you put in. The summaries you get as part of this lesson packet are just that, summaries. You’ll make the deepest and fastest progress if you do the readings from <text:span text:style-name="T52">The Book of Triumph</text:span> and <text:span text:style-name="T52">The Book of the Triumph of Spirit</text:span>, follow the links, pay attention to your thought processes, and answer the questions provided. <text:span text:style-name="T52">You can certainly expect miracles to happen</text:span>, but only if you put in the time and intent required. <text:s/></text:p>
      <text:h text:style-name="P145" text:outline-level="2">General Comments</text:h>
      <text:p text:style-name="P11">Before turning you lose on your study I have a few comments, and several definitions, <text:s/>that I’d like you to go over.</text:p>
      <text:p text:style-name="P11"><text:tab/><text:span text:style-name="T15">Comment one: <text:s/></text:span>The idea behind the archetypes, and the point of putting close to ten years into the development of the Halo/Sharp as a replacement for the masonic system, is my principle <text:span text:style-name="T52">as above in consciousness, so below in matter.</text:span> As you will understand if you have read my <text:span text:style-name="T52">Book of Light, </text:span>we live in a universe of consciousness and intent. The physical bottom line is this, <text:span text:style-name="T52">the material world is nothing more than a derivative of consciousness</text:span>. Put another way, what is in consciousness, <text:s/>the ideas we have, our intent, our will, <text:s/>the things we think about, wish for, and long towards, are the things that create the universe around us. <text:s/>If you accept this basic premise it follows therefore, that what is in our heads, the ideas we have, the archetypes we use to think about and organize our existence, are <text:span text:style-name="T52">massively important </text:span>for our lives and the type of reality we live in and manifest<text:span text:style-name="T52">. </text:span>Thus it is absolutely critical that you <text:span text:style-name="T52">be aware </text:span>of the archetypes in your brain. <text:s/>Becoming aware of the archetypes in your brain is one of the primary reasons for engaging in this program of archetypal study. </text:p>
      <text:p text:style-name="P11"><text:tab/><text:span text:style-name="T15">Comment two: <text:s/></text:span>In <text:s/>addition to being aware of the importance of archetypes, <text:s/>you should also be aware that the massively important archetypes do not enter in your brain in some any sort of mystical <text:soft-page-break/>or magical way. <text:s/>That is, the archetypes in our head don’t arise “magically” as a result of our experience (as per C.G. Jung) and they aren’t necessarily handed down in channeled communiques from the lord of hosts on high, the “secret chiefs,” or whatever. In fact these days archetypes are put there by humans for a reason. That is, archetypes are inserted into our conscious actively, willfully, and with intent. <text:s/>Insertion starts at birth with something as simple as a blue or pink blanket and continues in a mostly unconscious and typically surreptitious fashion in the stories, movies, and myths of our planet. Insertion also occurs when we willingly open to learning archetypes, as we do, for example, when we study the tarot for the “ancient wisdom” it presumably contains. This is certainly the case with the old Rider-Waite tarot. <text:s/>People consult this tarot for the archetypes it contains <text:span text:style-name="T52">all the time </text:span>and they do so without questioning the intent of the author, or the source of the “wisdom.” <text:s/>Considering how <text:span text:style-name="T52">massively important </text:span>archetypes are, we the people need to consider both the intent of the archetypes in the Rider-Waite tarot, and their source. And when we do consider the intent and the source what do we find? Well, in a nutshell we find a deck designed by a special interest group (a secret boys club) not with emancipation and freedom in mind, but with slavery, control, and limitation as the goal. <text:s text:c="2"/>The Rider-Waite deck isn’t there to reveal cosmic truths, it is there to build a system of control and justification. In a word it helps rebuild and rebirth The System, while at the same time giving it “divine” and even “Darwinian” justification. <text:s/>This is the reason for all the secrecy and subterfuge after all. It has nothing to do with protecting the sheeple, or maintaining the truth from corruption, or keeping the truth from the profane. It is about exploitation of the masses pure and simple and it is kept a secret behind closed doors, inside temples, shrouded in mystery, and protected with threats, simply so that the ugly nature of the system isn’t exposed to the bright light of collective inquiry. </text:p>
      <text:p text:style-name="P7"><text:span text:style-name="T57"><text:tab/></text:span><text:span text:style-name="T58">Comment three</text:span><text:span text:style-name="T57">. <text:s/>Now, being that archetypes are neither natural nor god given, and being that archetypal systems like the Rider-Waite are not designed to be anything but support for The System, the question then becomes, what do we do? Well, what we do is we replace the old energy archetypal system with a new energy archetypal system designed not with bondage and slavery in mind, but with freedom and emancipation. That’s what the new energy Halo/Sharp tarot is all about. Given that archetypes are important, and given that they are put there by humans, <text:s/>the Halo/Sharp is simply a new system of archetypes with different interests (divine and not carnal), and different intent (i.e. emancipation and not mental slavery) in mind. <text:s/>It takes a bit of exploration to see how significant the difference is, but on the surface you can tell there is a difference simply by how open and transparent the Halo/Sharp system (or more generally </text:span><text:span text:style-name="T53">The Lightning Path) </text:span><text:span text:style-name="T57">is. Unlike the closed doors and secret </text:span><text:soft-page-break/><text:span text:style-name="T57">mysteries of the old energy system, the Halo/Sharp is easy to open, accessible, and exposed. <text:s/>Nothing is left to “interpretation,” meaning and messages are clear and precise, and all the guesswork is removed. Now you might think this is a bad thing because it doesn’t leave you any options or choices, or you but in fact it does exactly the opposite. Rather than confusing you, blinding your eyes, making black look white, and so on and so forth, <text:s/>it puts everything on the table and </text:span><text:span text:style-name="T58">makes your choice crystal clear</text:span><text:span text:style-name="T57">. Either believe, or believe not, do or do not, based on the open, exposed, and transparent teachings of the Lightning Path system.</text:span></text:p>
      <text:p text:style-name="P7"><text:span text:style-name="T57"><text:s text:c="2"/><text:tab/></text:span><text:span text:style-name="T58">Comment four:</text:span><text:span text:style-name="T57"> Now unfortunately, just because your choice is clear doesn’t mean this whole thing is totally straight forward. <text:s/>Replacing one archetypal system with another is not easy. It is a big deal not only from my perspective (because I’ve been working on this for years), but from yours as well. You are going to find breaking down the old system of archetypes and replacing it with a new, open, and emancipatory system is going to be a challenge. The old system is like a spider’s web with sticky <text:s/>tendrils buried deep in the corridors of your consciousness. You will need to exert willpower and discipline as you clean out the webs, dust out the corridors, and shine things up with the new archetypes. <text:s/>Not only that, but you will probably have to make multiple passes as you dig out the old and replace with the new, <text:s/>going around in ascending circles of awakening and empowerment until we collectively activate and ascend our bodies, and this planet, in the glorious denouement to our ten thousand year creative effort. Of course, like a lot of things it is harder at first, but it does get easier. My advice to you is, stick with it because the payoff is grand. </text:span></text:p>
      <text:p text:style-name="P7"><text:span text:style-name="T57"><text:tab/></text:span><text:span text:style-name="T58">Comment five</text:span><text:span text:style-name="T57">. <text:s/>Speaking of payoffs, take the work seriously. This isn’t another example of impotent spirituality or another empty “reward in your next life” promise. The work you do here is going to not only change your life, but change the world as well. This follows logically and sensibly from the basic premise of Lightning Path spirituality, stated first in </text:span><text:span text:style-name="T53">The Book of Light Volume One, </text:span><text:span text:style-name="T57"><text:s/>which is that consciousness is the root of all things. Change consciousness, change the world! Not that I want to put any undue pressure on you or anything, but we need to get going on this now because if we don’t a lot of people are going to suffer in a wholly unnecessary way. <text:s/>The world needs a new system of archetypes like it needs a new system of archetypes. The old one is bringing us to the brink of emotional, psychological, spiritual, environmental, and political collapse. If you are paying even a modest degree of attention to the world, you know it is true. <text:s/>Behind the smart-phone window dressing of our modern world we find skyrocketing obesity, <text:s/>addiction, co-dependence, depression, violence, greed, and looming political and environmental catastrophe and it is only going to get worse. Anxiety, </text:span><text:soft-page-break/><text:span text:style-name="T57">disease, depression, mall shootings, and inexplicable deaths are simply going to accelerate, <text:s/>a symptom of the inevitable collapse of Babylon, and the only way out is to replace the old energy system of archetypes with a new energy system designed not with suppression and control at the core, but with emancipation and freedom as the goal.</text:span></text:p>
      <text:p text:style-name="P11">The bottom line?</text:p>
      <text:p text:style-name="P11">If we want to save the world we have to put aside our individual, competitive, greedy ways and empower everybody to change. <text:s/>That’s the only way. And frankly, <text:s/>I don’t care how much money you have you won’t be able to escape the consequences. <text:s/>Gated communities and private clubs might keep you safe from general violence and despair, but anxiety, depression, disease, and death cannot be staved of by physical boundaries or cash payments. You either get on board the new ship, or go down with the old just like everybody else. So get serious and get to it. Your life and the life of your friends, family, co-workers, and everybody depend on it.</text:p>
      <text:h text:style-name="P145" text:outline-level="2">Definitions</text:h>
      <text:p text:style-name="P11">Finally, a few last minute definitions. These definitions, introduced first in the “Halo/Sharp New Energy Tarot” smart phone application, are repeated here to ensure understanding and clarification. </text:p>
      <text:p text:style-name="P11"><text:tab/><text:span text:style-name="T26">Archetypes</text:span><text:span text:style-name="T27"> – Archetypes are the </text:span><text:span text:style-name="T28">big</text:span><text:span text:style-name="T27"> ideas behind the tarot cards, children's fairy tails, certain Hollywood movies, and so on. Archetypes answer the Big Questions like “who am I,” “what is my purpose,” “what is the nature of existence,” and so on. Archetypes help control not only the way you think and act in the world, but how the world is created as well. If you think you are a “fool in school” here to learn your cosmic lessons, you will create a world where you can act out the part. If you think you are a joyful master of creation, the world will change in accordance with your perception. </text:span></text:p>
      <text:p text:style-name="P11"><text:span text:style-name="T27"><text:tab/></text:span><text:span text:style-name="T26">Creation Template</text:span><text:span text:style-name="T27"> – A creation template is a collection of archetypes put together in order to control manifestation and reality. The tarot is a collection of archetypes that taken together form a creation template. The tarot is one representation of this planet’s creation template. The cards in the </text:span><text:span text:style-name="T27">tarot deck are like chapters in a book. Each chapter (each card) elaborates a specific idea and when taken together the chapters form a book with an overall meaning, message, and tone. <text:s/>There is currently an old energy masonic creation template, which supports an “old world” reality of power, hierarchy, privilege, global slavery, and suffering, and a new energy template (the Halo/Sharp creation template) </text:span><text:span text:style-name="T27">designed to support and create a reality of equality, justice, emancipation, and joy. </text:span></text:p>
      <text:p text:style-name="Text_20_body"><text:soft-page-break/><text:span text:style-name="T19"><text:tab/></text:span><text:span text:style-name="T21">Masonic Tarot versus Halo/Sharp Archetypes</text:span><text:span text:style-name="T19">– The current modern tarot system, basically </text:span><text:span text:style-name="T8">any deck with a Fool numbered zero, is derived from </text:span><text:a xlink:type="simple" xlink:href="http://www.michaelsharp.org/tarot/masonic-roots/"><text:span text:style-name="Internet_20_link"><text:span text:style-name="T8">Arthur Edward Waite’s 1910 masonic tarot</text:span></text:span></text:a><text:span text:style-name="T8">. All modern decks are derived from this massively influential masonic root</text:span><text:span text:style-name="T8"><text:note text:id="ftn3" text:note-class="footnote"><text:note-citation>3</text:note-citation><text:note-body><text:p text:style-name="P52">For an absolutely excellent,history of the esoteric tarot see Decker and Dummet (2002) and Dummett (1980). </text:p></text:note-body></text:note></text:span><text:span text:style-name="T8"> except the Halo/Sharp archetypal deck which you currently have in your hand. The Halo/Sharp deck was created with the conscious intent of breaking the archetypal and energetic connection with “secret” teachings and providing a system free of old energy archetypes and ideas. <text:s/></text:span></text:p>
      <text:p text:style-name="Text_20_body"><text:span text:style-name="T8"><text:tab/></text:span><text:span text:style-name="T9">Old Book versus New Book</text:span><text:span text:style-name="T8"> – There are currently two archetypal books in existence. The old-energy “old book” (which is</text:span><text:span text:style-name="T22"> a </text:span><text:span text:style-name="Internet_20_link"><text:span text:style-name="T22">masonic book</text:span></text:span><text:span text:style-name="T22"> c</text:span><text:span text:style-name="T8">oncerned with hierarchy, power over others, domination, submission, and control) and a new energy book created by Dr. Michael Sharp. The New book pushes aside concerns with domination, control, hierarchy, and justification and provides a new</text:span><text:span text:style-name="T22"> </text:span><text:span text:style-name="Internet_20_link"><text:span text:style-name="T22">creation template</text:span></text:span><text:span text:style-name="T22"> </text:span><text:span text:style-name="T8">designed to uplift and transform the world we live in. </text:span></text:p>
      <text:p text:style-name="P11"><text:span text:style-name="T36"><text:tab/></text:span><text:span text:style-name="T35">Old energy versus New Energy</text:span><text:span text:style-name="T36"> - Old energy is energy created by the Old Book. Old energy is the energy of hierarchy, punishment, exclusion, privilege, control, and power. <text:s/>New energy is energy created by the New Book. New energy is the energy of love, compassion, unity, expansion, and ascension. </text:span></text:p>
      <text:h text:style-name="P143" text:outline-level="2">Conclusions</text:h>
      <text:p text:style-name="P11">And that’s it. <text:s/>Time to begin study. If you are doing this by email you will get one email lesson every week. If you have downloaded audio, or are reading a booklet, I recommend you don’t go too fast. <text:s/>You may be tempted to race right through from start to finish but don’t because if you do the foundation you build will be rickety and unlikely to hold you as you move into advanced Lightning Path study. <text:s/>It does not cost you a lot of money to study here, so there’s no excuse. I recommend you do about one card a week to begin with. Once you have gone through the study once you can start again, or go randomly, or look at individual constellations or card combinations. Once you get through this study once, it is up to you how you want to proceed from there. </text:p>
      <text:p text:style-name="Text_20_body"><text:span text:style-name="T2">Also please note, I am always interested in your feelings and thoughts. When you read through a document like this, and if you feel moved to do so, let me know how it made you think and feel. You can do that directly by emailing me at michael@avatarpublication.com, or you can fill out any of our </text:span><text:soft-page-break/><text:span text:style-name="T2">“evaluation instruments.”</text:span><text:span text:style-name="T2"><text:note text:id="ftn4" text:note-class="footnote"><text:note-citation>4</text:note-citation><text:note-body><text:p text:style-name="Footnote">http://www.michaelsharp.org/lightning-path/evaluation/</text:p></text:note-body></text:note></text:span><text:span text:style-name="T2"> Don’t be shy about it. I listen and apply all feedback, whether positive or negative, to improving the Lightning Path system of awakening, empowerment, and ascension so all feedback is welcome.</text:span></text:p>
      <text:p text:style-name="P11"/>
      <text:p text:style-name="P11"/>
      <text:p text:style-name="P11"/>
      <text:h text:style-name="P156" text:outline-level="1">The Fool becomes Joyful</text:h>
      <text:h text:style-name="P146" text:outline-level="2">Links</text:h>
      <text:list xml:id="list7458382544059713439" text:style-name="L4">
        <text:list-item>
          <text:p text:style-name="P76">Online summary<text:line-break/>http://www.michaelsharp.org/halosharp/archetypes/the-fool-becomes-joyful/</text:p>
        </text:list-item>
        <text:list-item>
          <text:p text:style-name="P76">General archetype forum<text:line-break/>http://www.michaelsharp.org/forum/general-questions/</text:p>
        </text:list-item>
        <text:list-item>
          <text:p text:style-name="P87"><text:span text:style-name="T8">Joyful forum</text:span><text:span text:style-name="T8"> (questions and comments specific to the Joyful archetype)<text:line-break/>http://www.michaelsharp.org/forum/the-fool-becomes-joyful/</text:span></text:p>
        </text:list-item>
      </text:list>
      <text:h text:style-name="P144" text:outline-level="2">Study Guide</text:h>
      <text:p text:style-name="P7"><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his takes work. The old energy archetypes are deeply embedded and they may show up in od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This is an </text:span><text:span text:style-name="T53">identity</text:span><text:span text:style-name="T58"> </text:span><text:span text:style-name="T57">archetype. This archetype answers the questions “who am I.” In the </text:span><text:span text:style-name="T53">old energies </text:span><text:span text:style-name="T57">this archetype is part of a constellation of archetypes that suggests (depending on your particular theological bent) that you are a fool in school here to learn your cosmic lessons, ascend to a higher consciousness, or perhaps just evolve from the violent ape that you really are. <text:s/>In reality the intent here is not to give you some deep cosmological truth but to simply destroy your self esteem, disconnect you from the divinity and power that is your birthright and potential, and encourage you to blame yourself for any </text:span><text:soft-page-break/><text:span text:style-name="T57">troubles that may happen in your life. <text:s/>Of course, this archetype cannot do that alone and other archetypes are implicated as well,</text:span><text:span text:style-name="T57"><text:note text:id="ftn5" text:note-class="footnote"><text:note-citation>5</text:note-citation><text:note-body><text:p text:style-name="P30"><text:span text:style-name="T78"><text:s/>Consult the appendix for other cards in both the </text:span><text:span text:style-name="T79">Fool in School </text:span><text:span text:style-name="T78">and </text:span><text:span text:style-name="T79">Identity </text:span><text:span text:style-name="T78">archetypal constellatio</text:span><text:span text:style-name="T57">ns. </text:span></text:p></text:note-body></text:note></text:span><text:span text:style-name="T57"> but this card is the archetypal cornerstone. Accept it and all the rest of it becomes plausible. Reject it and the old energy archetypal edifice crumbles like the house of cards that it really is. </text:span></text:p>
      <text:p text:style-name="P30"><text:span text:style-name="T57">Speaking of rejecting this archetype, in the </text:span><text:span text:style-name="T55">new energies </text:span><text:span text:style-name="T57">this is also an identity archetype but the answer it gives answer is quite different. Instead of suggesting that you are a fool in school in need of cosmic tutelage the Halo/harp archetype suggests that you are powerful, potent, and wise co-creator stepping into a physical body on the </text:span><text:span text:style-name="T53">golden road </text:span><text:span text:style-name="T57">of manifestation. In the new energy archetype you are no fool in school, and no evolving Darwinian ape. In the new energies you are a Powerful and capable Master. In the new energies the intent behind the card is not to destroy you, disconnect you, and blame you. In the new energies the intent is to expand your self esteem until you can accept the truth of your divinity, rec-connect you with the light and power that is your true identity and birthright, and transform the world that you live in until it is an accurate reflection of the powerful divinity within.</text:span></text:p>
      <text:h text:style-name="P144" text:outline-level="2">What to watch for</text:h>
      <text:list xml:id="list5235224831435410086" text:style-name="L5">
        <text:list-item>
          <text:p text:style-name="P59">Watch out for ideas that treat life as a “lesson” or that have you looking for the “silver lining” behind every dark cloud. </text:p>
        </text:list-item>
        <text:list-item>
          <text:p text:style-name="P59">Watch out for justification and excuse. Bad things that happen in your life are not part of a divine, karmic, or cosmic lesson plan and you don’t deserve them. Take control and stop them from happening.</text:p>
        </text:list-item>
        <text:list-item>
          <text:p text:style-name="P59">Watch out for diminishing statements like “you are a sinner,” “you are violent,” “you are unevolved,” “you are weak,” “you are sheeple,” and so on. </text:p>
        </text:list-item>
        <text:list-item>
          <text:p text:style-name="P59">Watch out for suggestions that pain and suffering is all part of “the plan,” </text:p>
        </text:list-item>
        <text:list-item>
          <text:p text:style-name="P59"><text:s/>Watch out for violence and competition. Beating another person down, even when done within the ritualistic framework of competitive sports, isn’t cool. Friendly games are one thing but a driving, compassion less, urge to others down in any form is toxic and un-divine. <text:s/></text:p>
        </text:list-item>
        <text:list-item>
          <text:p text:style-name="P59">Watch out for ego stroking and intimations that you are special and thus should be held “above,” <text:soft-page-break/>rewarded, awarded, or given more because of your so called special status. </text:p>
        </text:list-item>
        <text:list-item>
          <text:p text:style-name="P59">Watch out for suggestions that you have to “prove yourself” worthy in order to gain “entry” or access to wisdom, power, or (heavenly) reward. <text:s/>We all issue from the same source and we are all equally deserving. </text:p>
        </text:list-item>
        <text:list-item>
          <text:p text:style-name="P59">Carefully examine your thought processes and replace limiting statements like “I deserve” this or “I am unworthy” or “what doesn’t kill you I am not capable” or “I won’t live up to expectations” or “I can’t do it,” or “I’m not strong enough,” or “I’m still learning” with “I am powerful, capable, worthy, strong, and experience.”</text:p>
        </text:list-item>
        <text:list-item>
          <text:p text:style-name="P59">Treat yourself and others as equally powerful, equally capable members of the divine family of spirit, because that is what we are. </text:p>
        </text:list-item>
      </text:list>
      <text:h text:style-name="P144" text:outline-level="2">Practice</text:h>
      <text:p text:style-name="P7"><text:span text:style-name="T57">What is required here is daily visualization with the Joyful card. The trick however is not to just look at the image and be impressed with the graphics, the trick is to roll the symbolism and meaning of the card over and over again in your head, and </text:span><text:span text:style-name="T53">identify </text:span><text:span text:style-name="T57">with the message. Notice the physical unit represented in the card has all seven chakras activated. Notice the beam of light (the “beam that is there” a.k.a. Consciousness/divinity/God) that descends from the top of the card through the physical unit and into the ground below. Notice the open position of the arms (nothing is hidden, and no guilt or shame closes us up or shuts our energy down). <text:s/>Notice the fractal </text:span><text:span text:style-name="T53">yellow brick road? <text:s/>The physical unit in the card is you</text:span><text:span text:style-name="T57">. </text:span><text:span text:style-name="T53"><text:s/>Activated, open, connected, and empowered. </text:span><text:span text:style-name="T57">You are not off to see the wizard because you have already got all the power and glory you need. You are not even off to reclaim that which you have lost because within it is already there. Embrace the power and divinity that is you. </text:span></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 </text:span><text:span text:style-name="T57">Post your answers in the </text:span><text:span text:style-name="T59">online forum for this card. </text:span></text:p>
      <text:list xml:id="list3139134835247709755" text:style-name="L6">
        <text:list-item>
          <text:p text:style-name="P60">What does it mean to say you are a “fool in school?” What impact does this have on your self esteem, and your potential? Can you even consider the divinity within when you have been told <text:soft-page-break/>from birth that think you are a foolish, broken down, karmic reject? </text:p>
        </text:list-item>
        <text:list-item>
          <text:p text:style-name="P60">What is toxic socialization? What aspects of your own socialization (parents, teachers, media, workplace) do you consider toxic at this point? What impact did these toxic socialization experiences have on your self esteem, your sense of identity, and your understanding of your mission and purpose?</text:p>
        </text:list-item>
        <text:list-item>
          <text:p text:style-name="P82"><text:span text:style-name="T57">Read the poetic entry from </text:span><text:span text:style-name="T53">The Book of Keys. </text:span><text:span text:style-name="T57">Summarize the meaning of the entry in your own words.</text:span></text:p>
        </text:list-item>
      </text:list>
      <text:h text:style-name="P156" text:outline-level="1">The Magician becomes The Master</text:h>
      <text:h text:style-name="P146" text:outline-level="2">Links</text:h>
      <text:list xml:id="list40363999" text:continue-list="list7458382544059713439" text:style-name="L4">
        <text:list-item>
          <text:p text:style-name="P76">Online summary<text:line-break/>http://www.michaelsharp.org/halosharp/archetypes/the-magician-becomes-the-master/</text:p>
        </text:list-item>
        <text:list-item>
          <text:p text:style-name="P76">General archetype forum<text:line-break/>http://www.michaelsharp.org/forum/general-questions/</text:p>
        </text:list-item>
        <text:list-item>
          <text:p text:style-name="P76">Master forum<text:line-break/>http://www.michaelsharp.org/forum/the-magician-becomes-the-master/</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his takes work. The old energy archetypes are deeply embedded and they show up in weir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This is an </text:span><text:span text:style-name="T58">identity/purpose </text:span><text:span text:style-name="T57">archetype. This archetype answers the questions “what am I doing here.” In the </text:span><text:span text:style-name="T58">old energies</text:span><text:span text:style-name="T57"> the answer provided helps justify (along with some other key archetypes like old energy Judgment, Chariot, etc.) <text:s/>pain, suffering, and exploitation. <text:s/>You are a Fool in School, a Magician in Training, and you are born onto this earth to learn lessons and attain “mastery.” You have got potential, and you might have power, but you are a diamond in the rough, a soul in training, and you have a lot of work to do to prove yourself worthy. Get this through your head, get down to working hard, and maybe </text:span><text:soft-page-break/><text:span text:style-name="T57">if you are strong, powerful, and chosen, you will graduate to the next level, assume the next degree, learn the next handshake, and be judged as worthy and allowed entry into the inner circles of prestige and power. <text:s/></text:span></text:p>
      <text:p text:style-name="P30"><text:span text:style-name="T57">In the </text:span><text:span text:style-name="T58">new energies</text:span><text:span text:style-name="T57"> the answer to the question “what am I doing here?” is you are already a master of creation and you are here to manifest divine will in order to uplift and ascend the universe. You are not some snot nosed cosmic school kid or broken down karmic sinner here to learn your lessons. You are not here to train to learn the elements to enable your magical power. You are here as a powerful spark of divinity, manifested in a physical unit, sent here uplift and transform The World and The Universe. <text:s/>To be sure, you may find awakening and empowerment a challenge, especially considering all the slop poured on you by a toxic socialization process you have endured, but you can do it. Just set your intent, approach the task with discipline and persistence, and progress forward will you make. </text:span></text:p>
      <text:h text:style-name="P144" text:outline-level="2">What to watch for</text:h>
      <text:list xml:id="list1467088166897964193" text:style-name="L7">
        <text:list-item>
          <text:p text:style-name="P89">Watch out for suggestions that your purpose is to prove yourself. </text:p>
        </text:list-item>
        <text:list-item>
          <text:p text:style-name="P89">Watch out for ideas that you are here to “learn lesson,” pass tests, or otherwise grow and develop. It is true that your physical unit needs to mature and strengthen in order to accommodate consciousness, and it may need training (voice lessons, music lessons, education, etc.) in order to be able to properly express its full potential, but that's not you, <text:s/>that's only your body. <text:s/>You want to accomplish something in this life, <text:span text:style-name="T52">do what it takes </text:span>to train the physical unit to manifest your powerful soul. </text:p>
        </text:list-item>
        <text:list-item>
          <text:p text:style-name="P89">Watch out for ideas that you have to bow down to authority pass tests, or otherwise perform in order to prove yourself worthy.</text:p>
        </text:list-item>
        <text:list-item>
          <text:p text:style-name="P89">Watch out for intimations that submission is required. God never requires submission. God expects only joyful participation and responsible co-creation. <text:s/></text:p>
        </text:list-item>
        <text:list-item>
          <text:p text:style-name="P88"><text:span text:style-name="T23">What out for suggestions that there is a difference between your will, and the will of consciousness. When properly aligned, <text:s/></text:span><text:span text:style-name="T17">bodily ego</text:span><text:span text:style-name="T23"> and </text:span><text:span text:style-name="T17">spiritual ego</text:span><text:span text:style-name="T17"><text:note text:id="ftn6" text:note-class="footnote"><text:note-citation>6</text:note-citation><text:note-body><text:p text:style-name="Footnote"><text:a xlink:type="simple" xlink:href="http://www.thespiritwiki.com/index.php/Bodily_Ego"><text:span text:style-name="T1">http://www.thespiritwiki.com/index.php/Bodily_Ego</text:span></text:a><text:span text:style-name="T1"> and http://www.thespiritwiki.com/index.php/Spiritual_Ego</text:span></text:p></text:note-body></text:note></text:span><text:span text:style-name="T23"> are one and the same. <text:s/>Check out this poem </text:span><text:span text:style-name="T17">I AM/WE ARE</text:span><text:span text:style-name="T23">. <text:s/>It is about the integration of “little” ego (i.e. bodily ego) </text:span><text:soft-page-break/><text:span text:style-name="T23">with “big” ego (i.e. spiritual ego). </text:span><text:span text:style-name="T23"><text:note text:id="ftn7" text:note-class="footnote"><text:note-citation>7</text:note-citation><text:note-body><text:p text:style-name="P52">http://www.michaelsharp.org/poetry/i-amwe-are/</text:p></text:note-body></text:note></text:span></text:p>
        </text:list-item>
      </text:list>
      <text:h text:style-name="P144" text:outline-level="2">Practice</text:h>
      <text:p text:style-name="P7"><text:span text:style-name="T57">The entry for the </text:span><text:span text:style-name="T53">Book of Keys</text:span><text:span text:style-name="T57"> contains a powerful affirmation and visualization of empowerment. The affirmation is in poetic form (an excerpt is included below), but you can change it however you like. </text:span><text:span text:style-name="T53">The point is to connect divine will</text:span><text:span text:style-name="T57"> (i.e. the will of consciousness/your higher self/God/Spirit, <text:s/>hand pointed up or to the sky) </text:span><text:span text:style-name="T53">with earthly manifestation</text:span><text:span text:style-name="T57"> (hand pointed down or to “night”), and to do that in a way that is empowering, emancipating, and electrifying. <text:s/>There’s nothing to be afraid of, you have the power, capability, and authority to create in the name of God/consciousness/creation. <text:s/>Just do the work, prepare the vessel, accept your mastery, and claim your power. You can practice this affirmation whenever you feel the need to remind yourself of your true power and identity. </text:span></text:p>
      <text:p text:style-name="P36">Lift up your head.</text:p>
      <text:p text:style-name="P34">Lift up your hand<text:line-break/>And raise up your eyes.<text:line-break/>Look you up now.<text:line-break/>Face up, to the sky.</text:p>
      <text:p text:style-name="P35"><text:span text:style-name="T57">Smile at the sun.<text:line-break/>Feel warmth that is there?<text:line-break/>Smile with the moon.<text:line-break/></text:span><text:span text:style-name="T61">Start your journey with flair.</text:span></text:p>
      <text:p text:style-name="P34">Now raise left hand and right.<text:line-break/>One to sky, one to night.<text:line-break/>Accept beam that is there.<text:line-break/>Accept power to spare.</text:p>
      <text:p text:style-name="P34">Say “I’m nobody’s slave”.<text:line-break/>“There’ll be no early grave”.<text:line-break/><text:soft-page-break/>“And I’m nobody’s lamb”.<text:line-break/>“And I will not be damned”.</text:p>
      <text:p text:style-name="P34">“I am one with the sun”.<text:line-break/>“I am God’s hope for fun”.<text:line-break/>“I am master that’s here”.<text:line-break/><text:span text:style-name="T62">Pip hooray. Give a cheer.</text:span></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text:span><text:span text:style-name="T57"> <text:s/>Feel free to ask questions on the forum. When you are finished writing your answers, post your responses on the </text:span><text:span text:style-name="T59">online forum for this card</text:span></text:p>
      <text:list xml:id="list7413403848747017148" text:style-name="L8">
        <text:list-item>
          <text:p text:style-name="P61">Our societies constantly give us the message that we are limited, undeveloped, impotent, sheeple. We often hear that only a few people are special, and only are few are “chosen.” The message is repeated often and it is supported by reward systems and ceremonies as small as commencement and as big as the Olympics. <text:s/>On this world we worship the winners but consign the losers to poverty and obscurity, trying never to think about them, and putting them down if they complain about their lot. <text:s/><text:span text:style-name="T15">Write a bit about your experiences as a “winner” or “loser “</text:span>. Think b back to your own childhood. How did it feel when you were in the “losers” circle. Did that motivate you to do more? Or did it demotivate, suppress, even depress you. <text:s/></text:p>
        </text:list-item>
        <text:list-item>
          <text:p text:style-name="P61">In <text:span text:style-name="T52">The Book of the Triumph of Spirit, </text:span>the <text:span text:style-name="T52">Book of Power </text:span>and <text:span text:style-name="T52">Book of Slavery </text:span>provide a poetic snapshot of the “message” sent to us about our obscurity, limitations, <text:s/>and the need for us to work hard to overcome our limited, broken down nature. Provide a one or two paragraph summary in your own words of the poetry, and also outline the subtle difference. </text:p>
        </text:list-item>
        <text:list-item>
          <text:p text:style-name="P61">Take a close look at your summary from the previous section and think about it. <text:s/>Do you remember hearing things like that as a child or adolescent growing up? Who said these things to you? Parents, teachers, media, books? Give examples. </text:p>
        </text:list-item>
        <text:list-item>
          <text:p text:style-name="P83"><text:span text:style-name="T57">Read the poetic entry from </text:span><text:span text:style-name="T53">The Book of Keys. </text:span><text:span text:style-name="T57">Do you see the powerful “incantation” embedded in the poem? </text:span><text:span text:style-name="T53">The key to that incantation isn't the hand position or the physical props</text:span><text:span text:style-name="T57"> but the personal </text:span><text:soft-page-break/><text:span text:style-name="T57">affirmation about power and glory, and the rejection of limitation and submission, contained in the following words.</text:span></text:p>
        </text:list-item>
      </text:list>
      <text:p text:style-name="P33">Say “I’m nobody’s slave”.<text:line-break/>“There’ll be no early grave”.<text:line-break/>“And I’m nobody’s lamb”.<text:line-break/>“And I will not be damned”.</text:p>
      <text:p text:style-name="P33">“I am one with the sun”.<text:line-break/>“I am God’s hope for fun”.<text:line-break/>“I am master that’s here”. How does it make you fee <text:s/></text:p>
      <text:p text:style-name="P11"><text:tab/>What sorts of feelings do you have as you read these words? Do they empower you, or do doubtful thoughts pop into your head. Write those doubtful thoughts down and as you do that, trace them to their source in religious, scientific, parental, or educational dogma. </text:p>
      <text:p text:style-name="P31"/>
      <text:h text:style-name="P151" text:outline-level="1"><text:s/>The Chariot</text:h>
      <text:h text:style-name="P146" text:outline-level="2">Links</text:h>
      <text:list xml:id="list40336613" text:continue-list="list40363999" text:style-name="L4">
        <text:list-item>
          <text:p text:style-name="P76">Online summary<text:line-break/>http://www.michaelsharp.org/halosharp/archetypes/chariot/</text:p>
        </text:list-item>
        <text:list-item>
          <text:p text:style-name="P76">General archetype forum <text:line-break/>http://www.michaelsharp.org/forum/general-questions/</text:p>
        </text:list-item>
        <text:list-item>
          <text:p text:style-name="P76">Chariot forum <text:line-break/>http://www.michaelsharp.org/forum/chariot/</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ext:s/>Do any practice suggestions and when you are comfortable you understand the depth and breadth of the archetype, answer the study questions and post the answers in the forum. Answering the study questions is optional for students of the Lightning Path, but required for those studying to be mentors. </text:span></text:p>
      <text:h text:style-name="P146" text:outline-level="2">Overview</text:h>
      <text:p text:style-name="P30"><text:span text:style-name="T57">This is an </text:span><text:span text:style-name="T53">identity/purpose</text:span><text:span text:style-name="T58"> </text:span><text:span text:style-name="T57">archetype. In the old energy this archetype has more to say about you purpose, which is to fight and struggle. <text:s/>You have got potential, and you might have power, but you are a diamond in the rough, a soul in training and as such you have a lot of work to do to prove yourself (to authority). That work is going to require conflict, struggle, strife, violence, and even war, but that's the way it is. There is nothing to be said for it. Life is a struggle and existence is a war. Pick your side, participate in the fray, and prove your self worth, or descend into profane oblivion like all the other losers out there. <text:s/></text:span></text:p>
      <text:p text:style-name="P30"><text:soft-page-break/><text:span text:style-name="T57">In the </text:span><text:span text:style-name="T53">new energies</text:span><text:span text:style-name="T57"> the card still talks about your purpose, but the purpose isn't to struggle and war, the purpose is to awaken and activate. In the new energies this card represents your “chariot,” your fully activated physical unit. The energies of struggle and strife are still present, but instead of violence and conflict, war and destruction, this is the struggle to create the boundaries and conditions so you can heal and empower. <text:s/>To fully activate and awaken, think right, eat right, create right environment, and engage in right action. </text:span></text:p>
      <text:h text:style-name="P144" text:outline-level="2">What to watch for</text:h>
      <text:list xml:id="list1044017087581307505" text:style-name="L9">
        <text:list-item>
          <text:p text:style-name="P142">Take a good close look at the military accoutrements in the old energy card. This man is obviously one of the winners. Also make note that the losers, whomever he may have vanquished in his rabid quest for domination, are absent. Notice how we actively disregard the fallen “foes” that lie behind. In the old energies the suffering and violence they endure is never worthy of our consideration, for they are the losers in life. They are expected to put up, shut up, and disappear into oblivion so that the “winners” may enjoy the spoils. <text:s/></text:p>
        </text:list-item>
        <text:list-item>
          <text:p text:style-name="P90">Watch out for justifications of violence or abuse. <text:s/>Conflict, struggle, strife, war, and beating others down (no matter how ritualized it might be) is never cool in the eyes of consciousness/God/Spirit because it causes emotional, psychological, spiritual, even physical damage. </text:p>
        </text:list-item>
        <text:list-item>
          <text:p text:style-name="P90">Watch out for suggestions that there is a problem with you. We are all born strong, open, and loving but The System puts us down and twists us around. <text:s/>Don't blame the victim, don't blame yourself. Blame The System and the toxic abuse we all experience. </text:p>
        </text:list-item>
        <text:list-item>
          <text:p text:style-name="P90">Watch out for suggestions that violence and abuse are good for you. The human body is a sensitive <text:span text:style-name="T52">instrument of consciousness. </text:span>You wouldn't go around smashing glass beakers in a lab, why do you go around smashing your body or putting it in conditions of chronic abuse and assault. <text:s/>What doesn't kill ya leaves a scar.</text:p>
        </text:list-item>
        <text:list-item>
          <text:p text:style-name="P90">The old energy Chariot archetype is linked to old energy authority archetypes like <text:span text:style-name="T52">The Emperor. </text:span>We expose ourselves to violence and abuse, and we perform as indicated in The Chariot, because our needs for love, acceptance, and positive self worth are unmet as children. <text:s/>When you are with your friends and family, explore your feelings. Are your behaviors motivated by <text:s/>a desire to <text:soft-page-break/>uplift others and have fun, or are you acting in order so that you can fit in and get a reward of some kind (i.e. love, attention, a gold star). If the latter, your body's energy system is in a negative state and you need to take steps to meet unmet needs.</text:p>
        </text:list-item>
        <text:list-item>
          <text:p text:style-name="P90">Watch out for feelings of guilt and shame, especially when these are invoked by your friends, family, and authority figures. People exploit our low self esteem and make us feel bad about ourselves in order to get us to do things for them. <text:s/></text:p>
        </text:list-item>
      </text:list>
      <text:h text:style-name="P144" text:outline-level="2">Practice</text:h>
      <text:p text:style-name="P9">In The Book of Keys entry there is a poem that refers to kundalini activation. <text:s/>Kundalini awakening and full activation of the physical unit is the goal represented by this card. You can see this represented in the card imagery, in the powerful energies surrounding the bodily figure, and in the activated DNA spiral represented in the card. <text:s/>The poetry below refers to “conditions” that are required to accomplish full bodily activation. These conditions are not detailed in the poetry but it basically comes down to healing the body and mind, right thought, right action, and right environment. Because of the power of the energies involved, strong ego, strong self esteem, healthy body, and healthy mind are required <text:span text:style-name="T52">before </text:span>full activation can occur. <text:s/></text:p>
      <text:p text:style-name="P37">Dear one remember this.<text:line-break/>This is nothing but a kiss.<text:line-break/>Of the God inside Divine.<text:line-break/>Of the heart within this rhyme.</text:p>
      <text:p text:style-name="P37">You are not a body’s fool.<text:line-break/>You need not follow all their rules.<text:line-break/>Need not work another day.<text:line-break/>The God within says “come let us play”</text:p>
      <text:p text:style-name="P37">For the time has surely come.<text:line-break/>Now the power of the sun,<text:line-break/>And the brightness of the crown,<text:line-break/>And the root shoved surely down.</text:p>
      <text:p text:style-name="P37">And the kundalini twin,<text:line-break/><text:soft-page-break/>Fires up, and prize you win.<text:line-break/>It’s a day you should embrace<text:line-break/>Now all conditions are in place.</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our own life experience</text:span><text:span text:style-name="T57">. Post your answers in the </text:span><text:span text:style-name="T59">online forum for this card,</text:span></text:p>
      <text:list xml:id="list2665273869306169287" text:style-name="L10">
        <text:list-item>
          <text:p text:style-name="P62">What are some of the things you need to do in order to “prepare the vessel” (i.e. get the chariot ready) for full bodily activation. (establish boundaries, heal abuse, etc.). Use your intuition, and to answer this question. <text:s/>and write down the first things that come to your mind. Compare your answers against <text:s/>information from <text:span text:style-name="T52">The Book of the Triumph of Spirit Master Key </text:span>and <text:span text:style-name="T52">The Basic Book </text:span>on this issue.</text:p>
        </text:list-item>
        <text:list-item>
          <text:p text:style-name="P62">Have you ever had chakra or kundalini activations? You can recognize chakra activations by palpitations, tingling, energy flow, shivers. How about kundalini awakening? Have you ever had a kundalini activation, or do you know somebody who has? Powerful and expansive, these activations can be frightening, disturbing, and difficult to ground if you are unprepared. Fear, paranoia, <text:s/>egoic bloating, egoic collapse, and general disorientation can result. The negative experience can be so bad that you run away from spirituality and hide in the “normal” world. If you have ever had these experiences, take a few deep breaths and re-evaluate them now. <text:s/>If the experiences were bad, <text:s/>you were simply unprepared. Do not let these bad experiences and faulty training through you permanently off The Path. </text:p>
        </text:list-item>
        <text:list-item>
          <text:p text:style-name="P62">DO NOT FETISHIZE THE WINNERS. We live in a world that worships domination of others (a.k.a. competition). The Olympic games are the ultimate expression of our collective idolatry of conflict. We quite literally worship the winners (false idols) and discard the losers, <text:s/>many of whom go on to experience physical problems because of the abuse their body endured, or even psychological and emotional problems as a result of the chronic humiliation that results. <text:span text:style-name="T52">We never consider the impact on the losers.</text:span> We hide them away, tell them to be “good sports,” and pretend that they are not hurt by the competitive idolatry. Now, think back to your childhood experiences. Do you remember how it felt to be a loser, to be excluded from the love and cudos <text:soft-page-break/>of the winners circle, to be shamed in front of your peers for “not living up” to standards around. What do you think the impact this had on you psychologically, emotionally, and spiritually. If you were lucky enough to be a member of the winners circle, pause and consider the emotional and psychological impact that your domination had on your peers. </text:p>
        </text:list-item>
        <text:list-item>
          <text:p text:style-name="P62"><text:span text:style-name="T36">Read the poetic entry from </text:span><text:span text:style-name="T37">The Book of Slavery</text:span><text:span text:style-name="T36"> and </text:span><text:span text:style-name="T37">The Book of Power.</text:span><text:span text:style-name="T36"> Summarize the entry in a sentence or two. </text:span></text:p>
        </text:list-item>
        <text:list-item>
          <text:p text:style-name="P62"><text:span text:style-name="T36">Read the poetic entry from </text:span><text:span text:style-name="T37">The Book of Keys. </text:span><text:span text:style-name="T36">Summarize the meaning of the entry in your own words.</text:span></text:p>
        </text:list-item>
      </text:list>
      <text:h text:style-name="P151" text:outline-level="1"><text:s/>The Wheel becomes The World</text:h>
      <text:h text:style-name="P146" text:outline-level="2">Links</text:h>
      <text:list xml:id="list40362554" text:continue-list="list40336613" text:style-name="L4">
        <text:list-item>
          <text:p text:style-name="P76">Online summary<text:line-break/>http://www.michaelsharp.org/halosharp/archetypes/the-wheel-becomes-the-world/</text:p>
        </text:list-item>
        <text:list-item>
          <text:p text:style-name="P76">General archetype forum<text:line-break/>http://www.michaelsharp.org/forum/general-questions/</text:p>
        </text:list-item>
        <text:list-item>
          <text:p text:style-name="P87"><text:span text:style-name="T8">Wheel </text:span><text:span text:style-name="T8"><text:s/>forum</text:span><text:span text:style-name="T8"> <text:line-break/>http://www.michaelsharp.org/forum/the-wheel-becomes-the-world/</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You are going to want to spend at least a week thinking about your notes and running over in your head what to watch out for. This takes work. The old energy archetypes are deeply embedded and they show up in weird ways.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In the old energy this card teaches about your </text:span><text:span text:style-name="T53">purpose</text:span><text:span text:style-name="T57">, which is to suffer and learn your lessons, and/or work and struggle to prove yourself. <text:s/>In the old energy this card is karma and fate. In this old energy this is “only the chosen.” The world is filled with inequality and oppression, suffering and woe, but dear child, that is just the way it is. <text:s/>That is how “it” (creation) was set up. <text:s/>You should know that your “station” is god given. You should accept your lot in life without question no matter how bad (or good) </text:span><text:soft-page-break/><text:span text:style-name="T57">it is. <text:s/>Bad things happen for a reason! What goes around comes around! Instant karma is going to get ya, so put up, shut up, and get on with the work. </text:span></text:p>
      <text:p text:style-name="P32"><text:span text:style-name="T57">In reality, in the old energy, this card draws heavily on </text:span><text:span text:style-name="T53">excuse and justification. </text:span><text:span text:style-name="T57">Bad things happen on this life not because of an economic system created to benefit a few, and not because of the callous disregard of the “blue bloods” of this world, but because God designed it that way, or karma makes it that way. <text:s/>Therefore do not be mad, do not try and change things, just accept whatever comes your way as a necessary part of your karmic/cosmic//lesson/work plan, and move on. </text:span></text:p>
      <text:p text:style-name="P30"><text:span text:style-name="T57">In the</text:span><text:span text:style-name="T55"> new energies</text:span><text:span text:style-name="T57"> this card also teaches about purpose but instead of the purpose revolving around the acceptance of the status quo and the suffering that attends it, instead of offering you justification and excuse, this archetype suggests your purpose is to work as a team, together with all other life on this planet, and ascend the planet. <text:s/>This isn't about you as an individual, but about us as a team. The high truth that you have to understand is, rich or poor, big or small, high or low, we are all part of the same “ascension” team and we all work towards the same common goal. In the new energies no justification is to be found. In the energies we face the ugly truth of our reality, and work together to transform and uplift. <text:s text:c="2"/></text:span></text:p>
      <text:h text:style-name="P144" text:outline-level="2">What to watch for</text:h>
      <text:list xml:id="list8761132315309825670" text:style-name="L11">
        <text:list-item>
          <text:p text:style-name="P91">They key to understanding this card is the word <text:span text:style-name="T52">justification. </text:span>This card provides a justification for suffering, inequality, poverty, greed and even violence and war. <text:s/>This card provides an excuse. Watch out for justifications and excuses. <text:s/>In the new energy <text:span text:style-name="T15">there is no excuse </text:span>for suffering, inequality, poverty, greed, violence, and war . <text:s/></text:p>
        </text:list-item>
        <text:list-item>
          <text:p text:style-name="P91">Watch out for ideas of fate or karma. Your life is not given to you by God. Your life isn't “designed” to teach you lessons. If you are poor it isn't because you deserve it or because you did something wrong. <text:s/>If you suffer it is because <text:span text:style-name="T52">the wheel </text:span>has taken a piece out of you and left you smaller as a result. Stand up and make a change. </text:p>
        </text:list-item>
        <text:list-item>
          <text:p text:style-name="P91">Watch out for lies and deception, especially self deception, and especially if that deception justifies the world <text:span text:style-name="T52">as it is. </text:span><text:s/>In order for the ascension to proceed, the world <text:span text:style-name="T52">as it is </text:span>must change. In order for the world as it is to change, we must face the truth about it at all levels. The old energy archetype encourages us to <text:span text:style-name="T54">turn away </text:span><text:span text:style-name="T63">from truth of this world and build an elaborate </text:span><text:soft-page-break/><text:span text:style-name="T63">fantasy in order to justify the status quo. <text:s/>Pay close attention to the practice section this week and make </text:span><text:span text:style-name="T54">truth </text:span><text:span text:style-name="T63">your only desire. </text:span></text:p>
        </text:list-item>
      </text:list>
      <text:h text:style-name="P144" text:outline-level="2">Practice</text:h>
      <text:p text:style-name="P7"><text:span text:style-name="T45">This card represents </text:span><text:span text:style-name="T40">major repression. </text:span><text:span text:style-name="T45"><text:s/>Deep inside lies pure consciousness and pure awareness, but this consciousness and awareness is repressed. There is no other way. The energetic dynamo that is duality would cease to function if we all saw the truth of our reality, and remembered who we are. Therefore we must lie to ourselves about who we are, and the nature of our reality. In order to accomplish this self-deception we must </text:span><text:span text:style-name="T40">push </text:span><text:span text:style-name="T45">consciousness and awareness away. In order to believe the lies we must repress the divinity within, either on our own, or with the help of The System. <text:s/>In order to reverse this process, make reality and truth your goal. Do not “play the game.” Do not focus on appearances. Do not be satisfied with the surface. Do not justify and excuse. Dive deep into this reality and see the truth no matter how ugly it is or how uncomfortable it makes you feel. <text:s/>If you must worship something, </text:span><text:span text:style-name="T40">worship truth</text:span><text:span text:style-name="T45"> because in God there is nothing but truth. As you learn to embrace truth, you learn to embrace your divinity. <text:s/></text:span></text:p>
      <text:h text:style-name="P144" text:outline-level="2">In depth</text:h>
      <text:p text:style-name="P7"><text:span text:style-name="T57">For in depth study read the entries from </text:span><text:span text:style-name="T53">The Book of the Triumph of Spirit </text:span><text:span text:style-name="T57">and </text:span><text:span text:style-name="T53">The Book of the Triumph of Spirit Master Key.</text:span><text:span text:style-name="T57"> Focus on answering the following questions. </text:span><text:span text:style-name="T59"><text:s/>Use examples from your own life experience</text:span><text:span text:style-name="T57">. Post your answers in the </text:span><text:span text:style-name="T59">online forum for this card,</text:span></text:p>
      <text:list xml:id="list7947265398549289170" text:style-name="L12">
        <text:list-item>
          <text:p text:style-name="P63">What are some of the excuses you use (or once used) to justify inequality and poverty on this planet? </text:p>
        </text:list-item>
        <text:list-item>
          <text:p text:style-name="P63">What are some of the excuses you use to justify great wealth and privilege? Is it talent, fate, or God's will that brings these things. </text:p>
        </text:list-item>
        <text:list-item>
          <text:p text:style-name="P63">What are some of the things in your life that you would d rather not face? How do ideas of karma, fate, and old energy purpose assist you in pretending that everything is OK in your world, even when it is not?</text:p>
        </text:list-item>
        <text:list-item>
          <text:p text:style-name="P63"><text:span text:style-name="T36">Read the poetic entry from </text:span><text:span text:style-name="T37">The Book of Slavery</text:span><text:span text:style-name="T36"> and </text:span><text:span text:style-name="T37">The Book of Power.</text:span><text:span text:style-name="T36"> Summarize the entry in a sentence or two. </text:span></text:p>
        </text:list-item>
        <text:list-item>
          <text:p text:style-name="P63"><text:soft-page-break/><text:span text:style-name="T36">Read the poetic entry from </text:span><text:span text:style-name="T37">The Book of Keys. </text:span><text:span text:style-name="T36">Summarize the meaning of the entry in your own words.</text:span></text:p>
        </text:list-item>
      </text:list>
      <text:h text:style-name="P153" text:outline-level="1">The High Priestess becomes ISIS</text:h>
      <text:h text:style-name="P146" text:outline-level="2">Links</text:h>
      <text:list xml:id="list40337796" text:continue-list="list40362554" text:style-name="L4">
        <text:list-item>
          <text:p text:style-name="P76">Online summary<text:line-break/>http://www.michaelsharp.org/halosharp/archetypes/the-emperor-becomes-mars/</text:p>
        </text:list-item>
        <text:list-item>
          <text:p text:style-name="P76">General archetype forum<text:line-break/>http://www.michaelsharp.org/forum/general-questions/</text:p>
        </text:list-item>
        <text:list-item>
          <text:p text:style-name="P76">High priestess/Isis forum<text:line-break/>http://www.michaelsharp.org/forum/the-high-priestess-becomes-isis/</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Several complicated ideas percolate beneath the surface of this card. Gender ideas are stored here that is for sure but ultimately, in the old energy, this card represents <text:span text:style-name="T52">The Veil </text:span>or <text:span text:style-name="T52">The <text:s/>Blindfold. <text:s/></text:span>You can see this clearly in the old energy representation of this card, which shows a <text:span text:style-name="T52">female, </text:span>sitting on a block between two massive pillars, <text:s/>in front of a veil that blocks your view of the <text:span text:style-name="T52">vast ocean </text:span>behind. On her lap is a list of <text:span text:style-name="T52">justifications </text:span>and <text:span text:style-name="T52">excuses </text:span>(you are not chosen, you are not worthy, you are not ready, you can't handle the truth, etc.) that she will use should you, in that clumsy and blindfolded way of yours, stumble upon her and wonder what it is she is up to. </text:p>
      <text:p text:style-name="P8">Now, take a step back and look at the old energy card. The card clearly represents a structure (i.e. The System) and esoteric role <text:span text:style-name="T52">designed to hide the vast ocean of consciousness and prevent access to truth</text:span>! It is <text:soft-page-break/>difficult to see when obscured by misdirection and lie, but hard to miss when the blindfold has been lifted.</text:p>
      <text:p text:style-name="P8">A lot could be said about how the structure that hides the truth (a.k.a. The System) is built up on this planet, but really it comes down to restriction of chakra energies. If you can restrict the energetic flow of the chakras, if you can damage them, and/or corrupt the remaining flow, then you can prevent the physical unit from waking up, empowering, and seeing the truth. The biggest overall assault on chakra energies occurs as the result of the corruption of our ideas about yin/yang, and the association of yin with the female form, but other assaults occur as well. A particularly pernicious assault occurs when religions attack our crown chakra and shut it down by <text:s/>implanting the fear of Spirit. This fear can be overt, as it is when it is focused on demons, devils, hell, and perdition, or it can be subtle, as when it is focused on judgment, exclusion, and punishment. </text:p>
      <text:p text:style-name="P8">Whatever the assault is, the goal is reactivating chakras. Once chakras begin to reactive, the flimsy structures of The System, and the tattered and useless fabric of The Veil, crumble away in the gentle <text:s/>breeze of your awakening soul. <text:s/>Therefore in the new energies Isis represents energy release and balanced flow. You can see this new energetic freedom reflected in the artwork of the Halo/Sharp card. In this card there is no veil, there is no blindfold, there is no “book of lies,” and there is no structure of repression. Energy flows freely and in balance. </text:p>
      <text:h text:style-name="P144" text:outline-level="2">What to watch for</text:h>
      <text:list xml:id="list4039290734440035098" text:style-name="L13">
        <text:list-item>
          <text:p text:style-name="P92">In the old energy the High Priestess, like the Devil, <text:s/>is a bringer of lie, excuse, and justification, so watch out for lies, excuses, and justification. Watch out when people try and tell you everything is OK, when it clearly it is not so. Watch out for people who offer justifications for poverty and inequality, there is no reason. Watch out for efforts to divert you from the truth and attach you to substance less fluff, you will die. <text:s/>Watch out for people who set conditions, or require “testing,” you are worthy. <text:s/>The truth is obvious to see, when it is not intentionally obscured, but it is a birth right for all. <text:s/><text:span text:style-name="T15">Excuse, justification, and <text:s/>misdirection are unacceptable</text:span>.</text:p>
        </text:list-item>
        <text:list-item>
          <text:p text:style-name="P92">The High Priestess, like The Devil, represents profound chakra dysfunction and damage. Healing is thus a prerequisite, so watch for opportunities to heal. Watch for <text:span text:style-name="T52">good </text:span>advice on nutrition, health, exercise, etc. Watch for information on chakra activation and energetic rebalancing. <text:s/>Pay attention to the need to rebalance yin and yang and accept both into the <text:soft-page-break/>energy system of the physical unit. Always be open to synchronous information and guidance, but don't be a fool about it. Not everything that is in print is worth your time, not every word that is spoken leads back home to truth. </text:p>
        </text:list-item>
      </text:list>
      <text:h text:style-name="P144" text:outline-level="2">Practice</text:h>
      <text:p text:style-name="P46">Practice piercing<text:span text:style-name="T52"> the veil. <text:s text:c="2"/></text:span>Visualize yourself (gently) pushing aside the High Priestess and tearing down the flimsy barrier. Read (or reread) <text:a xlink:type="simple" xlink:href="http://www.michaelsharp.org/parables/parable-of-the-blindfold/">Parable of the Blindfold</text:a>. <text:s/>Several times a day for the next <text:s/>several weeks, visualize yourself lifting off the blindfold so as you can truly see the world as it is. Put aside all doubts and fears. You have the capacity to handle, and the capability to accomplish, a reconnection to source. <text:s/></text:p>
      <text:p text:style-name="P46">Also, practice treating the genders fair. <text:s/>Yin and yang are deeply associated with male and female on this planet, therefore reactivating suppressed energies, and rebalancing creative flow, requires absolute equality of the sexes at a conceptual, economic, political, and social level. There are minor differences in the sexual makeup of the physical units (one has a penis, one has a vagina) but aside from these differences it is the similarities that should be recognize and exalted, at least in the short term. Embrace yin and yang both in others, and in yourself. Express and rejoice in the essential unity that lies behind the superficial differences manifest in the physical world. <text:s/></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text:span><text:span text:style-name="T57"> Post your answers in the </text:span><text:span text:style-name="T59">online forum for this card,</text:span></text:p>
      <text:list xml:id="list6313641906167237566" text:style-name="L14">
        <text:list-item>
          <text:p text:style-name="P64">The High Priestess hides the truth. She hides the truth of who you are, she hides the truth of where you come from, she hides the truth about this world, and she obscures the path back to home. Examine your own life. Who are the people, or the corporations and institutions in your life who play the role of the High Priestess? Who distracts you from the path? Who fills you mind with substance less fluff? What bad things have happened in your life and who justifies the world “as it is.”</text:p>
        </text:list-item>
        <text:list-item>
          <text:p text:style-name="P64">In the old energy there is a cost for truth, and this cost gets increasingly higher the more truth <text:soft-page-break/>you acquire. Examine your life. What has been the “cost of truth” in your life? What sacrifices have you made, what people have you lost, what things have you had to put aside, in order to stay true to your path and your spiritual quest for truth? </text:p>
        </text:list-item>
        <text:list-item>
          <text:p text:style-name="P64">Why is the suppression of yin associated so closely with the creation of The Veil, or the imposition of The Blindfold? Remember this has to do with the energies of your chakras. If you have trouble, review <text:span text:style-name="T52">The Dossier of the Ascension </text:span>for information on yin/yang and chakra activation. </text:p>
        </text:list-item>
        <text:list-item>
          <text:p text:style-name="P64"><text:span text:style-name="T36">Read the poetic entry from </text:span><text:span text:style-name="T37">The Book of Slavery</text:span><text:span text:style-name="T36"> and </text:span><text:span text:style-name="T37">The Book of Power.</text:span><text:span text:style-name="T36"> Summarize the entry in a sentence or two. <text:s/>Pay attention to the </text:span><text:span text:style-name="T37">justifications <text:s/></text:span><text:span text:style-name="T36">and </text:span><text:span text:style-name="T37">excuses. <text:s/></text:span><text:span text:style-name="T36">Why is access to the vast ocean denied? What has to be done in order to gain access? What is the subtle difference between The Book of Slavery message, and The Book of Power. </text:span></text:p>
        </text:list-item>
        <text:list-item>
          <text:p text:style-name="P131"><text:span text:style-name="T44">Read the poetic entry from </text:span><text:span text:style-name="T38">The Book of Keys. </text:span><text:span text:style-name="T44">What is the relevance of the invocation of fear, gender, and crown chakra activation? Summarize the meaning of the entry in your own words.</text:span></text:p>
        </text:list-item>
      </text:list>
      <text:h text:style-name="P154" text:outline-level="1">The Emperor becomes Mars</text:h>
      <text:h text:style-name="P146" text:outline-level="2">Links</text:h>
      <text:list xml:id="list40353936" text:continue-list="list40337796" text:style-name="L4">
        <text:list-item>
          <text:p text:style-name="P76">Online summary<text:line-break/>http://www.michaelsharp.org/halosharp/archetypes/the-emperor-becomes-mars/</text:p>
        </text:list-item>
        <text:list-item>
          <text:p text:style-name="P76">General archetype forum<text:line-break/>http://www.michaelsharp.org/forum/general-questions/</text:p>
        </text:list-item>
        <text:list-item>
          <text:p text:style-name="P87"><text:span text:style-name="T8">Mars/Emperor </text:span><text:span text:style-name="T8">forum</text:span><text:span text:style-name="T8"> <text:line-break/>http://www.michaelsharp.org/forum/the-emperor-becomes-mars/</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text:span><text:span text:style-name="T53">online summary </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As pointed out in <text:span text:style-name="T52">The Book of the Triumph of Spirit, </text:span>there is a dual aspect to this card. On the one hand the old energy archetype speaks to the characteristics of the “male” physical form (“strong,” powerful, in control, on top, etc.), and on the other hand it speaks to the creation and implementation of male authority. <text:s/>Of course, the two aspects fit tightly together. In the old energy men are created as patriarchs, authoritarians, “kings” of the castles, rulers of the roost, and their dominance is justified by the superiority of their presumed sexual characteristics. <text:s/>Once male authority is created in the minds of the people of the planet, it is backed up by force and violence. <text:s/>Do what you are told <text:span text:style-name="T52">or else </text:span>is the underlying subtext of this card. </text:p>
      <text:p text:style-name="P8">Patriarchy is not a healthy social construct and as such this card represents a considerable mount of <text:soft-page-break/>psychological damage. Creating male authority structures, and then placing men into them as patriarchal and autocratic penis head is neither natural for the physical unit, nor <text:span text:style-name="T52">aligned </text:span><text:s/>with higher consciousness in any way. <text:s/>In order to get men to fill this role they have to be cut off from their emotional, compassionate, and soft sides. This psychological amputation undermines the possibility of connection and damages the physical unit in profound ways. <text:s/>Understanding the damage and working towards healing that damage (i.e. reopening and realigning chakras) is a key aspect of the study of this card. <text:s/>It should be noted that women do not fair any better since as part of their gender socialization, they are cut off from their masculine side. It should be noted however that because of the nature of the amputating women may remain (on average) marginally better “connected” <text:s/>to The Fabric then men. </text:p>
      <text:p text:style-name="P8">The gender socialization and authority that is represented by this archetype is designed with the express purpose of <text:span text:style-name="T52">control </text:span>of people, at one level. At the highest level however this old energy archetypes represents the command and control of yang energies. <text:s/>The social and political structures that emerge out of this are military and para-military. <text:s/>Domination and suppression of others (the weak, the unevolved, the profane, those who are not “chosen,” etc.) becomes the goal. </text:p>
      <text:p text:style-name="P8">In the new energies control of <text:s/>yang energy is not required. Not only will yang be <text:span text:style-name="T52">diminished <text:s/></text:span>in the new energies (i.e. turned down), but energies will be rebalanced and yin will no longer be suppressed. <text:s/>As a result, not only will the violent and difficult to control aspect of out of balance yang dissipate (because yang perfectly balanced with yin is powerfully creative, but rarely destructive), but authentic and balanced creativity will explode a result. You will see this truth in the transformation of reality. </text:p>
      <text:h text:style-name="P144" text:outline-level="2">What to watch for</text:h>
      <text:list xml:id="list705445158052222022" text:style-name="L15">
        <text:list-item>
          <text:p text:style-name="P93">In reality there are very few real differences between men and women. <text:s text:c="2"/>Both men and women have the same emotional, psychological, and spiritual needs, and the same expressive and creative potential. In order to fully awaken and activate the physical unit, you must draw on both yin and yang energies. <text:s/>In order to fully awaken and activate, both sides of the brain must function. Therefore watch out for any idea or practice that suggests a differences in genders, the devaluation of the female (intuition, emotion, etc), and exclusion. Men and women walk together always, especially when they are partners. </text:p>
        </text:list-item>
        <text:list-item>
          <text:p text:style-name="P93">The only reasons hierarchy exists is to control an out of balance yang. As yin and yang are balanced, control will no longer need to be externally imposed and true individuality will return. <text:soft-page-break/>Creative force (yang) will be tempered by the formative, compassionate, and directive nature of yin. <text:s/>Therefore watch out for justifications of hierarchy and control. Gradually step out of the thumb of authority and hierarchy and reclaim your own creative brilliance and authority. Note, this is not an excuse to do whatever the heck you want. Under the formative influence of yin, we typically only engage in acts that represent the highest good for all creation. </text:p>
        </text:list-item>
        <text:list-item>
          <text:p text:style-name="P93">Watch out for the application of authority and power. It is <text:span text:style-name="T52">never OK</text:span> to force people to do things. Action should be preceded by consultation, compassion, and concern for the boundaries and rights of others. Make sure you apply this in your own life and (if you can do so without incurring personal damage) challenge others as well. <text:s/></text:p>
        </text:list-item>
      </text:list>
      <text:h text:style-name="P144" text:outline-level="2">Practice</text:h>
      <text:p text:style-name="P46">The Mars card is about control through hierarchy and authority. The Book of Keys poetry speaks directly to freedom from authority. <text:s/>It addresses self esteem issues that keep us in the thrall of authority by suggesting we reclaim our sense of worthiness and power. <text:s/>In practice, therefore, learn to create the world <text:span text:style-name="T52">you </text:span>want to create without so much reference to what “others” want (an in particular when those others are authority figures). Note that his doesn't mean selfish individualism and disregard, it just means more authentic teamwork. Willful, but aligned, creation starts when you learn to make decisions for yourself or (if you are in an intimate relationship or part of a team), in <text:span text:style-name="T64">equality</text:span> with those around you. <text:s/>Practice expressing what you want, discussing what you want, and creating the world that you want without reference to the dictatorial control of old energy male authority.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 </text:span><text:span text:style-name="T57">Post your answers in the </text:span><text:span text:style-name="T59">online forum for this card,</text:span></text:p>
      <text:list xml:id="list8591472373352979035" text:style-name="L16">
        <text:list-item>
          <text:p text:style-name="P65">Think back to before you started the LP training. Examine your old energy ideas of gender. <text:s/>On a notepad write the headings <text:span text:style-name="T52">MALE </text:span>and <text:span text:style-name="T52">FEMALE </text:span>and underneath these write out the stereotyped characteristics of gender you <text:span text:style-name="T52">used </text:span>to accept as reality. How has <text:s/>your perception of gender changed as a result of your study of the LP materials? Do you feel more or less open now, more or less powerful?</text:p>
        </text:list-item>
        <text:list-item>
          <text:p text:style-name="P65"><text:soft-page-break/>Authority, <text:s/>force, and violence are disjunctive and unaligned with higher consciousness. With children however some “force” (in the form of “direction” and guidance) is necessary. Children who experience no direction and no guidance grow up just as damaged and easy to control as children who experience authority, force, and violence (typically because in both cases their needs were not met). <text:s/>Therefore, think for a few moments of some strategies for properly directing and guiding the development of children. What comes to mind as proper, aligned, and effective parental strategy? Write these thoughts down. </text:p>
        </text:list-item>
        <text:list-item>
          <text:p text:style-name="P65">If you are a male patriarch in a home, or a corporation, or a military hierarchy, (and please note, females may take the role of male patriarch), take a few moments and examine your justifications for this behaviour. Why is it OK for you to give orders without reference to the needs or desires of those below. Whose agenda does this behaviour <text:s/>really reflect? Yours or the “ones above you.” <text:s/></text:p>
        </text:list-item>
        <text:list-item>
          <text:p text:style-name="P65"><text:span text:style-name="T36">Read the poetic entry from </text:span><text:span text:style-name="T37">The Book of Slavery</text:span><text:span text:style-name="T36"> and </text:span><text:span text:style-name="T37">The Book of Power.</text:span><text:span text:style-name="T36"> Summarize the entry in a sentence or two. <text:s/>Focus on the </text:span><text:span text:style-name="T37">justifications </text:span><text:span text:style-name="T36">for power and authority embedded in the poetry. In the old energy, how is the application of power and authority justified? <text:s/>For </text:span><text:span text:style-name="T37">The Book of Power, </text:span><text:span text:style-name="T36">what is the price of entry into the earthly hierarchies of power and control?</text:span></text:p>
        </text:list-item>
        <text:list-item>
          <text:p text:style-name="P116"><text:span text:style-name="T44">Read the poetic entry from </text:span><text:span text:style-name="T38">The Book of Keys. </text:span><text:span text:style-name="T44">Summarize the meaning of the entry in your own words.</text:span></text:p>
        </text:list-item>
      </text:list>
      <text:h text:style-name="P155" text:outline-level="1">The Empress becomes Gaia </text:h>
      <text:h text:style-name="P146" text:outline-level="2">Links</text:h>
      <text:list xml:id="list40357033" text:continue-list="list40353936" text:style-name="L4">
        <text:list-item>
          <text:p text:style-name="P76">Online summary<text:line-break/>http://www.michaelsharp.org/halosharp/archetypes/the-empress-becomes-gaia/</text:p>
        </text:list-item>
        <text:list-item>
          <text:p text:style-name="P76">General archetype forum<text:line-break/>http://www.michaelsharp.org/forum/general-questions/</text:p>
        </text:list-item>
        <text:list-item>
          <text:p text:style-name="P87"><text:span text:style-name="T8">Gaia/Empress </text:span><text:span text:style-name="T8">forum</text:span><text:span text:style-name="T8"> <text:line-break/>http://www.michaelsharp.org/forum/gaia-formerly-the-empress/</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As pointed out in <text:span text:style-name="T52">The Book of the Triumph of Spirit</text:span>, there is a dual aspect to this card. On the one hand this card represents the “mother energy” and the confinement of the nurturing parental role to the female sex, and on the other hand this represents the manifestation of <text:span text:style-name="T52">female social authority. </text:span><text:s/>To get the most out of this card, study it in two phases. <text:s/>Focus first on the message the old energy card sends about the reproductive role of men and women. In the old energy the primary task for nurturing childcare is restricted to the female sex. <text:s/>There is, of course, nothing wrong with being a nurturing mother. In fact, all mothers should be nurturing mothers. <text:s/>The problem is that in the old energy the caring and nurturing parental role is confined to the female sex. This is out of balance and incorrect. <text:s/>Young children do not distinguish between genders and in order to develop in a healthy manner, they need all <text:soft-page-break/>closely attached parental units to be loving, nurturing, compassionate, and caring. <text:s/>Therefore women must let men enter the nurturing spheres formerly confined to the female, and men must get down of their patriarchal high horse and learn to embrace and express their loving, compassionate, attached, connected, soft, and emotional side as well. </text:p>
      <text:p text:style-name="P8">Phase two of the study of this card should have you examining <text:span text:style-name="T52">female authority, </text:span>the nature of that authority, the application of that authority, and the toxic outcomes that arise as satisfaction of our basic emotional and psychological needs are thwarted in the interests of social control and system function. <text:s/>Note that female authority is based primarily on emotional manipulation in service to the requirements of The System. Because it is only possible to manipulate people by their needs when their needs are not met otherwise, this rubric requires that basic needs go unmet. The psychological and emotional damage is extensive and may take time to unravel and unwrap. </text:p>
      <text:h text:style-name="P144" text:outline-level="2">What to watch for</text:h>
      <text:list xml:id="list2160735348386731115" text:style-name="L17">
        <text:list-item>
          <text:p text:style-name="P94">Time to man up! Watch out for anything that discourages the display of male emotions. Men are loving, compassionate, easy to hurt, soft, and sensitive just like everybody else and anybody that says differently is playing into old energy systems of control. Women in particular should pay close attention here because women in particular are responsible for enforcing the emotional boundaries of men. How many women out there want a sensitive male but then dismiss, condemn, and attack when their man shows an unacceptable emotion “weakness.” The response is typically unconscious and viscous. Remember the lesson of the Strength archetype. It is not a weakness to be soft, squishy, sensitive, and hurt. </text:p>
        </text:list-item>
        <text:list-item>
          <text:p text:style-name="P94">Speaking of the strength archetype, don't be a wimp! <text:span text:style-name="T51">Our ideas of strength figure prominently into old energy gender archetypes. In the old energy to be strong is to be tough, hard, unfeeling, compassionate, and unattached. <text:s/>In order to deprogram gender archetypes, our ideas of strength need to change. Look at the Halo/Sharp Strength archetype for more guidance in this regard. </text:span></text:p>
        </text:list-item>
        <text:list-item>
          <text:p text:style-name="P94"><text:span text:style-name="T51">Watch out for female social authority. Female social authority is based on emotional manipulation and assault. Social authority and manipulation is being applied when you are made to feel bad about yourself, or excluded, or otherwise manipulated into being a certain way, or doing certain things. Watch out for those times when how you think, how you feel, or what you want to do is sacrificed so that you can meet an emotional need for love, acceptance, </text:span><text:soft-page-break/><text:span text:style-name="T51">inclusion, etc. It is not a bad thing to be loved, accepted, and included, but when this involves the sacrifice of your true self, unaligned action, and disjunctive outcomes, you sacrifice divinity, live, and empowerment for nothing more than the transient satisfaction of a powerful bodily need. <text:s/>If necessary, unplug from your current social networks and seek out new ones. <text:s/></text:span></text:p>
        </text:list-item>
        <text:list-item>
          <text:p text:style-name="P94"><text:span text:style-name="T51">Negative energy systems, in yourself and others. <text:s/>The System exploits human needs to create compliant, subservient, and easy to control robots. As a result of a toxic socialization process we are left with gaping emotional holes in the psychic fabric of our physical unit. <text:s/>We are </text:span><text:span text:style-name="T43">driven </text:span><text:span text:style-name="T51">to fill the hole and as a result we are easy to control (all somebody has to do is offer us a small “reward”) and life behavior is caricatured and easy to script. </text:span></text:p>
        </text:list-item>
      </text:list>
      <text:h text:style-name="P144" text:outline-level="2">Practice</text:h>
      <text:p text:style-name="P46">In order to activate and awaken we need to fully embrace that part of ourselves which is loving, compassionate, <text:s/>attached, connected, and concerned. <text:s/>This is a particular task for men who have been socialized into an aloof, uncaring, and disconnected role (the role of the Emperor in the old energy), but women may need to consider this as well, especially if there was significant violence and abuse in childhood. <text:s/>Take an introspective look at your orientation to the world and ask yourself where you need to be more aware, connected, attached, compassionate, and loving. <text:s/>Also, closely examine what you define as weakness in men. Is a man who cries weak? Is a man who is sensitive and easy to hurt weak? <text:s/></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text:span><text:span text:style-name="T59"> <text:s/>Use examples from your own life experience.</text:span><text:span text:style-name="T57"> Post your answers in the </text:span><text:span text:style-name="T59">online forum for this card,</text:span></text:p>
      <text:list xml:id="list9173137693098690343" text:style-name="L18">
        <text:list-item>
          <text:p text:style-name="P109"><text:s/>Satisfaction of our need to be loved, accepted, and included is thwarted in the interests of manipulation and control. <text:s/>The System creates an empty emotional hole that we run around trying to fill. To satisfy our unmet psychological needs, we will often do anything just so we can feel included, loved, and accepted. What sorts of sacrifices and compromises have you made in your life so that you can feel included, loved, and accepted? </text:p>
        </text:list-item>
        <text:list-item>
          <text:p text:style-name="P109">What are your perceptions of what it means to be male and/or female. <text:s/>How have your <text:soft-page-break/>perceptions changed as a result of your study of the LP. <text:s/>Do you feel you are more open to new information on gender now? Why is that?</text:p>
        </text:list-item>
        <text:list-item>
          <text:p text:style-name="P109">What are your perceptions of what it means to be a mother or father? How have these perceptions changed as a result of your study of the Lightning Path? Are there any residual gendered based notions of parenting that you are hanging onto? If so, why? </text:p>
        </text:list-item>
        <text:list-item>
          <text:p text:style-name="P66"><text:span text:style-name="T36">Read the poetic entry from </text:span><text:span text:style-name="T37">The Book of Slavery</text:span><text:span text:style-name="T36"> and </text:span><text:span text:style-name="T37">The Book of Power.</text:span><text:span text:style-name="T36"> Summarize the entry in a sentence or two. <text:s/>Focus on the </text:span><text:span text:style-name="T37">justifications </text:span><text:span text:style-name="T36">for power and authority embedded in the poetry. In the old energy, how is the application of power and authority justified? <text:s/>For </text:span><text:span text:style-name="T37">The Book of Power, </text:span><text:span text:style-name="T36">what is the price of entry into the earthly hierarchies of power and control?</text:span></text:p>
        </text:list-item>
        <text:list-item>
          <text:p text:style-name="P132"><text:span text:style-name="T44">Read the poetic entry from </text:span><text:span text:style-name="T38">The Book of Keys. </text:span><text:span text:style-name="T44">Summarize the meaning of the entry in your own words.</text:span></text:p>
        </text:list-item>
      </text:list>
      <text:h text:style-name="P155" text:outline-level="1">Uranus (formerly the Hierophant)</text:h>
      <text:h text:style-name="P146" text:outline-level="2">Links</text:h>
      <text:list xml:id="list40348900" text:continue-list="list40357033" text:style-name="L4">
        <text:list-item>
          <text:p text:style-name="P76">Online summary<text:line-break/>http://www.michaelsharp.org/halosharp/archetypes/the-hierophant-becomes-uranus/</text:p>
        </text:list-item>
        <text:list-item>
          <text:p text:style-name="P76">General archetype forum<text:line-break/>http://www.michaelsharp.org/forum/general-questions/</text:p>
        </text:list-item>
        <text:list-item>
          <text:p text:style-name="P76">Hierophant/Uranus forum<text:line-break/>http://www.michaelsharp.org/forum/uranus-formerly-the-hierophant/</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Diversion is the keyword of the old energy Hierophant. The job of the hierophant is to divert your attention from the Truth. You see, we all have this innate capacity to access the Truth. A little love and affection, a little attention and inclusion, the satisfaction of our basic needs, and our body and mind naturally grow up and connect to consciousness. It might take a few decades to manage it fully, but it does happen naturally and inevitably. <text:s/>Indeed, <text:s/>more than being merely natural, <text:span text:style-name="T52">it </text:span>is a powerful drive. We are driven to find the truth, driven to attempt to connect to The Fabric, and often it even happens despite toxicity, violence, and abuse (though in these cases the connection is often toxic, twisted, and corrupted). <text:s/>Because authentic connection to The Fabric means the end of The System, it is the job of the old energy hierophant to defend against you attaining an authentic and accurate connection. <text:s/>The <text:soft-page-break/>Hierophant accomplishes this using diversion, fear, violence, and authority, not necessarily in any given order. In order to prevent authentic connections and answers the Hierophant will swing an ancient text in your face, call it “the world of God,” and say obey it or else. That works for children sometimes, but even spiritually handicapped adolescents and adults of our “normal” world have difficulty with that as they mature so if (and when) that doesn't work , the Hierophant invokes confusion, misdirection, and diversion. <text:s/>Attention is directed to the “evil” that threatens, or answers are given that seem to satisfy (because they contain elements of the truth), but aren't wholly accurate.</text:p>
      <text:p text:style-name="P8">In the past it was priests, “prophets,” gurus, shamans, psychics and others that primarily carried the Hierophant energy. Since the ascendance of Hollywood however, actors, editors, and producers have taken over that role. Now, the Hierophant's energy is most effectively channeled through he massive “entertainment” industry that now blankets this planet. Of course, those who carry the Hierophant's energy are more or less consciously aware that they carry this energy. Some do not have a clue the role they play, <text:s/>but some are perfectly aware of the nefarious task they perform. Of course, even in the latter case the hierophant is not doing it because they are “evil,” they are doing it because they feel it is right and because they have come to believe it is necessary (using as a result of their training in the “degrees”). <text:s/>Justifications for control are well known, and not even that secret anymore. <text:s/>The masses must be kept away from the truth because they can't handle the truth, because they can't handle the power, and because bad things will happen to the world. <text:s/>Therefore it is right, safe, and proper to teach impotence, disconnection, and powerlessness. </text:p>
      <text:p text:style-name="P8">Dispelling the energy of this card is extremely difficult unfortunately. <text:s/>By the time an individual reaches maturity they are either so blocked up as to be virtually incapable of recognizing the truth, so filled with confusion, anger, and resentment that this clouds their vision, or so fed up with the hypocrisy of the Hierophant that they won't listen to anybody. <text:s/>This is unfortunate because in the new energy there is a place for teachers of all stripes, including spiritual teachers. Indeed, the fastest progress towards awakening and empowerment can typically be made by following the guidance of trustworthy and capable teachers. The secret however is not to put your trust in the teacher, but to put your trust in yourself. <text:s/>Develop spiritual skill and sensibility, pay attention to detail, learn to discern, and trust yourself that you will be able to pick out the spiritual pearls of wisdom that you need to awaken, empower, and ascend. </text:p>
      <text:h text:style-name="P144" text:outline-level="2"><text:soft-page-break/>What to watch for</text:h>
      <text:list xml:id="list1448785585018664930" text:style-name="L19">
        <text:list-item>
          <text:p text:style-name="P110">Appeals to authority. You don't need to believe something just because it is the word of God. You have a right to be responsible and an obligation to be critical. <text:s/>Keep in mind this basic truth, a lot of things can go wrong between the reception of higher truth and its expression on paper so be cautious and pay attention. <text:s/></text:p>
        </text:list-item>
        <text:list-item>
          <text:p text:style-name="P110">Threats and punishment. God, consciousness, spirit <text:span text:style-name="T52">never </text:span>threaten and never punish. Patient, persistent, even repetitive guidance is what you should expect and demand.</text:p>
        </text:list-item>
        <text:list-item>
          <text:p text:style-name="P110">Substance-less chatter and diversion. <text:s/>Your time is precious. Not only that, the energies are changing fast and you have a limited store of energy and focus. If you want to move forward, cut out the fluff! <text:s/>Focus in on what's important and ignore everything else. </text:p>
        </text:list-item>
        <text:list-item>
          <text:p text:style-name="P110">Confusion. If it is taking you a long time to understand something, or if you are getting a headache, chances are you are dealing with an attempt to obfuscate and confuse. Even a child can understand the basic truths of god, consciousness, and spirit, and more advanced materials are fully accessible when proper foundations are in place. If it is taking too long, and too much effort, or if it is giving you a headache, it might be the energies of the Hierophant spinning you around and blocking you down. </text:p>
        </text:list-item>
      </text:list>
      <text:h text:style-name="P144" text:outline-level="2">Practice</text:h>
      <text:p text:style-name="P46">It is important to always question the truth, not for the sake of questioning the truth, but as a way to test and vet. Blind faith is <text:span text:style-name="T52">never </text:span>a requirement. What you choose to believe should make sense to you; it should be logical, it should be verifiable (within the reasonable limitations of our current clumsy scientific apparatus), <text:s/>it should be consistent, and it should resonate. Practice asking questions. seeking the truth, and getting answers that satisfy. Trust your gut instincts. If it doesn't feel right, if it doesn't fit right, if it doesn't look right, if it comes with strings attached, or threats issued (or implied), chances are <text:s/>it is not right.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text:span><text:soft-page-break/><text:span text:style-name="T59">experience. </text:span><text:span text:style-name="T57">Post your answers in the </text:span><text:span text:style-name="T59">online forum for this card,</text:span></text:p>
      <text:list xml:id="list2607637329042708220" text:style-name="L20">
        <text:list-item>
          <text:p text:style-name="P111"><text:s/>There is a difference between threats of punishment and damnation, and looking at and paying attention to the consequences. You are not going to go to hell for hurting other people (unless you put yourself in a kind of hell for it), but if you eat a lot of fat and sugar, and not enough fruit and vegetables, you increase your risk of heart disease, cancer, <text:s/>neural disorders, and so on. It is not a threat to point out the possible consequences of your actions, as long as the consequences are real and not exaggerated, and as long as actionable solutions are provided. </text:p>
        </text:list-item>
        <text:list-item>
          <text:p text:style-name="P111">These days, Hollywood is the ultimate hierophant. Why does this mean and why do I say this here? Give examples from film and video to illustrate. <text:s/></text:p>
        </text:list-item>
        <text:list-item>
          <text:p text:style-name="P67"><text:span text:style-name="T36">In the final analysis, the Hierophant is a gatekeeper. Read the poetic entry from </text:span><text:span text:style-name="T37">The Book of Slavery</text:span><text:span text:style-name="T36"> and </text:span><text:span text:style-name="T37">The Book of Power.</text:span><text:span text:style-name="T36"> Summarize the entry in a sentence or two. <text:s/>Focus on the </text:span><text:span text:style-name="T37">justifications </text:span><text:span text:style-name="T36">for power and authority embedded in the poetry. In the old energy, how is exclusionary practice, and the application of power and authority justified? <text:s/>For </text:span><text:span text:style-name="T37">The Book of Power, </text:span><text:span text:style-name="T36">what is the price of entry into the earthly hierarchies of power and control?</text:span></text:p>
        </text:list-item>
        <text:list-item>
          <text:p text:style-name="P133"><text:span text:style-name="T44">Read the poetic entry from </text:span><text:span text:style-name="T38">The Book of Keys. </text:span><text:span text:style-name="T44">Summarize the meaning of the entry in your own words.</text:span></text:p>
        </text:list-item>
      </text:list>
      <text:h text:style-name="P153" text:outline-level="1">Strength</text:h>
      <text:h text:style-name="P146" text:outline-level="2">Links</text:h>
      <text:list xml:id="list40345123" text:continue-list="list40348900" text:style-name="L4">
        <text:list-item>
          <text:p text:style-name="P76">Online summary<text:line-break/>http://www.michaelsharp.org/halosharp/archetypes/strength/</text:p>
        </text:list-item>
        <text:list-item>
          <text:p text:style-name="P76">General archetype forum<text:line-break/>http://www.michaelsharp.org/forum/general-questions/</text:p>
        </text:list-item>
        <text:list-item>
          <text:p text:style-name="P87"><text:span text:style-name="T8">Strength </text:span><text:span text:style-name="T8">forum</text:span><text:span text:style-name="T8"> <text:line-break/>http://www.michaelsharp.org/forum/strength/</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 text:c="2"/>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30"><text:span text:style-name="T57">In the old energy this is a kind of catch 22 card. In the old energy this archetype gives us </text:span><text:span text:style-name="T59">the idea of </text:span><text:span text:style-name="T57">strength, and our ideas about the nature of strength. In the old energy our ideas of strength are all about domination and control. In the old energies you are strong when you are dominant, in control, and in command. In the old energies you are strong when you control your life, control your passions, and control the environment. <text:s/>By definition domination and control require aggression, competition, and often violence and so in the old energies the dominant and controlling ones are aggressive, competitive, and violent. <text:s/>Strong ones </text:span><text:span text:style-name="T53">get their way </text:span><text:span text:style-name="T57">and </text:span><text:span text:style-name="T53">get things done </text:span><text:span text:style-name="T57">no matter what the cost to others. In the old energies this is a justification. The System is about exploitation and suppression and this requires violence and aggression. This card helps justify that violence and aggression by giving it a different </text:span><text:soft-page-break/><text:span text:style-name="T57">name (i.e. strength) and by elevating “strength” to an honorable, natural, and desirable characteristic. <text:s/>Incidentally, <text:s/>in the old energy compassion, connection, intuition, and nurturing concern are considered weaknesses so in the old energies we are encouraged to suppress these characteristics (the so-called “feminine” side). <text:s/>This occurs subtly (and sometimes viciously) as we <text:s/>degrade women, belittle emotion, and associate maturity and competence with emotionally narrow, disconnected, <text:s/>and violent expression of yang energies. </text:span></text:p>
      <text:p text:style-name="P30"><text:span text:style-name="T57">It seems to make perfect sense, but there other ways to think of strength that make the old energy ideas look like a justification for violence and abuse, and an exaltation of weakness. In the new energies strength is defined as the ability to serve, as commitment to truth, as the ability to stand up against social pressure, and to resist and even dismantle </text:span><text:span text:style-name="T53">The System. </text:span><text:span text:style-name="T57">In the new energies strength is the strength to do what is right and not what is easy, what is expected (see the Empress and social authority), or what authority (Emperor) tells you to do. <text:s text:c="2"/></text:span></text:p>
      <text:p text:style-name="P30"><text:span text:style-name="T57">The catch 22 in the card comes in the form of kundalini activation and full bodily empowerment. Kundalini energies are identical to electrical current and like all electrical currents, for kundalini energies to flow a </text:span><text:span text:style-name="T53">ground </text:span><text:span text:style-name="T57">must be available. <text:s/>Of course, Gaia </text:span><text:span text:style-name="T53">is the ground </text:span><text:span text:style-name="T57">and so for kundalini activation to occur, Gaia must be tapped for grounding. As indicated in </text:span><text:span text:style-name="T53">The Book of the Triumph of Spirit</text:span><text:span text:style-name="T57"> however, Gaia must give permission for the grounding to occur. Despite what you might think, you cannot just demand/force a connection. It must be mutually agreed upon. <text:s/>The catch? Gaia will not provide full time kundalini connection to any individual (male or female) that creates with old energy ideas of strength, that dominates others, or that selfishly exploits while engaging in self delusion and justification. <text:s/>As long as you maintain old energy ideas of strength as domination, aggression, and control you will be unable to attain full activation and kundalini connection. </text:span></text:p>
      <text:h text:style-name="P144" text:outline-level="2">What to watch for</text:h>
      <text:list xml:id="list4838662507645046244" text:style-name="L21">
        <text:list-item>
          <text:p text:style-name="P95">Once you sort this card out properly, everything else about it is straightforward. Simply watch out for old energy ideas of strength, as competition, control, violence, and domination. <text:s/>It is simply not OK to use strength to exploit, dominate, or suppress, so don't do it, and don't justify it. </text:p>
        </text:list-item>
        <text:list-item>
          <text:p text:style-name="P95">What out for subtle self deception. Focusing on the cheap t-shirts you produce and wear, while <text:soft-page-break/>ignoring the exploitation of Chinese labour, <text:s/>will not get you a kundalini connection. <text:s/>The good that you do does not balance out the evil that supports it. </text:p>
        </text:list-item>
        <text:list-item>
          <text:p text:style-name="P95">Watch out for identification with old energy definitions of weakness. As a result of our toxic socialization we often learn to identify ourselves as weak. That's OK as long as you see the weakness as something you can overcome. <text:s/>Don't <text:span text:style-name="T52">become </text:span>the weakness. A weak body can be strengthened with exercise. A weak mind can be strengthened with right thinking and intellectual and/or intuitive practice.</text:p>
        </text:list-item>
      </text:list>
      <text:h text:style-name="P144" text:outline-level="2">Practice</text:h>
      <text:p text:style-name="P29"><text:span text:style-name="T20">In the sixties, sociologists did a lot of research on social conformity. They found that under social pressure many people would sacrifice even most obvious truths</text:span><text:span text:style-name="T8"> just so they would fit in.</text:span><text:span text:style-name="T8"><text:note text:id="ftn8" text:note-class="footnote"><text:note-citation>8</text:note-citation><text:note-body><text:p text:style-name="P29"><text:span text:style-name="T12"><text:s/></text:span><text:a xlink:type="simple" xlink:href="http://sociology.about.com/od/Works/a/Asch-Conformity-Experiments.htm"><text:span text:style-name="T12">http://sociology.about.com/od/Works/a/Asch-Conformity-Experiments.htm</text:span></text:a></text:p></text:note-body></text:note></text:span><text:span text:style-name="T8"> Practice standing up for truth and doing what is right. At this level of awakening and empowerment you will always have a </text:span><text:span text:style-name="T10">sense </text:span><text:span text:style-name="T8">of things, or a gut instinct when something is wrong. Trust that instinct and learn to do what is right (i.e. engage in right action). And if you cannot do what is right because of pressure or the fear of punishment and reprisal (old energy conditions), work to create new energy conditions so that you and all those around you can learn to do the right thing. . </text:span></text:p>
      <text:h text:style-name="P149"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 </text:span><text:span text:style-name="T57">Post your answers in the </text:span><text:span text:style-name="T59">online forum for this card,</text:span></text:p>
      <text:list xml:id="list786722737373125640" text:style-name="L22">
        <text:list-item>
          <text:p text:style-name="P68">Ask the people around you (friends and family) what they think “strength” means. Ask them about physical strength, emotional strength, psychological strength, etc. <text:s/>Summarize their answers. Do you see elements of old energy archetypes in their thinking? Is is really strength they are talking about, or is it domination and control of something? </text:p>
        </text:list-item>
        <text:list-item>
          <text:p text:style-name="P68">How many of your old energy ideas of (domination, control, lack of empathy and compassion) strength are associated with male, and how man of your ideas of weakness are associated with women? <text:s/>Explain. Why is it that being receptive, intuitive, passive, and social is seen as weak <text:soft-page-break/>while compassion less, disconnected, domination of others is seen as strength? Who benefits from that old energy archetypal rubric? </text:p>
        </text:list-item>
        <text:list-item>
          <text:p text:style-name="P68">Punishment and judgment often associated with old energy ideas of strength. <text:s/>Examine your life, your childhood, your parenting style, your work relationships, your intimate relationship, etc. <text:s/>Do you (or did you) actively punish people (especially men) for being weak? How do you do that? </text:p>
        </text:list-item>
        <text:list-item>
          <text:p text:style-name="P77">The poetry of the Book of Slavery and the Book of Power focus on the repression of the feminine. <text:s/>In the old energies, the “feminize” side of our being is violently suppressed? <text:s/>What are the economic, political, and spiritual motives for this suppression.?</text:p>
        </text:list-item>
        <text:list-item>
          <text:p text:style-name="P68"><text:span text:style-name="T36">Read the poetic entry from </text:span><text:span text:style-name="T37">The Book of Keys. </text:span><text:span text:style-name="T36">Summarize the meaning of the entry in your own words.</text:span></text:p>
        </text:list-item>
      </text:list>
      <text:p text:style-name="P8"/>
      <text:h text:style-name="P156" text:outline-level="1">The Sun brings us The Promise </text:h>
      <text:h text:style-name="P146" text:outline-level="2">Links</text:h>
      <text:list xml:id="list40367701" text:continue-list="list40345123" text:style-name="L4">
        <text:list-item>
          <text:p text:style-name="P76">Online summary<text:line-break/>http://www.michaelsharp.org/halosharp/archetypes/the-sun-becomes-the-promise/</text:p>
        </text:list-item>
        <text:list-item>
          <text:p text:style-name="P76">General archetype forum<text:line-break/>http://www.michaelsharp.org/forum/general-questions/</text:p>
        </text:list-item>
        <text:list-item>
          <text:p text:style-name="P87"><text:span text:style-name="T8">Sun/Promise </text:span><text:span text:style-name="T8">forum</text:span><text:span text:style-name="T8"> <text:line-break/>http://www.michaelsharp.org/forum/the-sun-brings-us-the-promise/</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The meaning of this card is pretty much the same in the old and new energies. In both cases this card is the “triumph after dark” or the win at the end of the game. In the old energy there are, however, elements of exclusion here. Worthiness, being chosen, proving yourself, struggling (Chariot, Master, The Fool) all figure in as subtexts here. <text:s/>The key in the old energy is exclusion. In the old energy the <text:span text:style-name="T52">prize inside the box </text:span>is hidden away, protected, and accessible by only a very few (if at all). <text:s/>In the old energy woe, work on The Wheel, Sacrifice, and submission to authority are all required before the secrets will be revealed. </text:p>
      <text:p text:style-name="P8">In the new energies there are no elements of exclusion, and intimations of woe, work, and submission are no more. True we have Sacrificed mighty while we labour towards ascension, but the end is near and <text:soft-page-break/>the time is now. In the new energies all are entitled to the celebratory reward and inevitable renewal. <text:span text:style-name="T52"><text:s/></text:span>When we started our journey into “darkness” we were innocent, loving, compassionate, and aware. We knew “going in” that we would not remain this way. No soul can descend into darkness and duality and not be severely impacted. When we work in duality, we feel pain, and we suffer for our brothers and sisters. Our time “down here” leaves a thick, icky, residue, a toxic sludge that threatens to leave us lost in the darkness, unaware of our <text:s/>birthright. It is the price we must pay so that we can work in duality and descend the universe. But the price is high, and the sacrifice is deep. <text:s/></text:p>
      <text:p text:style-name="P8">In this context this card simply represents God's promise or covenant to you. </text:p>
      <text:p text:style-name="P8">No matter how bad it gets... </text:p>
      <text:p text:style-name="P8">No matter how black the darkness... </text:p>
      <text:p text:style-name="P8">No matter how deep the pit.... </text:p>
      <text:p text:style-name="P8">No matter how wide the moat...</text:p>
      <text:p text:style-name="P8">There will always be a way to get home. </text:p>
      <text:h text:style-name="P144" text:outline-level="2">What to watch for</text:h>
      <text:list xml:id="list5342049912117627343" text:style-name="L23">
        <text:list-item>
          <text:p text:style-name="P96">Watch out for <text:s/>is ideas that justify exclusion. When you look around at the world you will see selfishness, violence, and great evil. <text:s/>Since the imposition of The System, atrocities have been committed. Because old energy archetypes emphasis worthiness, judgment, and punishment, you may be tempted to give in, judge harshly, and exclude. <text:s/>To be blunt, you may wish to think that the bad people like Hitler burn in hell, or are reborn in lower birth. But, it is not true. There is no hell and the universe does not punish. Even Hitler gets to heal. Even a psychotic terrorist goes to heaven. Never forget. </text:p>
        </text:list-item>
        <text:list-item>
          <text:p text:style-name="P96">Watch out for subtle messages of rapture and ascent that deny and exclude, or ideas that there will be a “harvest” of Mother Nature's “silver seed” in the end, where only a few get to go and everybody else suffers and dies. A <text:span text:style-name="T54">damaged</text:span><text:span text:style-name="T64"> </text:span>bodily ego likes to feel special. A very damaged bodily ego likes to think that it will be exalted while others will be spurned and rejected. <text:s/>No matter how pretty the song, the idea is vile and disgusting and it will cause very real, and potentially permanent (in this life time) disjuncture. Don't give into it. </text:p>
        </text:list-item>
      </text:list>
      <text:h text:style-name="P144" text:outline-level="2"><text:soft-page-break/>Practice</text:h>
      <text:p text:style-name="P46">The basic practice for this card is celebratory love. Be warm, accepting, and compassionate. When you see evil in the world, don't judge and condemn, embrace (if you can) and transform. <text:s/>Note that this does not mean you must open yourself up to abuse, expose your self (and your children) to toxicity and evil, or accept violent, greedy, disjunctive behavior. <text:span text:style-name="T15">Understanding is not the same as accepting.</text:span> The ascension of this planet requires the transformation of old energies. Understand that no body burns in hell, and that no karma tempers your soul, but don't accept abuse, violence, and greed. Erase these out of your life as a first step towards erasing them out of this world.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 </text:span><text:span text:style-name="T57">Post your answers in the </text:span><text:span text:style-name="T59">online forum for this card,</text:span></text:p>
      <text:list xml:id="list4994998771224984649" text:style-name="L24">
        <text:list-item>
          <text:p text:style-name="P69">If you come from a religious background (and in the general container of religion I include all known brother hoods, fraternities and sisterhoods, and even science if you treat science as your religion), spend a few moments digging out the “promises” of your faith. What sorts of things are you promised for being good? What sorts of things are your promised for following the rules? What sorts of things are your promised for performance. <text:s/>What happens when The Great Work is complete? </text:p>
        </text:list-item>
        <text:list-item>
          <text:p text:style-name="P70">As part of your study of this archetype, exclusionary<text:span text:style-name="T52"> ideology </text:span>and practice need to be rooted out and eliminated. <text:s/>Boys clubs were originally designed to exclude inferior women. <text:s/>Hierarchies of all sorts are meant to exclude the “unworthy.” <text:s/>Part of it is to protect privilege and reward, but another part is because it is easier to rule when the people are divided. It is much easier to control a man when he is separated from his emotional support network and locked away in a secret club, strutting with the boys. It is much easier to control a girl when she is “henpecking” with the girls and isolated from her primary love and support network. Given this, think about your own life and your own indoctrination. What sorts of exclusionary practices did (or do you still) you practice and why? What are the ideological underpinnings of this practice and how are they linked to the old energy “promise” archetype. In other words, what are you getting when you exclude another person. </text:p>
        </text:list-item>
        <text:list-item>
          <text:p text:style-name="P117"><text:soft-page-break/><text:span text:style-name="T44">Read the entries from </text:span><text:span text:style-name="T38">The Book of Slavery</text:span><text:span text:style-name="T44"> and </text:span><text:span text:style-name="T38">The Book of Power.</text:span><text:span text:style-name="T44"> What is the basic message of those entries? <text:s/>What do you think is meant by the term “energy brew?” Why is the secret to that dependent up knowing the crystal clear truth?</text:span></text:p>
        </text:list-item>
        <text:list-item>
          <text:p text:style-name="P117"><text:span text:style-name="T44">Read the poetic entry from </text:span><text:span text:style-name="T38">The Book of Keys. </text:span><text:span text:style-name="T44">Summarize the meaning of the entry in your own words. Can you see bodily activation advice embedded in the poetry? What is the recommendation?</text:span></text:p>
        </text:list-item>
      </text:list>
      <text:h text:style-name="P154" text:outline-level="1">The Hermit becomes a Lightworker</text:h>
      <text:h text:style-name="P146" text:outline-level="2">Links</text:h>
      <text:list xml:id="list2411441539313920096" text:style-name="L25">
        <text:list-item>
          <text:p text:style-name="P78">Online Summary<text:line-break/>http://www.michaelsharp.org/halosharp/archetypes/the-hermit-becomes-lightworker/</text:p>
        </text:list-item>
        <text:list-item>
          <text:p text:style-name="P78">General archetype forum<text:line-break/>http://www.michaelsharp.org/forum/general-questions/</text:p>
        </text:list-item>
        <text:list-item>
          <text:p text:style-name="P78">The Hermit/Lightworker Forum<text:line-break/>http://www.michaelsharp.org/forum/the-hermit-becomes-the-lightworker/</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ere are two basic streams of thought in this card.<text:span text:style-name="T52"> The first message</text:span> stream (outlined primarily in <text:span text:style-name="T52">The Book of the Triumph of Spirit</text:span>) is aimed <text:s/>at the masses <text:s/>and speaks <text:s/>about the <text:span text:style-name="T52">externalized light of truth. </text:span>Notice in the old energy Hermit card how “the light” is being held by someone else. Notice also that in the old energy card the Hermit stands at the top of a mountain In the old energy if you want the truth not only do you have to meet the Hermit (i.e. get the truth from someone else), but you have to work, sacrifice, and climb to get there. The basic message in the old energy is that <text:span text:style-name="T52">the light of truth is external.</text:span> If you want knowledge, wisdom, and truth, it always comes from somebody else, and usually only after struggle, testing, and triumph. It is a hard slog up to the top of the mountain where truth can be found, but if you submit to the Hierophant, climb the hill, and prove your worthiness, lux, light, and (most <text:soft-page-break/>importantly) power will you attain. <text:s/></text:p>
      <text:p text:style-name="P8">Of course, in the new energies the message is transformed. In the new energies rather than accessing the truth through someone else, in the new energy you access the truth within you. <text:s/>In new energy you hold the light in your own hands. As you descend down through the vibratory levels of creation, <text:span text:style-name="T52">you </text:span><text:span text:style-name="T52">bring the truth and the light. <text:s/></text:span>In the new energies if you want the truth you don't go to gurus, priests, prophets, card readers, <text:s/>hierophants, or Hermits, <text:span text:style-name="T52">you learn to go within</text:span>. </text:p>
      <text:p text:style-name="P8"><text:span text:style-name="T52">The second message</text:span><text:span text:style-name="T15"> </text:span>stream present in the old energy Hermit card is aimed at “initiates,” those (mostly men) who enter into corridors of power. For them this old energy archetypes represents secrets. <text:s/>subterfuge, and excuse. As members of power elite (at whatever level) you are going to have to keep secrets, and you are going to have to tell lies, even to the people you love the most. However, you should not feel guilty about this because you are actually doing them a favor by keeping the truth from them. It is not really about hiding the exploitation and rape of others, it is not really about protecting systems of power and privilege, it is because the people, the masses, (the sheeple as they are often called) cannot handle truth. <text:s/>Give them access to “the truth,” give them pathways into power, and they would hurt themselves, or others, in their violent, ape like, way. For these reasons and so many more the truth must be protected and only given out to those deemed worthy of admittance. <text:s text:c="2"/></text:p>
      <text:p text:style-name="P8">Of course in new energies it isn't like this at all. In new energies we do not prop up our own power and privilege by excluding, and we do not justify our venal games of power and profit with lie. In the new energies we put the truth out there for all to witness and see. Nothing is hidden or obscured, and access is open and easy. Of course, putting the truth out there is not without its challenges. Many truths that must be seen are not pleasant truths, and many things about ourselves we must face before the glory shines through. But a little courage, and a bit of fortitude, will see you through to the truth, power, and glory. <text:s/></text:p>
      <text:h text:style-name="P144" text:outline-level="2">What to watch for</text:h>
      <text:list xml:id="list6785070564285811712" text:style-name="L26">
        <text:list-item>
          <text:p text:style-name="P97">Secrets, lies, subterfuge, and silence are never OK. In your intimate life you need to be open and honest, in your work life you need to be honest and true. Of course, while we are still steeped in the old energies there are many times when it is dangerous to be open and honest. In old energies truth is often met with reprisal, violence, and censure. Nevertheless, be aware of the status of the truth in your life. Watch for overt repressions of truth, violence, and work to <text:soft-page-break/>remove blockages and obstacles that prevent the truth from shining through. <text:s text:c="2"/></text:p>
        </text:list-item>
        <text:list-item>
          <text:p text:style-name="P97">Related to the above, watch out for <text:span text:style-name="T52">self repression.</text:span> As a child of divinity we should have been raised to be grounded in reality, and to speak the truth at all times. In reality however we have been taught to be silent and to repress, to obscure the realities of violence and slavery, and to create fantasies soaked in commodity delusions. Work to overcome fantasy and delusion and learn to see (and express) the truth of reality, and the truth of your glorious divinity., at all times <text:s text:c="2"/></text:p>
        </text:list-item>
      </text:list>
      <text:h text:style-name="P144" text:outline-level="2">Practice</text:h>
      <text:p text:style-name="P47">Work towards the realization and expression of reality, and the truth. <text:s/><text:span text:style-name="T15">See reality and speak the truth. </text:span>This will probably occur in layers. <text:s/>First you will begin to see the truth about yourself, then you will begin to see the truth about your immediate environment, and then you will see the truth about the world you live in. <text:s/>The truth about yourself, your environment, your family, and this world will not always be pleasant or easy to accept. Nevertheless you must practice <text:span text:style-name="T52">facing </text:span>the truth whenever you see it. Do not turn away in fear, shame, or guilt. We have all done things we are ashamed off, we have all made accommodations in order to survive, we have all sacrificed that which we hold most dear. <text:s text:c="2"/>Face the ugly truth so that you can clear it away, move forward, and embrace your divinity. And then, when you have embraced your divinity, <text:span text:style-name="T52">be the Light[worker] that you came to be. </text:span>See, hear, and [most importantly] speak/express/manifest the light, power, and divinity that is you.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text:span><text:span text:style-name="T57">. Post your answers in the </text:span><text:span text:style-name="T59">online forum for this card,</text:span></text:p>
      <text:list xml:id="list9174840230844353623" text:style-name="L27">
        <text:list-item>
          <text:p text:style-name="P71">Provide some examples from you own life where rather than expressing the truth, or expressing the nature of your reality, you put up with the world “as it is” and shut up about what you know to be true, and fail to express the truth. How does forcing yourself to be silent make you feel? If </text:p>
        </text:list-item>
        <text:list-item>
          <text:p text:style-name="P71">If you are currently engage in the repression of truth in your life, next time you are “in the moment” pause and pay attention to your chakra points. What chakras do you feel are impacted by the repression and what are the feelings you get from the repression. </text:p>
        </text:list-item>
        <text:list-item>
          <text:p text:style-name="P71"><text:soft-page-break/>Consider the realities of your family, <text:s/>of your friendship relationships, and of your work. What are some things that you can see that you feel you should be talking about, but aren't? What obstacles and blockages are in your way of open expression? What do you think you can do to remove those blockages? </text:p>
        </text:list-item>
        <text:list-item>
          <text:p text:style-name="P71"><text:span text:style-name="T36">Read the poetic entry from </text:span><text:span text:style-name="T37">The Book of Slavery</text:span><text:span text:style-name="T36"> and </text:span><text:span text:style-name="T37">The Book of Power.</text:span><text:span text:style-name="T36"> The entries speak about accessing the truth through contact with someone else (priest, guru). What are the conditions </text:span><text:span text:style-name="T36">setup for accessing the truth? What are the differences between </text:span><text:span text:style-name="T37">The Book of Power</text:span><text:span text:style-name="T36"> and </text:span><text:span text:style-name="T37">The Book of Slavery</text:span><text:span text:style-name="T36">. <text:s/></text:span></text:p>
        </text:list-item>
        <text:list-item>
          <text:p text:style-name="P134"><text:span text:style-name="T44">Read the poetic entry from </text:span><text:span text:style-name="T38">The Book of Keys.. </text:span><text:span text:style-name="T44">What is the basic message given in the key for this archetype. How is this entry related to the isolation and obfuscation of truth and reality? </text:span></text:p>
        </text:list-item>
      </text:list>
      <text:h text:style-name="P153" text:outline-level="1">The Wheel becomes World</text:h>
      <text:h text:style-name="P146" text:outline-level="2">Links</text:h>
      <text:list xml:id="list40338678" text:continue-list="list2411441539313920096" text:style-name="L25">
        <text:list-item>
          <text:p text:style-name="P78">Online summary<text:line-break/>http://www.michaelsharp.org/halosharp/archetypes/the-wheel-becomes-the-world/</text:p>
        </text:list-item>
        <text:list-item>
          <text:p text:style-name="P78">General archetype forum<text:line-break/>http://www.michaelsharp.org/forum/general-questions/</text:p>
        </text:list-item>
        <text:list-item>
          <text:p text:style-name="P112"><text:span text:style-name="T8">Wheel/World </text:span><text:span text:style-name="T8">forum</text:span><text:span text:style-name="T8"> <text:line-break/>http://www.michaelsharp.org/forum/the-wheel-becomes-the-world/</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is is a purpose card. In the old energy this card is the culmination of <text:span text:style-name="T52">The Fool in School</text:span> <text:s/>archetypal constellation. This old energy archetype is <text:span text:style-name="T52">excuse </text:span>and <text:span text:style-name="T52">justification. </text:span>This archetype basically says “shit happens for a reason” or “shit happens because you deserve it. The reason for the shit happening, and the reason you might deserve it, is typically provided by other archetypes. For example, perhaps the shit is part of your “divine lesson plan” (fool in school) or perhaps it is the inexorable turning of the karmic wheels of karma, or perhaps you did something wrong and you are being punished. <text:s/>Whatever it is, and even if you do not understand or remember the reason for it, you should trust in the winding of The Wheel and just put up, shut up, and accept. </text:p>
      <text:p text:style-name="P8">This archetype is a particularly pernicious archetype. With this idea embedded in your consciousness <text:soft-page-break/>everything from pedophilia to genocide becomes <text:span text:style-name="T52">excusable </text:span>as part of the divine, cosmic, or Darwinian plan. <text:s/>Interestingly enough, the reverse idea is also true here. Power, wealth and privilege also happen for a (karmic/cosmic/Darwinian) reason. You should know, there is nothing unjust about it at all. Rich people deserve to be rich and that's all there is to it. <text:s/>It has nothing to do with their control of the media, or the political machine, or the economic system. It happens because they are chosen, or, they are karmic favorites, or they are evolution's silver seed. You may not understand the specifics, but don't complain because it all happens for a reason. </text:p>
      <text:p text:style-name="P8">The archetype here is easy enough to understand once you have wrapped your head around it. The thing to remember here however is how profoundly disempowering and demobilizing the ideas represented here are. Everything from cancer to imperialist war can be <text:span text:style-name="T52">justified and excused</text:span> by reference to “the wheel of life” or “karma” or “God's will” or “nature's way.” <text:s/>Once so excused, <text:span text:style-name="T52">you are under no obligation to do anything about it </text:span>and you can quietly and passively sit and do nothing. If you are rich you can go on being rich with a clear conscious. If you're poor or struggling, then you can accept “your lot” without thinking too much about it. </text:p>
      <text:p text:style-name="P8">The problem with this is that this idea leads to deep, deep sacrilege. Consider this carefully. Given your true nature as incarnated spark of powerful divinity, the ideas foisted here are sacrilege. <text:s/>You are a powerful creative force in your own right. While incarnated in the body <text:span text:style-name="T52">you </text:span>are in the proverbial <text:span text:style-name="T52">driver's seat </text:span>and <text:span text:style-name="T15">you</text:span> <text:span text:style-name="T52">create the world </text:span>that you (that we) <text:s/>live in. <text:s/>You are not a passive victim of cosmic/divine/Darwinian circumstance and you should not allow yourself to be fooled into thinking you are. If shit happens, it always happens for an <text:span text:style-name="T52">earthly </text:span>reason. Look for the earthly cause of the shit and deal with that directly. <text:s/>Do you have an issue with lung cancer? Fight the tobacco companies. Do you have a problem with greedy/corrupt politicians? Get <text:s/>involved at the political level. <text:s/>Do you have a problem with sexual abuse in your family? Get help and deal with it. You want to live a spiritual life, then <text:span text:style-name="T52">be who you truly are</text:span>, a powerful and incarnated spark of divinity incarnated on this earth to awaken, empower, ascend, and create. </text:p>
      <text:p text:style-name="P8">As a final note, in the old energies <text:s/>you might be able to fantasize and pretend your way out of your creative responsibilities, but in the new energy there is no such easy out. As you can see in the Halo/Sharp version of this archetype (i.e. the Halo/Sharp World image), we're all working at the same level, we are all on the same team, we all work towards the same goal, and we are all responsible for the reality we create both four ourselves, and others. Awaken, activate, and learn to do the right thing. <text:s/></text:p>
      <text:h text:style-name="P144" text:outline-level="2"><text:soft-page-break/>What to watch for</text:h>
      <text:list xml:id="list8603623221678086071" text:style-name="L28">
        <text:list-item>
          <text:p text:style-name="P98">There are two general outcomes of the old energy archetype. One is a failure of responsibility, and two is a failure of power (a.k.a. creative impotence). In regards the failure of responsibility, this works for everybody, rich and poor. <text:s/>As a result of our belief in karma, God's will, or nature's way, we abdicate responsibility or (as is more often the case) assume a form of <text:span text:style-name="T52">selective</text:span> responsibility, taking ownership of only the good things while conveniently pretending the bad things out of awareness. <text:s/>A person like Donald Trump, for example, would no doubt take responsibility for his business acumen and attribute his success to that. On the other hand Trump would probably not take responsibility for the pain and suffering he may have s caused, sloughing that off as “part of the plan” or “nature's way” or the working out of karmic exigencies or even a justifiable outcome of his “fit” Darwinian nature. This “selective responsibility” works also in families, or even at the organizational level. We accept responsibility for the good things, but excuse ourselves of the bad. Within this rubric every horror imaginable can be excused, so watch out for that. <text:span text:style-name="T52">Watch out </text:span>for people who are not taking responsibility, or people who only take responsibility for the good things. Watch also for this in your own life and your own behavior. Failure to take responsibility for the world around you, or taking selective responsibility, is a sure indication that this archetype is firmly in play, and probably still deeply embedded, in the fabric of your bodily consciousness</text:p>
        </text:list-item>
        <text:list-item>
          <text:p text:style-name="P98">The other general outcome is creative impotence. If this archetype is in your head then even if you can be convinced to take responsibility you may yet still believe that there is nothing you can do about things. . The grinding “wheel of life” turns on and we are nothing but dust in the proverbial wind. It is nonsense of course. <text:s/>Whether we apply our power with our physical muscles, or use will and intent, or accumulate wealth and subsequently use that wealth to exploit the labour of others, we have power over the world. The caveat is always that we exert power in an arena (on a canvas if you will) where others also have power, and so our power and our creative efforts are always mitigated. But we still have power and we need to learn how to use it, so watch out for ideas, influences (media, friends, family), and behavioural patterns that cause acceptance of “what is” and inaction in the face of clear need for transformation. Remember this, <text:span text:style-name="T15">an aligned physical unit is an empowered and responsible physical unit.</text:span> </text:p>
        </text:list-item>
      </text:list>
      <text:h text:style-name="P144" text:outline-level="2"><text:soft-page-break/>Practice</text:h>
      <text:p text:style-name="P46">Practice being the divine creative force you are. Take responsibility, take your power back, and do something to fix the world. <text:s/>Be discerning though and do not go crazy. You do not have to take responsibility for everything, and you do not have to be a major player at first. Pick something small at first, something you are confident you can have success with, and work with that. What this is will be different for everybody. Perhaps it is changing your relationships with your spouse, perhaps it is changing your environment, perhaps it learning to speak your truths without fear and anxiety. The point is not to go big at first, the point is only to be successful. There are lot of fears, anxieties, and misconceptions that you'll have to work through on your road to re-empowerment but daily practice and small steps forward (at least at first) are the recipe for success.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text:span><text:span text:style-name="T59">use examples from your own life experience. P</text:span><text:span text:style-name="T57">ost your answers in the </text:span><text:span text:style-name="T59">online forum for this card,</text:span></text:p>
      <text:list xml:id="list685776735272803780" text:style-name="L29">
        <text:list-item>
          <text:p text:style-name="P72">Look at your current life situations Are there things in your life you are not satisfied with? <text:s/>Are you doing something to create difference and change so that your life is more aligned with what you desire to be true. If not, why not? What keeps you changing things? Keep in mind your powerlessness may go beyond just this archetype. Fear of punishment, reprisal, violence may also figure into your analysis. </text:p>
        </text:list-item>
        <text:list-item>
          <text:p text:style-name="P72">Look at the lives of your friends and family. <text:s/>Do they stand by impotent and not do anything to change things that they know should be changed. Why is that do you think. Have they expressed ideas over time the indicate they have absorbed old energy <text:span text:style-name="T52">World </text:span>ideas </text:p>
        </text:list-item>
        <text:list-item>
          <text:p text:style-name="P72"><text:span text:style-name="T36">Read the poetic entry from </text:span><text:span text:style-name="T37">The Book of Slavery</text:span><text:span text:style-name="T36"> and </text:span><text:span text:style-name="T37">The Book of Power.</text:span><text:span text:style-name="T36"> Summarize the entries in a sentence or two. <text:s/>Pay particular attention to issued threats in the Book of Power? Have you ever experienced threat or punishment for speaking out, or acting to change?</text:span></text:p>
        </text:list-item>
        <text:list-item>
          <text:p text:style-name="P81">In Book of Keys talk about “hidden divinity,” talk about how we have covered over our creative power and light. </text:p>
        </text:list-item>
      </text:list>
      <text:h text:style-name="P153" text:outline-level="1">Justice is Jupiter</text:h>
      <text:h text:style-name="P146" text:outline-level="2">Links</text:h>
      <text:list xml:id="list40338100" text:continue-list="list40338678" text:style-name="L25">
        <text:list-item>
          <text:p text:style-name="P78">Online summary<text:line-break/>http://www.michaelsharp.org/tarot/archetypes/jupiter-formerly-justice-a-k-a-responsibility/</text:p>
        </text:list-item>
        <text:list-item>
          <text:p text:style-name="P78">General archetype forum<text:line-break/>http://www.michaelsharp.org/forum/general-questions/</text:p>
        </text:list-item>
        <text:list-item>
          <text:p text:style-name="P112"><text:span text:style-name="T8">Justice/Responsibility </text:span><text:span text:style-name="T8">forum</text:span><text:span text:style-name="T8"> <text:line-break/>http://www.michaelsharp.org/forum/justice-becomes-jupiter-responsibility/</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In the old energy this card, part of the archetypal constellation <text:span text:style-name="T52">judgment and punishment,</text:span> represents the idea of karma, justice, or just desserts. <text:s/>More to point, this represents the idea that you should accept whatever “is” as something natural, inevitable, chosen by god, or as something you deserve. The world as it is, is the way it is, because of “something” you did. What goes around comes around and what comes comes around is always <text:span text:style-name="T52">just, fair, </text:span>and right. <text:s/>If you are poor, you deserve it. If you are rich, you deserve it. If you got cancer, you deserve it. If something bad happens, you deserve it. It is all right and proper and guaranteed to be fair (in the long run) because of the inexorable working out of karma and cosmic justice. </text:p>
      <text:p text:style-name="P8">The old energy idea of karma and justice as justification for the status quo is pretty clear in this card. <text:soft-page-break/>There is, however, a deeper idea, or a deeper outcome, of this card that has to be considered and that outcome is <text:span text:style-name="T52">exclusion. </text:span>Part of the process of judgment is a process of performance, of proving yourself worthy, and of passing tests. The outcome of this process is invariably <text:span text:style-name="T52">exclusion </text:span>for those who do not <text:span text:style-name="T52">meet standards. </text:span>The ultimate expression of this idea of exclusion for performing to standards, and <text:span text:style-name="T52">not passing judgment </text:span>is, of course, the Christian idea of hell for the sinners, <text:s/>but the idea works out in other areas as well. Everything from high school cliques (who adolescents practice the dark art of excluding the unworthy) to secret brotherhoods to adult social groups do it. <text:s/>The old world is based on an justified exclusion of people deemed unworthy not, it should be said, because there is really a principle of justice that condemns the unworthy, but because excluding the unworthy means the worthy can claim higher reward. <text:s/>The truth is, you cannot have rich except in relation to poor., and you cannot have power except in relation to powerlessness. <text:s/>In the old energy it is this imposition of this archetype in consciousness that sets the global stage for The System as it is, and it is acceptance of this idea in consciousness that allows The System to continue on as it always has. </text:p>
      <text:p text:style-name="P8">Of course, in the new energy we reject the idea of judgment, justice, <text:s/>and punishment and instead emphasize the idea of responsibility. <text:s/>The truth is we have all done things we are ashamed of, we are all guilty of “sin” (i.e. unaligned action), and we all have things to atone and make reparation for. <text:s/>However, there is nothing to be afraid of and no hurt will come of the process. There is no judgment and no punishment that follows upon this, nor will there be any rejection and exclusion. <text:s/>Just do what you need to do to heal and uplift (get help if you need it), move on into the new energies, and rejoin the loving family of spirit as the powerful, glorious and light filled being that yo are.</text:p>
      <text:h text:style-name="P144" text:outline-level="2">What to watch for</text:h>
      <text:list xml:id="list6377471766871241961" text:style-name="L30">
        <text:list-item>
          <text:p text:style-name="P99">The core of this card is exclusion, but with a reason, and the reason is <text:span text:style-name="T52">you. </text:span>You don't get into the private clubs, you don't get to be rich, you don't get into the popular social cliques, you don't go where you want to go, because you don't deserve it for some reason. That's old energy though so, <text:s/>w<text:span text:style-name="T52">atch out for the excuses <text:s/>given to you, or that you give yourself, </text:span>that justify your exclusion<text:span text:style-name="T52">. <text:s/></text:span>Also watch your feelings. Bad feelings and doubt are often invoked as you approach certain <text:span text:style-name="T52">boundaries, </text:span>or when you are excluded or denied certain things <text:s/>(like food, shelter, love, attention). You initial reaction may have been anger, but anger is suppressed as internal structures of self-judgment and self condemnation kick in. Don't give in. </text:p>
        </text:list-item>
        <text:list-item>
          <text:p text:style-name="P99"><text:soft-page-break/>What out and don't apply judgment to others. You don't have to let violent, sick, people into your life, but you shouldn't judge them as “not worthy.” <text:s/>The goal is healing and awakening of everyone, not only of chosen few. When you see “evil,” sickness, hatred, anger, and dysfunction, think healing, atonement, awakening and empowerment and not justice, judgment, and damnation. </text:p>
        </text:list-item>
        <text:list-item>
          <text:p text:style-name="P99">Watch for disempowerment and self deception. Judgment and exclusion requires suppression and deactivation of the solar chakra (the power center or will, and your body's ability to perceive<text:span text:style-name="T52"> </text:span>reality). Exclusion requires that you give away your power (otherwise you put energy into removing exclusions) and that you pretend the exclusion is something different than it really is (i.e. it is not exclusion to “go to hell,” it is punishment for your bad behaviour). Pay attention to those times when you give away your power or construct a fantasy that allows you to accept a situation that is otherwise unacceptable. <text:s/></text:p>
        </text:list-item>
      </text:list>
      <text:h text:style-name="P144" text:outline-level="2">Practice</text:h>
      <text:p text:style-name="P46">A <text:s/>lot of negative outcomes surround the practices supported by old energy ideas of justice. Hurt feelings may abound in you and in those around you. These feelings have to be processed, healed, and cleared before you can move. In order to process, heal, and clear, practice responsibility, accountability, and atonement. <text:s/>Practice being warm and welcoming, not exclusive and isolated. Don't open yourself up to shit and abuse, but do draw appropriate boundaries, but do be open and accepting. The System ends when excuse, justification, and exclusion. <text:s/>Practice seeing hurt you inflicted on others. Practice seeing hurt inflicted on you (particularily important, tend to downplay or ignore or find ways to take blame). </text:p>
      <text:p text:style-name="P46">If you're a victim of exclusion...</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text:span><text:span text:style-name="T57"> Post your answers in the </text:span><text:span text:style-name="T59">online forum for this card,</text:span></text:p>
      <text:list xml:id="list7844596857304714662" text:style-name="L31">
        <text:list-item>
          <text:p text:style-name="P73">Chances are that in the past you have been excluded from something you wanted to be a part of. Think about those times. How did it make you feel to be excluded? What sorts of ideas or <text:soft-page-break/>behaviors did you use to make yourself feel better about the exclusion. </text:p>
        </text:list-item>
        <text:list-item>
          <text:p text:style-name="P73">Are you a member of any private social grouping (old boys network, girls club, teenage social cliques, etc.). Did you practice the dark arts of exclusion and, if so, what tools do you use to accomplish this exclusion (i.e. psychological, emotional, spiritual). Do you remember people the people you excluded? How do you think the exclusion made them feel? </text:p>
        </text:list-item>
        <text:list-item>
          <text:p text:style-name="P73"><text:span text:style-name="T36">Read the poetic entry from </text:span><text:span text:style-name="T37">The Book of Slavery</text:span><text:span text:style-name="T36"> and </text:span><text:span text:style-name="T37">The Book of Power.</text:span><text:span text:style-name="T36"> </text:span><text:span text:style-name="T44">Do you see the powerful ideas of judgment present? According to the Book of Power poetry, <text:s/>what does one have to do to be “judged worthy.” </text:span></text:p>
        </text:list-item>
        <text:list-item>
          <text:p text:style-name="P135"><text:span text:style-name="T44">Read the poetic entry from </text:span><text:span text:style-name="T38">The Book of Keys.</text:span><text:span text:style-name="T44"> What's the basic message there? What is meant by the line “a judgment is God's name in vain.” <text:s/>Why would that be? </text:span></text:p>
        </text:list-item>
      </text:list>
      <text:h text:style-name="P153" text:outline-level="1">The Hanged Man becomes Sacrifice </text:h>
      <text:h text:style-name="P146" text:outline-level="2">Links</text:h>
      <text:list xml:id="list40337181" text:continue-list="list40338100" text:style-name="L25">
        <text:list-item>
          <text:p text:style-name="P78">Online summary<text:line-break/>http://www.michaelsharp.org/halosharp/archetypes/the-hanged-man-becomes-sacrifice/</text:p>
        </text:list-item>
        <text:list-item>
          <text:p text:style-name="P78">General archetype forum<text:line-break/>http://www.michaelsharp.org/forum/general-questions/</text:p>
        </text:list-item>
        <text:list-item>
          <text:p text:style-name="P112"><text:span text:style-name="T8">Hanged Man/Sacrifice </text:span><text:span text:style-name="T8">forum</text:span><text:span text:style-name="T8"> <text:line-break/>http://www.michaelsharp.org/forum/the-hanged-man-becomes-sacrifice/</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is archetype is very easy to get your head around. The basic idea in this archetype is the idea of sacrifice. That is because a basic truth of our existence on this earth is sacrifice. There can be no arguing this point. When we incarnate on this earth, we sacrifice. <text:s/>The difference between the old energy and the new energy version of this archetype is how the idea of sacrifice is conceptualized. In the old energy the archetype of sacrifice is profaned. In the old energy sacrifice is equated with all the forms of exclusion, violence, and suffering that we endure, even those that result from stupidity, greed, and corruption. <text:s/>In the old energy the message is that our “sacrifice” (read the pain and suffering we go through on this earth) has some sort of deeper meaning and so we should accept “whatever comes our way” on those grounds. It is God's will, after all, or nature's way. We are “tempered” by the pain of our <text:soft-page-break/>incarnation or “strengthened” by Darwinian selection. We achieve enlightenment by accepting what is (and “what is” is The System that keeps us enslaved), by submitting to The System, by “paying our dues,” and by working hard. In the end, no mater how painful it might be, it's all good, so just put up, shut up, and accept. </text:p>
      <text:p text:style-name="P8">In the new energy the idea of sacrifice is still present, but the sacrifice changes. No longer is it about unnecessary pain and suffering, or putting up with what happens because it is part of “the plan,” in the new energies the sacrifice becomes the sacrifice of working hard, or giving things up, to attain a difficult goal. We work hard to build a home, we sacrifice to raise our children, we give one thing up (i.e. sleep) so we can get something else (i.e. a particular talent, a university degree, etc.), we put on The Blindfold and work in duality in order to accomplish the ascension, and that is all there is to it. There is no deeper meaning. There is no wider cosmic purpose. It all comes down to what you, to what <text:span text:style-name="T52">we the family of Spirit, </text:span>decide we want. We work, we struggle, we sacrifice to attain <text:span text:style-name="T52">our </text:span>goals. <text:s/></text:p>
      <text:h text:style-name="P144" text:outline-level="2">What to watch for</text:h>
      <text:list xml:id="list1195574304107379501" text:style-name="L32">
        <text:list-item>
          <text:p text:style-name="P100">Although the ideology represented in this card can vary, once you get the basic idea this one is not that hard to pin down. Just watch for corruption of the idea of sacrifice and its conversion to a justification/excuse for suffering. <text:s/>Common ides here include suffering makes us stronger, suffering is god's will, suffering tempers us in the fires, suffering is karmic lubricant for enlightenment, etc.. </text:p>
        </text:list-item>
        <text:list-item>
          <text:p text:style-name="P100">Most of the time hackneyed ideology is presented (i.e. same old ideas expressing the same old excuses), but not always. Creative variations do occur, especially when standard expressions begin to loose their power. <text:s/>You can find these variations presented in high level media, the blockbuster Hollywood movie, etc. <text:s/>Keep this in mind as you watch television, movies, or the news and watch for variations of tired old ideas of old energy sacrifice dressed up to look fresh and new. </text:p>
        </text:list-item>
      </text:list>
      <text:h text:style-name="P149" text:outline-level="2">Practice</text:h>
      <text:p text:style-name="P46">It might seem counter intuitive at this point, but this archetype really does a number on the third eye chakra. A lot of twisted perception, repression, and just plain self deception has to occur before we as individuals, and as a collective, start to justify the suffering and violence caused by stupidity and greed, <text:soft-page-break/>and supported by The System. A good form of practice here is thus to practice seeing reality. Watch the lives in your life carefully. Notice how being hurt doesn't make them stronger, it hurts them. Notice the defense mechanisms they employ to reduce the pain of exclusion. <text:s/>Notice how they make the experience of pain and suffering into something more than it actually is (i.e. as something meaningful, something good for them, etc.). <text:s/>In this context you can also practicing seeing the reality of your own pain and hurt. Understand there is nothing noble, spiritual, enlightened, or Darwinian about pain, suffering, and being hurt. <text:s/>The clear way forward here is simple. Face it, reject it, heal from it, and don't allow it to happen to you again. </text:p>
      <text:h text:style-name="P144" text:outline-level="2">In depth</text:h>
      <text:p text:style-name="P7"><text:span text:style-name="T57">For in depth study read the entries from </text:span><text:span text:style-name="T53">The Book of the Triumph of Spirit</text:span><text:span text:style-name="T57">, and </text:span><text:span text:style-name="T53">The Book of the Triumph of Spirit Master Key.</text:span><text:span text:style-name="T57"> Focus on answering the following questions. </text:span><text:span text:style-name="T59"><text:s/>use examples from your own life experience. </text:span><text:span text:style-name="T57">Post your answers in the </text:span><text:span text:style-name="T59">online forum for this card,</text:span></text:p>
      <text:list xml:id="list1650387243294052292" text:style-name="L33">
        <text:list-item>
          <text:p text:style-name="P74">Ideas represented in this card are straight forward. The complexity comes in doctrinal variations. Think about your own archetypal indoctrination, be that Catholic, or Buddhist, or Darwinian. <text:s/>Do you find these ideas of represented there (i.e. corruption of sacrifice, the justification of pain and suffering)? If so, spend a few moments writing them down. Post your answers to these in forums esp. if these are non standard. Highly educational for others to see your answers. </text:p>
        </text:list-item>
        <text:list-item>
          <text:p text:style-name="P84"><text:span text:style-name="T46">Read the poetic entry from </text:span><text:span text:style-name="T41">The Book of Slavery</text:span><text:span text:style-name="T46"> and </text:span><text:span text:style-name="T41">The Book of Power.</text:span><text:span text:style-name="T46"> <text:s/>Summarize the basic message of both in a sentence or to. <text:s/>Notice in both cases a sacrifice is mentioned, as well as a “reward.” what is the sacrifice and reward in the book of slavery. What is the sacrifice and reward in the book of power. </text:span></text:p>
        </text:list-item>
        <text:list-item>
          <text:p text:style-name="P84"><text:span text:style-name="T47">Read the poetic entry from </text:span><text:span text:style-name="T42">The Book of Keys. </text:span><text:span text:style-name="T47">Notice in that one also sacrifice and reward. But different. What's basic message there? Why did we sacrifice? What's the reward? Was the sacrifice imposed on us or is it something we chose. Why did we choose it (note you may have </text:span><text:span text:style-name="T47">to think to wider LP teachings to answer some of these questions). </text:span></text:p>
        </text:list-item>
      </text:list>
      <text:p text:style-name="P39"/>
      <text:h text:style-name="P153" text:outline-level="1">Death becomes Initiation </text:h>
      <text:h text:style-name="P146" text:outline-level="2">Links</text:h>
      <text:list xml:id="list40341936" text:continue-list="list40337181" text:style-name="L25">
        <text:list-item>
          <text:p text:style-name="P78">Online summary<text:line-break/>http://www.michaelsharp.org/halosharp/archetypes/death-becomes-initiation/</text:p>
        </text:list-item>
        <text:list-item>
          <text:p text:style-name="P78">General archetype forum<text:line-break/>http://www.michaelsharp.org/forum/general-questions/</text:p>
        </text:list-item>
        <text:list-item>
          <text:p text:style-name="P112"><text:span text:style-name="T8">Death/Initiation </text:span><text:span text:style-name="T8">forum</text:span><text:span text:style-name="T8"> <text:line-break/>http://www.michaelsharp.org/forum/initation-formerly-death/</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In the old energy <text:span text:style-name="T15">the idea </text:span>here is of initiation, of passage, of movement from one level to another, or movement from an outer circle to an inner one. Nothing terrible about that. However in the old energy the idea of initiation is covered over by <text:span text:style-name="T52">fear </text:span>and <text:span text:style-name="T52">threat. </text:span>Our way forward, our way inward, our way towards self knowledge, truth, and divinity, is blocked by fear and threat. We fear demons and devils, we fear God and consciousness, we fear judgment and damnation, we fear unworthiness and death. We are immobilized and impotent in the face of our fear and we die, like most people, filled with it. <text:span text:style-name="T52"><text:s/>The worst thing about it all is that we are blamed for our fear.</text:span> <text:s/>Failure to deal with fear is read as a failure of evolution, or of genetics, or of strength. Only God's chosen overcome fear and move forward. Only the strong face demons and survive. <text:s/>Those who pass fear and enter into the temples of power and privilege <text:soft-page-break/>pat themselves on the back as strong, chosen, winners. Those on the outside are failures – weak sheeple that cannot handle the truth. <text:s/>It is all a load of nonsense of course. <text:s/>Fear is imposed on us by priests who speak of hell and damnation, by Brahmins who speak of karma and lower birth, and (in our modern times) by writers and actors working for the great Babylonian machine. We are not born in fear, or with “original sin,” we are born pure, loving, and trusting. Fear is imposed specifically to immobilize and disempower. Fear is simply another brick in the wall of wealth and power, and another excuse for privilege and exclusion. <text:s/></text:p>
      <text:p text:style-name="P8">The new energy version does not participate in all the ugly nonsense of fear and justification. In the new energy version the idea is still of initiation, <text:s/>and the initiations that we experience may be powerful, dramatic, even discombobulating, but there are no fears and no threats involved, and support is always available. <text:s/>In the new energy initiation is an awakening, an empowerment, a step forward on the journey home to self-awareness and self divinity. <text:s/>It is a profound realization, or a dramatic empowerment, or a subtle materialization, and nothing more. <text:s/>It is not insignificant though. “Steps forward” should never be seen as insignificant. Each step up the ladder we take, each activation we go through, each chakra we unblock, each fear and issue we resolve, takes us out of the valley of the shadow of death, farther away from impotence and unawareness, and closer towards fuller expression of the love, divinity, and power that is our true self, and incarnated birth right. <text:s/></text:p>
      <text:h text:style-name="P144" text:outline-level="2">What to watch for</text:h>
      <text:list xml:id="list1605809784812638567" text:style-name="L34">
        <text:list-item>
          <text:p text:style-name="P101">Watch out for veiled (or not so veiled) threats about punishment, damnation, karma, rebirth, and so on. <text:s/>Watch our for suggestions of violence, especially in regards to failure. God/consciousness/spirit does not threaten or punish. <text:s/>God/consciousness/spirit only facilitates and supports. </text:p>
        </text:list-item>
        <text:list-item>
          <text:p text:style-name="P101">Watch out for barriers and exclusions. Exclusions of any sort rely on old energy justifications and excuses, and support old energy hierarchy and privilege, and therefore should be avoided at all costs. <text:s/>Always find a way to be inclusive. Everybody is welcome as long as they do not harm another person. Every one may enter as soon as they stop harming other people. </text:p>
        </text:list-item>
      </text:list>
      <text:h text:style-name="P149" text:outline-level="2">Practice</text:h>
      <text:p text:style-name="P46">Since in the old energy fear is imposed on you to block your progress, the practice here is moving <text:soft-page-break/>through fear. <text:s/>Practice identifying fear, analyzing, and releasing fear. <text:s/>Sometimes this may be as simple as identifying a fear and releasing it, however at other times the process will require persistence, courage, and will (and thus a relatively active solar chakra). This is especially true when releasing a fear involves modifying work environments, changing <text:s/>relationship dynamics, or transforming life conditions so that the conditions that invoke fear are no longer present. <text:s/>You have to be sensible about this. If there is a hungry lion staring you down the solution isn't to breathe deep and release fear, the solution is to get your fragile physical body away from the hungry and dangerous similarly if you are in a relationship where you are experiencing verbal, emotional, spiritual, or physical abuse, and where you are consequently steeped in daily doses of violence and fear, <text:span text:style-name="T52">get out. </text:span><text:s/>Keep this in mind as you go through the process of identifying, analyzing, and releasing fear. <text:s/>Sometimes it is a simple matter of intent, sometimes significant life transformation will be required. </text:p>
      <text:h text:style-name="P149" text:outline-level="2">In depth</text:h>
      <text:list xml:id="list77900497089688160" text:style-name="L35">
        <text:list-item>
          <text:p text:style-name="P79">Think about your current life scenarios. Are there people or situations in your life where fear and threat are issues? Reflect on these situations for a few moments. How do these situations <text:span text:style-name="T52">oppress </text:span>you. How do they prevent you from speaking the truth? How do they prevent action? How do they prevent your love from flowing? <text:s/>Do you spend a lot of your time thinking<text:span text:style-name="T52"> </text:span>about the fear, or in avoidance behaviors? I would say that from a spiritual perspective this energy is <text:s/>wasted. Why do you think I'd say that? <text:s/></text:p>
        </text:list-item>
        <text:list-item>
          <text:p text:style-name="P85"><text:span text:style-name="T46">Read the poetic entry from </text:span><text:span text:style-name="T41">The Book of Slavery</text:span><text:span text:style-name="T46"> and </text:span><text:span text:style-name="T41">The Book of Power.</text:span><text:span text:style-name="T46"> <text:s/>What are the fears being referred to in the poetry? What is the difference between the fears mentioned in </text:span><text:span text:style-name="T41">The Book of Slavery </text:span><text:span text:style-name="T46">and those mentioned in </text:span><text:span text:style-name="T41">The Book of Power. </text:span><text:span text:style-name="T46">Do you have any of these fears? If so, what have you done (if anything) to deal with and process them? <text:s/></text:span></text:p>
        </text:list-item>
        <text:list-item>
          <text:p text:style-name="P85"><text:span text:style-name="T47">Read the poetic entry from </text:span><text:span text:style-name="T42">The Book of Keys. <text:s/></text:span><text:span text:style-name="T47">What's that about? <text:s/>What type of experience is the poetry attempting to describe. </text:span></text:p>
        </text:list-item>
      </text:list>
      <text:h text:style-name="P154" text:outline-level="1">The Devil (a.k.a. The System) becomes Saturn </text:h>
      <text:h text:style-name="P146" text:outline-level="2">Links</text:h>
      <text:list xml:id="list40355984" text:continue-list="list40341936" text:style-name="L25">
        <text:list-item>
          <text:p text:style-name="P78">Online summary<text:line-break/>http://www.michaelsharp.org/tarot/archetypes/the-devil-becomes-saturn-a-k-a-the-system/</text:p>
        </text:list-item>
        <text:list-item>
          <text:p text:style-name="P78">General archetype forum<text:line-break/>http://www.michaelsharp.org/forum/general-questions/</text:p>
        </text:list-item>
        <text:list-item>
          <text:p text:style-name="P112"><text:span text:style-name="T8">The Devil becomes Saturn </text:span><text:span text:style-name="T8">forum</text:span><text:span text:style-name="T8"> <text:line-break/>http://www.michaelsharp.org/forum/the-devil-is-the-system/</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is is a particularly pernicious archetype. In old energy this card represents bondage and slavery. <text:s/>The reality for the peasants, workers, or “sheeple,” of this planet is clear. <text:s/>In the old energy man and women are bound and chained to a cold block of stone. They are lorded over and guarded by the Devil (symbolic of The System, and the agents that work consciously and unconsciously within it)l. <text:s/>In the old energy the people are are confined and controlled. </text:p>
      <text:p text:style-name="Text_20_body"><text:span text:style-name="T8">In this archetype confinement and control occurs at two levels. At one level this card represents actual confinement and control, i.e. deposition into a real jail with real physical walls and real locks and keys. At another level this card represents psychological or spiritual confinement, a confinement </text:span><text:soft-page-break/><text:span text:style-name="T8">characterized by suppressed chakra energies and blindfolded existence.</text:span><text:span text:style-name="T8"><text:note text:id="ftn9" text:note-class="footnote"><text:note-citation>9</text:note-citation><text:note-body><text:p text:style-name="P52">http://www.michaelsharp.org/parables/parable-of-the-blindfold/</text:p></text:note-body></text:note></text:span><text:span text:style-name="T8"> <text:s/>In the old energy there are two basic excuses for confinement. One, we may have done something wrong <text:s/>(i.e. failed to fit in, failed to conform, failed to follow the rules, resisted The system etc.) and now we are in “jail” to pay our debt. Two, <text:s/>we are confined because we have chosen the chains as <text:s/>part of our cosmic, karmic “lesson plan,” and so now we should just put up, shut up, and accept. Sure the lessons are difficult and painful, sure we have to work really really hard in factories, offices, and mines, just for the privilege of eventually dying alone, but that's OK because we </text:span><text:span text:style-name="T10">choose </text:span><text:span text:style-name="T8">to incarnate and we </text:span><text:span text:style-name="T10">choose </text:span><text:span text:style-name="T8">to be born and we </text:span><text:span text:style-name="T10">choose </text:span><text:span text:style-name="T8">our life and we </text:span><text:span text:style-name="T10">choose </text:span><text:span text:style-name="T8">our parents. <text:s/>Pain, suffering, violence, disease, ignorance, stupidity, <text:s/>and death? It is all your <text:s/>fault so quit complaining. And besides, you can take the chains off any time you want, or so the old energy commentators will say. <text:s/>That is, of course, untrue. The chains may be lifted, but only if you become a servant to The System, and only if you place even heavier chains around you shoulders as well.</text:span></text:p>
      <text:p text:style-name="P8">Now there is more than one level to this card. The message of enslavement and bondage for the masses is clear in the imagery of the old energy card, but the brothers also get a message here as well. Like ISIS this person (i.e. Satan) blocks entry into The Temple.<text:note text:id="ftn10" text:note-class="footnote"><text:note-citation>10</text:note-citation><text:note-body><text:p text:style-name="P52">http://www.thespiritwiki.com/index.php/The_Temple</text:p></text:note-body></text:note> As you should know, not just anybody gets into the old energy temple. You have to have that little something “special,” and even then entry is by invitation only. Entry and passage is not assured. <text:s/>If you want entry into the temple, you are going to have to pledge allegiance to the brothers, you are going to have to prove you will follow the rules, <text:s/>you are going to have to demonstrate you will do what you are told, and you will need to convince that you will think the way you are supposed to think, and act the way you are supposed to act. In short, if you want entry into the temple, you are going to have to kneel and submit before the guy with the horns. </text:p>
      <text:p text:style-name="P8">Submit before the alter, or not.</text:p>
      <text:p text:style-name="P8">Profess allegiance, or not.</text:p>
      <text:p text:style-name="P8">Put the chains on, or not.</text:p>
      <text:p text:style-name="P8">Brother, the choice is yours. But you won't get any further, and you'll have to leave the temple never to speak about what you have seen, unless you prove your willingness to submit. Oh and one last thing, please don't call it slavery, or indoctrination, or mind control. <text:s/>Call it a marvelous, <text:s/>mysterious, magical mystery school because that sounds so much more better. </text:p>
      <text:p text:style-name="P8"><text:soft-page-break/>Of course, in the new energy we do away with all the mystery, magic, and nonsense. In the Halo/Sharp new energy version we are shown surrounded, but forcibly breaking, the chains that bind. <text:s/>Details are absent here, but the energy of freedom and transformation is the key, <text:s/>and the general message is clear. </text:p>
      <text:p text:style-name="P8">In the new energy we no longer stand at the foot of The System.</text:p>
      <text:p text:style-name="P8">In the new energy we no longer submit before the alter of Satan.</text:p>
      <text:p text:style-name="P8">In the energy we break the chains and become free. </text:p>
      <text:h text:style-name="P144" text:outline-level="2">What to watch for</text:h>
      <text:list xml:id="list9035148772741561193" text:style-name="L36">
        <text:list-item>
          <text:p text:style-name="P102">The ideology and justification in this card is pretty straight forward. <text:s/>Slavery, bondage, <text:s/>violence, and forced incarceration can all be read from the old energy image, as are the standard justifications of bondage (it is a choice, you deserve it, etc.). In the new energy, violence, punishment, and incarceration are not necessary and no justifications may be invoked, so don't do it. <text:span text:style-name="T15">Do not justify</text:span>, dismiss, or otherwise make excuses for pain, suffering, bondage, and slavery. There is no justification and there is no excuse. Emancipation comes to all in The Shift to the new energies, and the new world. </text:p>
        </text:list-item>
        <text:list-item>
          <text:p text:style-name="P102">Watch for ideas that you choose the life you live, and that this choice also includes high levels of pain, suffering, poverty, and woe. The truth is, we don't choose poverty, we don't choose wage slavery, we don't choose debt, and we don't choose to work until we are shriveled, dried out, and expended. These are excuses and justifications for the status quo, and nothing more. </text:p>
        </text:list-item>
      </text:list>
      <text:h text:style-name="P149" text:outline-level="2">Practice</text:h>
      <text:p text:style-name="P46">The chains that bind are powerful. Despite what old energy tarot commentators will say, taking them off is not so easy. We are bound emotionally, psychologically, spiritually, and often even physically (either in jail, or by circumstance). <text:s/>Realizing these truths is easy, putting into practice emancipatory practices, and freeing yourselves, and this planet, is difficult. You can start with yourself. Practice being true to yourself. Break the chains that bind. Do not give into social convention. Do not be controlled by peer pressure. Do not silence yourself out of fear. <text:s/>Speak out against what you know to be wrong, and act in ways you know to be aligned. Gather the strength that you need and make the changes that are required, so that you have the freedom to say what you know to be true, and do what you know to be <text:soft-page-break/>right. </text:p>
      <text:h text:style-name="P149" text:outline-level="2">In depth</text:h>
      <text:list xml:id="list4539730693248126204" text:style-name="L37">
        <text:list-item>
          <text:p text:style-name="P80">Are you member of brotherhood? Ever had to kneel down and submit? This could not have been comfortable for you, so what did you say to yourself to excuse the submission? What justifications do you use that allow you to equate strength with submission and servitude? <text:s/>Does power over others really erase the reality of your bondage?</text:p>
        </text:list-item>
        <text:list-item>
          <text:p text:style-name="P86"><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thing/idea that strikes you the most?</text:span></text:p>
        </text:list-item>
        <text:list-item>
          <text:p text:style-name="P86"><text:span text:style-name="T47">Read the poetic entry from </text:span><text:span text:style-name="T42">The Book of Keys. <text:s/></text:span><text:span text:style-name="T47"><text:s/>Write a three or four line summary of the poetry from both. What is the thing/idea that strikes you the most about the poetry?</text:span></text:p>
        </text:list-item>
      </text:list>
      <text:h text:style-name="P154" text:outline-level="1">Judgment becomes The Calling </text:h>
      <text:h text:style-name="P146" text:outline-level="2">Links</text:h>
      <text:list xml:id="list40339042" text:continue-list="list40355984" text:style-name="L25">
        <text:list-item>
          <text:p text:style-name="P78">Online summary<text:line-break/>http://www.michaelsharp.org/halosharp/archetypes/judgement-becomes-the-calling/</text:p>
        </text:list-item>
        <text:list-item>
          <text:p text:style-name="P78">General archetype forum<text:line-break/>http://www.michaelsharp.org/forum/general-questions/</text:p>
        </text:list-item>
        <text:list-item>
          <text:p text:style-name="P112"><text:span text:style-name="T8">Judgment/Calling </text:span><text:span text:style-name="T8">forum</text:span><text:span text:style-name="T8"> <text:line-break/>http://www.michaelsharp.org/forum/judgment-becomes-the-calling/</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e idea in this card is pretty straight forward, once you have unpacked it and presented it. This is simply the archetype of judgment. This is the idea that it is OK to judge others and then either <text:span text:style-name="T52">punish </text:span>or <text:span text:style-name="T52">differentially reward </text:span>them, based on that judgment. This is the idea that judgments are cosmically and karmically fair, and something we should all do. God does it, after all, <text:s/>Gaia does it, the “cosmos” does it (i.e. karma), and so should you. It just the way it is. </text:p>
      <text:p text:style-name="P8">The punishment side of this archetype is easy enough to understand. If you do something wrong, if you do not follow the rules, if you resist The System, you will be judged and punished (and then rejected, ejected, enslaved by The Devil, or bound The [karmic] Wheel). However, it goes the other way as well. If you happen to be rich, successful, and powerful, <text:s/>that is because you <text:span text:style-name="T52">deserve </text:span>that wealth, success, and <text:soft-page-break/>power. Your success has nothing to do with your service to The System, it has everything to do with principles of cosmic judgment and selection. You are one of the “chosen” ones. You are one of God's special children. You are one of the strong ones! You have special talents. You have been judged a winner and you deserve the wealth, power, and privilege that comes to you, not because you are a willing servant of The System, but because you deserve it. No need to feel guilt or shame. Repress it down, step up, and enjoy what The System has to offer! </text:p>
      <text:p text:style-name="P8">Importantly, both the positive and negative side of the judgment archetype is critical. We have to believe that people like Oprah, or Warren Buffet, <text:s/>or the King of Saudi Arabia, actually deserve their wealth and power just like we have to believe that homeless people deserve what they get. If we don't believe this, if we reject the reality of it, things would begin to change,and that just cannot be. <text:s/>Judgments are always made in reference to the status quo, after all, and judgment is meant to preserve that status quo. We accept the world <text:span text:style-name="T52">as it is </text:span>with all its suffering, poverty, inequality, and injustice, because we have been sold the lie that it is just and based on the infallible JUDGMENTS of God, the cosmos, Gaia, or mindless evolution. </text:p>
      <text:p text:style-name="P8">Of course, in the new energy we do just what we are not supposed to do, we <text:span text:style-name="T52">reject </text:span>judgment. Rather than making excuses for hurting others (like they “deserve it”), rather than accepting injustice and oppression (because its “God's will), <text:s/>rather than engaging in judgments, followed by punishment or differential reward, we reject excuse and justification and instead initiate a CALL to awaken. <text:s/>All deserve the opportunity to awaken, and all are welcome should they throw off the old energies, reject the old archetypes, and embrace the powerful, glorious, and light filled divinity <text:span text:style-name="T52">within all </text:span>life forms. </text:p>
      <text:h text:style-name="P144" text:outline-level="2">What to watch for</text:h>
      <text:list xml:id="list5942775956199820932" text:style-name="L38">
        <text:list-item>
          <text:p text:style-name="P103">Watch out for the actions and ideas of authority figures, esp. parents, and your emotional and psychological reactions to them. Priests and gurus may speak about hell, damnation, and the punishments of karma, but parents are the ones who <text:span text:style-name="T52">bring the hurt </text:span>when the child is judged as deserving. <text:span text:style-name="T52">Spare the rod and spoil the child </text:span>as the Christian bible says. <text:s/>Watch out for this and <text:span text:style-name="T52">reject it whenever</text:span> you see it. <text:s/>There is simply <text:span text:style-name="T52">no excuse </text:span>for hurting another living being. <text:s/>In the new energy justification and excuses are not allowed. </text:p>
        </text:list-item>
        <text:list-item>
          <text:p text:style-name="P103">As a result of the abuse we have experienced at the hands of trusted adults, we often shy away from, defer, or otherwise submit to the dictates of authority figures without really thinking <text:soft-page-break/>about it. <text:s/>We “go along” not necessarily to get along, but simply to avoid the physical, emotional, psychological, and spiritual pain that comes from the abuse we experience if we don't. As a result many of us would rather live our lives as sheeple than stand on our own two feet. We would rather bow our heads and submit rather than re-experience the pain and trauma. Watch out for that tendency and remember, <text:span text:style-name="T52">now you are an adult. </text:span>It is different for adults. As adults you have the strength, power, and freedom to <text:span text:style-name="T52">walk away, get help, and just say no. </text:span>So do that. Walk away, <text:s/>get help, or just say no. </text:p>
        </text:list-item>
      </text:list>
      <text:h text:style-name="P149" text:outline-level="2">Practice</text:h>
      <text:p text:style-name="P40">The archetype of judgment has been deeply insinuated into the collective psyche of this planet. As a result judgment becomes part of our “daily practice” (our daily bread, if you will). Parents do it, teachers do it, priests do it, bosses do it, and we all do it every day. Sadly, judgment (whether consciousness or not) is often followed by some form of violence. Pay attention to this “daily practice.” Notice how you judge others, and how they judge you. Notice the subtle, and often not so subtle, psychological, emotional, spiritual, and even physical violence that follows upon judgment. <text:s/>Now, work to eliminate it. Stop justifying violence against others with judgment. There is never a valid excuse for hurting another human being. Stop standing <text:s/>by when others are being hurt. Openly challenge the violence of others when it is safe to do so, <text:s/>and look for other ways to challenge (e.g. reporting to the authorities) when it is not safe. <text:s/>The first step in the process of awakening and empowerment is to halt the violence and abuse and the first step in that process is to stop finding excuses to justify it. </text:p>
      <text:h text:style-name="P147" text:outline-level="2"><text:span text:style-name="T66">In</text:span><text:span text:style-name="T11"> depth</text:span></text:h>
      <text:list xml:id="list7394659723176719456" text:style-name="L39">
        <text:list-item>
          <text:p text:style-name="P118"><text:span text:style-name="T50">Spend some time thinking about all the pain and suffering you have experienced on this earth. Who is responsible for that pain and suffering? Was it your parents, your teachers, <text:s/>your priests, your bosses? Did your parents beat you, or psychologically abuse you, or emotionally abuse you. Were you sexually assaulted by trusted adults in your life? Where you picked on and excluded at school. <text:s/>Did teachers “judge” you with a “C” and make you stupid in front of your fears. <text:s/></text:span><text:span text:style-name="T48">Did you own this suffering</text:span><text:span text:style-name="T50">. <text:s/>Did you fall prey to the “judgments” of others? Did you think you deserved it? If so take a few moments to reject all those judgments No matter how ugly or </text:span><text:soft-page-break/><text:span text:style-name="T50">pretty, fat or </text:span><text:span text:style-name="T50">thin, weak or strong, stupid or dumb, mean or viscous you may have been, you do not deserve any pain and suffering. What you deserve is love, support, guidance, and healing. </text:span></text:p>
        </text:list-item>
        <text:list-item>
          <text:p text:style-name="P118"><text:span text:style-name="T50">Have you <text:s/>hurt others? <text:s/>Have you hit them, called them names, excluded them, made them feel </text:span><text:span text:style-name="T50">bad, etc. How did you justify this behaviour? What excuses did you give to yourself that made it OK to hurt others, even children? What do you think about those excuses now?</text:span></text:p>
        </text:list-item>
        <text:list-item>
          <text:p text:style-name="P121">Spend a few moments imagining a world where nobody judges, nobody punishes, and where violence and abuse of another simply does not occur. List two or three things about our current world that would have to change, in order for this non-violent utopia to emerge. Let your imagination run wild. <text:s/></text:p>
        </text:list-item>
        <text:list-item>
          <text:p text:style-name="P124"><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thing/idea that strikes you the most?</text:span></text:p>
        </text:list-item>
        <text:list-item>
          <text:p text:style-name="P121">Read the poetic entry from <text:span text:style-name="T52">The Book of Keys. <text:s/></text:span><text:s/>Write a three or four line summary of the poetry from both. What is the thing/idea that strikes you the most about the poetry?</text:p>
        </text:list-item>
      </text:list>
      <text:p text:style-name="P40"/>
      <text:h text:style-name="P154" text:outline-level="1">Intermediate Lesson Set C – The Star </text:h>
      <text:h text:style-name="P146" text:outline-level="2">Links</text:h>
      <text:list xml:id="list40360724" text:continue-list="list40339042" text:style-name="L25">
        <text:list-item>
          <text:p text:style-name="P78">Online summary<text:line-break/>http://www.michaelsharp.org/halosharp/archetypes/star/</text:p>
        </text:list-item>
        <text:list-item>
          <text:p text:style-name="P78">General archetype forum<text:line-break/>http://www.michaelsharp.org/halosharp/archetypes/star/</text:p>
        </text:list-item>
        <text:list-item>
          <text:p text:style-name="P112"><text:span text:style-name="T8">The Star </text:span><text:span text:style-name="T8">forum</text:span><text:span text:style-name="T8"> <text:line-break/>http://www.michaelsharp.org/forum/the-star/</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The idea of this card is very simple, <text:span text:style-name="T52">you are a star. </text:span>You are a divine spark of creative consciousness, incarnated in a body, and expressing the divine will (your will) in creation. In the old energy this basic truth is, since Crowley, stated explicitly. However in the old energies this truth is watered down. The basic truth of it is tainted by the insinuation of other old energy archetypes (Fool, Hanged Man, Judgment), and realization/acceptance of it is diverted by self esteem problems. <text:s/>According to the message in the old energy, only a few people have the ability, talent, and “gifts” to be “stars.” <text:s/>In the old energy only a few are worthy, or so sayeth old energy hierophants and pundits. <text:s/>In the old energy the majority neither realize nor accept the awesome truth of our shared collective divinity.</text:p>
      <text:p text:style-name="P8">In the new energy that changes however. <text:s/>In the new energy you reject the lies and the ideology, heal <text:soft-page-break/>the body, fill the mind with right thought, create right environment, and breath, breath, breathe in the power and divinity of creation. As you do this, consciousness fills the vessel, understanding gradually grows, and realization dawns. <text:span text:style-name="T52">You are a star. </text:span>You are a divine spark of creative consciousness incarnated in a physical vessel. The entire point of your being here is to <text:span text:style-name="T52">express </text:span>the fullness of your power and awareness, <text:span text:style-name="T52">and uplift</text:span> the universe in the grand and glorious ascension. Know this. <text:span text:style-name="T52">Nothing is impossible for consciousness. </text:span>It make take persistence of will, it may take ten thousand years of time, it may require painstaking design and evolution, but everything is possible when you embrace the power of consciousness and become The Star that you are. </text:p>
      <text:h text:style-name="P144" text:outline-level="2">What to watch for</text:h>
      <text:list xml:id="list5786459455519667618" text:style-name="L40">
        <text:list-item>
          <text:p text:style-name="P104">The basic truth of this archetype is simple enough to grasp, but its simplicity is obscured by ideological intervention, and doubt, disbelief, and a crushed self esteem interfere. Meditate for a few moments on the meaning of the phrase, <text:span text:style-name="T52">you are a star. </text:span>What is a star but the manifestation of consciousness and light (and heat). What is the physical unit but a receptacle for the powerful might of consciousness? If realization still eludes you, read The Book of Light, especially volume three and four. </text:p>
        </text:list-item>
        <text:list-item>
          <text:p text:style-name="P104">The chains that keep us from realizing our true nature as incarnated stars of consciousness are conceptual, and ideological. We are a fool in school. We are broken down karmic rejects. We are descended apes. We have been judged unworthy. We deserve punishment. <text:s/>All these old energy archetypes weigh heavily on us and bottle our realization and consciousness. Uncorking the powerful consciousness that lies within depends on the removal of old energy archetypes that prevent our realization. Study hard and remove each. Be disciplined and persistent in your practice <text:span text:style-name="T52">and watch out for </text:span>distractions and diversions. <text:s/>Despite propaganda to the contrary, the truth isn't that hard to see, or handle. The real challenge is getting around all the obstacles, diversions, and distractions put in your way. <text:s text:c="2"/></text:p>
        </text:list-item>
        <text:list-item>
          <text:p text:style-name="P104">Removing archetypes to reveal the star within is only part of the process. Consciousness is powerful and preparation is required. Remember the fundamental nature of consciousness is awareness, truth, compassion, and power. <text:s/>Watch out for the power of consciousness emerging in your life. Watch for increasing awareness (of slop), increasing confrontations with truth, increasing concern, compassion, and sensitivity, and increased power. Do not shirk, withdraw, or <text:soft-page-break/>turn away. Instead, embrace the power and divinity that is star within you. <text:s text:c="2"/></text:p>
        </text:list-item>
      </text:list>
      <text:h text:style-name="P149" text:outline-level="2">Practice</text:h>
      <text:p text:style-name="P44"><text:span text:style-name="T52">With realization comes awareness of the power of consciousness</text:span>. In the context of activation and empowerment, bodily health is important. <text:s/>Proper diet and regular exercise are important. Getting into shape so that your body is not strained by the power of consciousness is important. Depending on your current state of health the road back may be long and difficult. Consult with a health care professional in order to develop an appropriate nutritional and exercise program for your physical unit. <text:s/>Also remember your core level technique and practice. Remember to breathe deeply when anxious or confused. Remember to take time to ground and integrate new awareness and new knowledge. Remember to reach out for help if you are confused or overwhelmed by the power that lies buried within you. </text:p>
      <text:h text:style-name="P150" text:outline-level="2">In<text:span text:style-name="T65"> depth</text:span></text:h>
      <text:list xml:id="list7434936522671966170" text:style-name="L41">
        <text:list-item>
          <text:p text:style-name="P128">Look back over your childhood, education, and socialization. Chances are high that you were repeatedly told how worthless, small, and broken you were not only by teachers and authorities, but by your trusted parents as well. List some of the negative messages that you received as you were growing up and reflect on how these messages impacted your self image and your understanding of your potential. </text:p>
        </text:list-item>
        <text:list-item>
          <text:p text:style-name="P129"><text:span text:style-name="T24">Consider the opposite message, that you are star, or a powerful co-creator, or a spark of divinity. Have you ever heard that message before? If so, how did you “receive” that message? Did you take it seriously? Did you appreciate the full significance of the truth? Have you ever </text:span><text:span text:style-name="T25">experienced </text:span><text:span text:style-name="T24">the full significance of this truth? Share your experience. </text:span></text:p>
        </text:list-item>
        <text:list-item>
          <text:p text:style-name="P125"><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thing/idea that strikes you the most?</text:span></text:p>
        </text:list-item>
        <text:list-item>
          <text:p text:style-name="P122"><text:span text:style-name="T24">Read the poetic entry from </text:span><text:span text:style-name="T31">The Book of Keys. <text:s/></text:span><text:span text:style-name="T24"><text:s/>Write a three or four line summary of the poetry </text:span><text:soft-page-break/><text:span text:style-name="T24">from both. What is the thing/idea that strikes you the most about the poetry?</text:span></text:p>
        </text:list-item>
      </text:list>
      <text:p text:style-name="P43"/>
      <text:h text:style-name="P154" text:outline-level="1">Intermediate Lesson Set C – Temperance </text:h>
      <text:h text:style-name="P146" text:outline-level="2">Links</text:h>
      <text:list xml:id="list40358469" text:continue-list="list40360724" text:style-name="L25">
        <text:list-item>
          <text:p text:style-name="P78">Online summary<text:line-break/>http://www.michaelsharp.org/halosharp/archetypes/temperance/</text:p>
        </text:list-item>
        <text:list-item>
          <text:p text:style-name="P78">General archetype forum<text:line-break/>http://www.michaelsharp.org/forum/general-questions/</text:p>
        </text:list-item>
        <text:list-item>
          <text:p text:style-name="P112"><text:span text:style-name="T8">The Temperance </text:span><text:span text:style-name="T8">forum</text:span><text:span text:style-name="T8"> <text:line-break/>http://www.michaelsharp.org/forum/temperance-1/</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7"><text:span text:style-name="T46">Like most of the other old energy tarot cards, the old energy Temperance card is about justification. In a certain sense this is the final “brick in the (ideological) wall.” <text:s/>In the old energy this is the corrupted idea of balance, or the idea that you should accept all the black, dark, evil in the world because some weird cosmic balance requires it to exist. Typical archetypal statements here include things like “you cannot have good without evil” or “you cannot appreciate joy without a little pain” or “you cannot learn to forgive unless you have experienced a few bad things that require forgiveness.” It is all a bunch of nonsense of course. All this archetype does is provide a “right off” of all the bad things that go on, on this earth. <text:s/>Under the guise of cosmic balance everything from the rape of children, to the exploitation of labour, to the bombing of entire populations can be written off as an </text:span><text:span text:style-name="T41">absolutely necessary evil</text:span><text:span text:style-name="T46">.</text:span></text:p>
      <text:p text:style-name="P7"><text:soft-page-break/><text:span text:style-name="T46">In the new energy, Temperance is the idea of </text:span><text:span text:style-name="T49">no passage</text:span><text:span text:style-name="T46">. There is a shift going on between old energies and new, that is true, but there is also a line in the sand that has been drawn. <text:s/>You cannot transition fully into the new energies, you cannot enter the city of Zion, <text:s/>you cannot enter into the Garden, you cannot fully experience The Shift, unless you stop hurting other people. Stop hitting, stop yelling, stop exploiting, <text:s/>stop raping, stop murdering, stop stealing (unless you need to to survive), stop addicting, <text:s/>stop abusing, stop justifying, stop excusing, and STOP HURTING OTHERS. <text:s/></text:span></text:p>
      <text:p text:style-name="P8">There is no justification.</text:p>
      <text:p text:style-name="P8">There is no excuse.</text:p>
      <text:p text:style-name="P8">Harming another, or allowing bad things to happen, does not teach lessons, does not create strength, does not build character, and does not facilitate evolution. Furthermore pain and suffering is never part of the The Plan and almost always the consequence of greed, corruption, power, or simple bad planning (some chance may be involved, but generally less than one might think). Therefore, stop right now or you will not be allowed to cross the line and enter into the promised fields of The Garden.</text:p>
      <text:p text:style-name="P7"><text:span text:style-name="T46">Reading this you may think the energies here are harsh, <text:s/>dramatic, and pre-emptory, and in a way they are. </text:span><text:span text:style-name="T41">Keep in mind however that the angel on the path is you.</text:span><text:span text:style-name="T46"> <text:s/>Really the only person you have to prove anything to, the only person that judges you, the only person you have to please, </text:span><text:span text:style-name="T41">is you. </text:span><text:span text:style-name="T46">So quit fooling yourself, embrace the truth, and do what you know to be right so that you can join the growing family of Spirit.</text:span></text:p>
      <text:h text:style-name="P144" text:outline-level="2">What to watch for</text:h>
      <text:list xml:id="list4159247822603979531" text:style-name="L42">
        <text:list-item>
          <text:p text:style-name="P105">Watch out for feelings of guilt and shame. When we walk The Path we eventually are going to confront this angel. The first time we do we often do not recognize ourselves, and we usually do not see the truth. Instead, all the old energy archetypal corruptions emerge as The System (and the beast within) raises its ugly head. <text:s/>Archetypes of judgment and punishment are invoked within us, we turn away in guilt and shame feeling judged, unworthy, diminished, and small, and we invoke excuse and justification of this archetype. <text:s/>Watch out because failure to process your emotions properly will block your path forward. <text:span text:style-name="T77">If ugly feelings of guilt and shame rise up, <text:s/>face those feelings head on. If you have hurt others, you deserve to feel that way, but only for a moment or two. <text:s/>You are not meant to wallow in guilt and shame. These emotions are only meant to motivate the physical unit to change. Therefore when you feel guilt and shame do not </text:span><text:soft-page-break/><text:span text:style-name="T77">invoke excuse, justification, or repression. Do not turn away from the truth about yourself, or others. Look hard for the source of these emotions in the actions you have committed, change your actions and atone for past misconduct. </text:span></text:p>
        </text:list-item>
        <text:list-item>
          <text:p text:style-name="P105"><text:span text:style-name="T15">Watch for feelings of unworthiness</text:span>, The Fool in School, Judge and Punish, and even Initiation archetypes all contribute to general feelings of unworthiness. We are broken down souls and we need to work is the general message. Once again we confront the angel of our higher selves and these feelings block our passage. <text:s/>We turn away in shame, feeling unworthy of the glory inside. Therefore watch for feelings of unworthiness. We are all sparks of incarnated divinity and we are all worthy of remembering and experiencing this truth. To pass the angel <text:s/>put aside feelings of unworthiness, take up the sword that is offered, <text:s/>and re-create the world in the image of your powerful and glorious divinity. Love, compassion, strength, and awareness rule the day. </text:p>
        </text:list-item>
      </text:list>
      <text:h text:style-name="P149" text:outline-level="2">Practice</text:h>
      <text:p text:style-name="P39">Practice recognizing when you have done something wrong. Don't suppress shame and guilt, don't impotently turn away from what you know needs to be done, figure it out and do it. This could be a challenge, and it could take some time, especially when you consider this may involve the “sins” of a past life as well. But always remember this, no statute of limitations apply. <text:s/>The bad things you have done could have happened today, as you hit your kids or used shame to control another person, <text:s/>they could have happened last year as you back stabbed a co-worker in conversation, or they could have been in a past life, while spending time in an invading army raping women and killing children. It really doesn't matter when they happened. It only matters that you face the truth about your actions, no matter how harsh, and move forward from here. <text:span text:style-name="T30"><text:s/></text:span></text:p>
      <text:h text:style-name="P149" text:outline-level="2"><text:span text:style-name="T29">In</text:span><text:span text:style-name="T30"> depth</text:span></text:h>
      <text:list xml:id="list8442835167516641435" text:style-name="L43">
        <text:list-item>
          <text:p text:style-name="P130"><text:span text:style-name="T24">The first step forward from here involves </text:span><text:span text:style-name="T25">facing the truth </text:span><text:span text:style-name="T24">about yourself. <text:s/>There is no point in continuing on with the bullshit because in the new energies you won't be fooling anyone, least of all yourself. <text:s/>Take a look back over your life and assess the damage you have done to your children, to your spouse, to your friends, to your co-workers, etc. <text:s/>List that damage now in all the ugly and gory detail that you can muster. How does listing your “sins” make you feel. </text:span></text:p>
        </text:list-item>
        <text:list-item>
          <text:p text:style-name="P130"><text:soft-page-break/><text:span text:style-name="T24">The second step forward from here involves </text:span><text:span text:style-name="T25">facing the truth </text:span><text:span text:style-name="T24">about others. <text:s/>The truth is we don't just lie to ourselves about the actions we have committed, we lie about the actions of others as well. We pretend our parents were loving and good when in fact they were hateful and mean. We excuse violence and abuse from our lovers out of a misplaced sense of cosmic purpose. We justify greed and exploitation because of comic, or Darwinian, prerogative. We weave diamond illusions of glorious crusades as our soldiers occupy, oppress, and murder. This must end so spend a few moments listing the “sins” of those around you, from parents and siblings to soldiers and CEOs. <text:s/>Remember, the point isn't to judge and condemn, the point is to identify and change (with an eye towards awakening and activation). <text:s/>Assess the harm and the good, consider what you might be able to do to help change (and please note, this is a longer term thing), and move forward righteously from there. <text:s/></text:span></text:p>
        </text:list-item>
        <text:list-item>
          <text:p text:style-name="P126"><text:span text:style-name="T46">Read the poetic entry from </text:span><text:span text:style-name="T41">The Book of Slavery</text:span><text:span text:style-name="T46"> and </text:span><text:span text:style-name="T41">The Book of Power.</text:span><text:span text:style-name="T46"> <text:s/>Write a three or four line summary of the poetry from both. What is the difference between </text:span><text:span text:style-name="T41">The Book of Slavery entry</text:span><text:span text:style-name="T46"> and </text:span><text:span text:style-name="T41">The Book of Power </text:span><text:span text:style-name="T46">entry. In </text:span><text:span text:style-name="T41">The Book of Power, </text:span><text:span text:style-name="T46">what are the conditions for entry? In </text:span><text:span text:style-name="T41">The Book of Slavery</text:span><text:span text:style-name="T46">, what are the excuses for rejection? What is the thing/idea that strikes you the most?</text:span></text:p>
        </text:list-item>
        <text:list-item>
          <text:p text:style-name="P123"><text:span text:style-name="T32">Read the poetic entry from </text:span><text:span text:style-name="T31">The Book of Keys. </text:span><text:span text:style-name="T32">What is the basic message of that entry?</text:span></text:p>
        </text:list-item>
      </text:list>
      <text:p text:style-name="P43"/>
      <text:p text:style-name="P43"/>
      <text:h text:style-name="P154" text:outline-level="1">The Moon is The Gate </text:h>
      <text:h text:style-name="P146" text:outline-level="2">Links</text:h>
      <text:list xml:id="list40365531" text:continue-list="list40358469" text:style-name="L25">
        <text:list-item>
          <text:p text:style-name="P78">Online summary<text:line-break/>http://www.michaelsharp.org/halosharp/archetypes/the-moon-a-k-a-the-gate/</text:p>
        </text:list-item>
        <text:list-item>
          <text:p text:style-name="P78">General archetype forum<text:line-break/>http://www.michaelsharp.org/forum/general-questions/</text:p>
        </text:list-item>
        <text:list-item>
          <text:p text:style-name="P112"><text:span text:style-name="T8">The Gate </text:span><text:span text:style-name="T8">forum</text:span><text:span text:style-name="T8"> <text:line-break/>http://www.michaelsharp.org/forum/the-moon-becomes-the-gate/</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17">In the old energy this is a gate, or a door, into the old energy temple. More to the point, these are the ideas and archetypes that are invoked as you stand (or more likely kneel) before the entrance into the old energy temple. Not just everybody gets into this temple, you see. If you want to enter here you have to be worthy, strong, chosen, or “special,” in some way. <text:s text:c="2"/>Normal people, the mass population, the “sheeple” of the world, need not apply. </text:p>
      <text:p text:style-name="P17"><text:span text:style-name="T52">A lot of negative emotions are invoked in the old energies of this nefarious archetype</text:span>. <text:s/>When entrance is blocked, feelings of guilt, shame, and unworthiness are invoked to divert attention from The System. <text:s/>The problem is not that the rules are unfair (which they are), or the game is rigged (which it is), or that greed, graft, and corruption rule the day (which they do), <text:s/>the problem is that you are not good enough. </text:p>
      <text:p text:style-name="P17"><text:soft-page-break/>The problem is not with The System you see, the problem is you. <text:s/>You cannot pass through the gate not because you are actively and willfully <text:span text:style-name="T52">excluded, </text:span>but because you do not deserve to be inside. Once more we find excuse used to justify the world as it is. </text:p>
      <text:p text:style-name="P17">In the new energies we will have none of that. In the energy this card simply represents the emotional and psychological process/outcome of <text:span text:style-name="T52">initiation. </text:span>In this context this is basically a shift card. The shift represented here may be anything from a little shift, a little realization, or a little enlightenment, to a grand shift, a glorious shift, or even the collective shift of ascension. Little or big the thing to remember is this gate represents the <text:span text:style-name="T52">realization of a truth (or even </text:span>The Truth)<text:span text:style-name="T52">. <text:s/></text:span>This is the moment of truth, the sparkle of enlightenment, the glorious (if typically temporary, at least for now) entry into Nirvana. This is recognition of who you are, where you came from, and what you are doing here. </text:p>
      <text:p text:style-name="P17">In both the old and new energy this card relates strongly to temperance. <text:s/>In the old energy Temperance invokes fear, guilt, and shame and prevents us from approaching the gate. In the new energy Temperance reminds us to do the right thing as we approach this gate. <text:s/>The angel that guards this gate is fierce and uncompromising., that is true. Everybody is welcome to return, but old energies may progress no further. </text:p>
      <text:h text:style-name="P144" text:outline-level="2">What to watch for</text:h>
      <text:list xml:id="list5398398263415090205" text:style-name="L44">
        <text:list-item>
          <text:p text:style-name="P106">Watch out for compromise. In the old energy, entry into the temple is marked by compromise. To enter the old energy temple we must compromise our independence, compromise what we know to be right, compromise our intimate relationships with our spouse (no women allowed), compromise our morality, compromise our ethics, and compromise the truth of our shared divinity, and we must pretend we are happy doing it (of course, drugs, alcohol, money, power, and sex help distract). <text:s/>In the old energy we all do it, but we must stop. Moving forward there an be no compromise. We must learn to do what we know to be right and we must quit fooling ourselves into something else. </text:p>
        </text:list-item>
        <text:list-item>
          <text:p text:style-name="P106">What out for negative emotions like guilt and shame, and the assholes that invoke them. This might sound negative and harsh, but the truth is many people on this planet, including many innocents, manipulate, exclude, and dismiss by invoking these negative emotions of the physical unit. BE AWARE, be wary, pay attention. If you experience these emotions don't pretend, do not shove them away, <text:s/>and do not give in and <text:s/>run away. Confront the emotions and deal with <text:soft-page-break/>them at the source. If you need assistance, mentoring, or even counseling, reach out for help. These emotions are powerful and passing through The Gate requires you properly process, ground, and (finally) dispel them. </text:p>
        </text:list-item>
      </text:list>
      <text:h text:style-name="P149" text:outline-level="2">Practice</text:h>
      <text:p text:style-name="P46"><text:span text:style-name="T16">As noted above, <text:s/>entry into the old energy temple is marked by compromise. In the new energy passage through this gate is, however, accomplished only when right thought, right environment, and right </text:span><text:span text:style-name="T16">action have been established. <text:s/>Perfection is not expected, but insincerity and deception are transparent. Therefore affirm your desire to move forward daily, and practice doing what you know to be right. It may not always be easy (though it gets easier as time passes), and it may not always make you popular, but it is the only way forward from here. <text:s/></text:span></text:p>
      <text:h text:style-name="P149" text:outline-level="2">In depth</text:h>
      <text:list xml:id="list2098436771802115920" text:style-name="L45">
        <text:list-item>
          <text:p text:style-name="P119">One of the ways entrance into the old energy temple is controlled is through the use of guilt and shame. <text:s/>One of the ways passage through the new energy gates is blocked is by guilt and shame. The difference in outcome (i.e. whether you end up in an old energy temple, or a new energy reality) is determined by how you process and resolve the guilt. In the old energy you are told not to worry about it, to ignore it, or to avoid realization. This is to ensure you remain capable of “doing what it takes.” This approach will however not “cut it” in the new energy. IN the new energy you have to go to the root of the guilt and shame, deal with the source, heal any damage, and fix any wrongs. Anything else leaves you standing outside, blocked by your inability to stand up and shrug off the old energy oppressions of the old energy world. <text:s/></text:p>
        </text:list-item>
        <text:list-item>
          <text:p text:style-name="P119">Read the entries from The Book of Slavery and The Book of Power. Both speak of barriers and gates, both speak of us coming up to the gate, but in both cases the outcome of approach is different. In one we are discouraged, in the other we are encouraged. <text:s/>In one we are told explicitly we are unworthy, in the other someone says welcome and come in. <text:s/>Consider this carefully. <text:s/>We are programmed to be social beings by the unmet needs of our childhood. How important do you think the external affirmation, or condemnation, might be in this instance. <text:s text:c="2"/></text:p>
        </text:list-item>
        <text:list-item>
          <text:p text:style-name="P119"><text:soft-page-break/>Read the entry from The Book of Keys. In three or four sentences, outline the basic message(s) you find there. <text:s/>What emotions are referenced in the key? What adjectives pop into your mind to describe the message there? </text:p>
        </text:list-item>
      </text:list>
      <text:h text:style-name="P154" text:outline-level="1">Tower becomes Power </text:h>
      <text:h text:style-name="P146" text:outline-level="2">Links</text:h>
      <text:list xml:id="list40350939" text:continue-list="list40365531" text:style-name="L25">
        <text:list-item>
          <text:p text:style-name="P78">Online summary<text:line-break/>http://www.michaelsharp.org/halosharp/archetypes/the-tower-becomes-power/</text:p>
        </text:list-item>
        <text:list-item>
          <text:p text:style-name="P78">General archetype forum<text:line-break/>http://www.michaelsharp.org/forum/general-questions/</text:p>
        </text:list-item>
        <text:list-item>
          <text:p text:style-name="P112"><text:span text:style-name="T8">The Power </text:span><text:span text:style-name="T8">forum</text:span><text:span text:style-name="T8"> <text:line-break/>http://www.michaelsharp.org/forum/power/</text:span></text:p>
        </text:list-item>
      </text:list>
      <text:h text:style-name="P144" text:outline-level="2">Study Guide</text:h>
      <text:p text:style-name="P8">Read the entries from <text:span text:style-name="T52">The Book of the Triumph of Spirit </text:span>and <text:span text:style-name="T52">The Book of the Triumph of Spirit Master Key</text:span>. <text:s/>Take notes as you go. Write down the ideas that you think are key, and any ideas that you have that pop into your head. Think about what you wrote. Then, read the online summary <text:span text:style-name="T52"><text:s/></text:span>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p>
      <text:h text:style-name="P146" text:outline-level="2">Overview</text:h>
      <text:p text:style-name="P8">On the surface this card is about transformation, change, and sometimes even punishment, but really it is about POWER, the dangers of you having power, the outcome of power in the world, and power externally held. In the old energy not everyone can have power and so in the old energy the messages encourages the restriction of power. Something dramatic, even scarey, has clearly happened to shake the foundations of the people involved, and so caution even fear may be warranted. <text:s/>Fear of change, fear of initiation, and fear of one's own power is invoked to control access and intend. The message is, when augmented with suitable “teachings” from the esoteric corpus, clear. Bad things are possible if you muck around when you are not ready. <text:s/>Bad things happen as the result of divine intervention. Bad things happen if you play with fire. This archetype carries the message (usually sent loud and clear to initiates <text:soft-page-break/>in the old energy temple) about the danger of power. The message in the imagery and commentary is clear. <text:s/>You are not ready for power, you are not aware enough to handle it, and you are not worthy enough to receive it. Giving power to you would be like giving dynamite to a baby. <text:s/>It would be only a matter of time before you blew yourself, and others, to kingdom come. Better to keep power safe and secure, locked deep inside the (old energy) temple, and given out only to the chosen,and worthy few!</text:p>
      <text:p text:style-name="P8">As noted above this archetype also contains a justification for power externally held. Something dramatic is happening to the people in this card, that is for sure. Their egos have been smashed, their misconceptions have been shattered, <text:s/>their illusions have been pricked, their world has been destroyed, their jobs have been lost, their lives have been shattered, or something. Whatever it is, it has rocked their foundations. But note. <text:s/>Whatever dramatic thing has just happened to these people has happened because of an external power acting <text:span text:style-name="T52">on</text:span> them. In the old energy this is not you doing something to the yourself/the world/the cosmos, this is the world/the universe/God/Gaia, the cosmos, or whatever, <text:span text:style-name="T52">doing something to you. </text:span>In this card you are a victim of externalized power. <text:s/>You may deny this at an unconscious level, but your belief in karma, universal Judgment and Justice, <text:s/>authority and power, <text:s/>or even the powerful influence of genetics, belie your denial. In the old energy, power is on the outside, and power acts upon us, in ways that we can never understand. </text:p>
      <text:p text:style-name="P8">And if “the power” does things that shatters your reality or ruins your life? </text:p>
      <text:p text:style-name="P8">Well, that is probably a good thing? As you can see, bad things always happen for a divine/cosmic/evolutionary reason and, like the lightning bolt that brings necessary change, you should just accept. </text:p>
      <text:p text:style-name="P8">The new energy version of this card also represents transformation, but the negative and disempowering messages about power are absent, as are the justifications for external power, and the excuses used to divert anger from callous misuse of that power. In the new energy we reject the ideology of external power, embrace our divinity, and move forward into full activation. <text:s/>In the new energy transformation occurs not as a result of power externally applied, and not in a way that we can “never” understand, but because of our own internal power and divinity. <text:s text:c="2"/>In this card we are shown fully embracing the power and light within. At this point we no longer allow ourselves to be diminished, we no longer allow ourselves to be shut down, we no longer give in to convention, and no longer accept the limitations of “normal.” At this point we embrace who we really are and begin re-creating the world to more accurately reflect the power, light, and glory that is within. <text:s/>This re-creation we engage in may <text:soft-page-break/>(probably will) be dramatic and discombobulating to those who still exist in the dull, gray, lifeless energies of the old world, but it will happen regardless of any fear they may experience, or resistance that they muster. The new realities already exist at the highest levels of consciousness. It is only a matter of time before these burst into 3D existence, and transform the reality that surrounds us. Mitigating the impact of the transformation is critical, but you can only do that by embracing your power and taking back what is yours. </text:p>
      <text:p text:style-name="P8">In the old energy we are often victims, of corporations, of predators, of violence and abuse, but in the new energy all that nonsense is gone, vibrated into non-existence by the power, the might, and the glory of our shared collective divinity. <text:s/>This is certainly transformation, and it is certainly dramatic, but it is the dramatic realization of our own power and divinity, the dramatic manifestation of new energies and new paradigms, and the dramatic and collective shift that inevitably unfolds as the true light, the true power, and the true glory emerge into the full light of the soon to be transformed 3D reality of earth.</text:p>
      <text:h text:style-name="P144" text:outline-level="2">What to watch for</text:h>
      <text:list xml:id="list4747919263961921744" text:style-name="L46">
        <text:list-item>
          <text:p text:style-name="P107">The messages about your relationship to power in this card are relatively straight forward, once they have been pointed out once. <text:s/>Therefore watch out for statements that discourage you from embracing your own power. In particular, watch out for those statements, movies resources, movies that give you the message that you can't handle power. Certainly you don't want to give dynamite to a baby, but any adult can learn to handle explosives if given the proper training. Do not shy away from the power and divinity within you. </text:p>
        </text:list-item>
        <text:list-item>
          <text:p text:style-name="P107">Watch out for unspoken ideological statements that frame power as <text:span text:style-name="T52">externally applied. </text:span>It is a fact of old energy life that power is often abused,. In the old energy the strong dominate the weak, the rich exploit the poor, and the powerful take what they want without regard for those whom they take it from, however in the new energies this does not occur. <text:s/>In the new energies we honor and recognize the divinity within all things, and work with all things to so that we might all better empower and express that divinity. <text:s/></text:p>
        </text:list-item>
        <text:list-item>
          <text:p text:style-name="P107">What out for excuses and justifications. We all have power but this is no excuse to use power for selfish reasons, to apply it with callous inconsideration, or to use violent force. Power should be used to uplift and transform. <text:s/>Reject the tower ideology and instead find ways to use power without the chaotic disruption of old energy application. Stress, despair, and fear do not do the <text:soft-page-break/>body good. Therefore it is our collective responsibility to reduce fear, avoid despair, and eliminate fear. Only then will the true power and might of God/Consciousness/Spirit (GCP) come shining through. </text:p>
        </text:list-item>
      </text:list>
      <text:h text:style-name="P149" text:outline-level="2">Practice</text:h>
      <text:p text:style-name="P39">Practice being “in” your power. <text:s/>Practice embracing your own power. <text:s/>Practice acting powerful. <text:s/>Practing acting in the world. If you want to complete your awakening and activation power, change the world around you. Old energy existence is, for most people, impotent existence. Old energy existence is, for most people, passive existence. New energy existence is <text:span text:style-name="T52">never</text:span> that. In the new energy we embrace our divinity, embrace our power, and <text:span text:style-name="T52">transform </text:span><text:span text:style-name="T56">the world. So get up, stand up, and start doing what you know you came to do. Practice acting in the world. Practice transforming this reality. </text:span></text:p>
      <text:h text:style-name="P149" text:outline-level="2">In depth</text:h>
      <text:list xml:id="list7274421459081852409" text:style-name="L47">
        <text:list-item>
          <text:p text:style-name="P120">Part of the old energy ideology of this card is fear of power. This ideology is embedded in the dramatic imagery of the card, but is also present in print, photo, and film, like for example the Sphere movie with Dustin Hoffman. Think over your life and see if you can remember any stories, lessons, or movies where the message is that you should be afraid of your own power. What do you think the impact of these messages has been on your general orientation to power?</text:p>
        </text:list-item>
        <text:list-item>
          <text:p text:style-name="P120">Justification for power figures heavily in this card. The flash of the lightning bolt in the old energy version is external power applied. Because the bolt <text:s/>is linked to the sun, consciousness, and God, the idea is that this external power must be a good thing. Therefore the chaos that results, the loss of jobs, the exploitation, the disregard, the war, the violence, the abuse, should not be questioned, it should be accepted as the gift from above that it is. <text:s/>It is hogwash of course. The hand behind the abuse of power is always a human hand, disconnected and unaligned. <text:s/>However the corruption of this archetype erases that hand from view. Think back over your life to some of the negative movements, who caused those bad things, God/Consciousness/Spirit, or some human hand? </text:p>
        </text:list-item>
        <text:list-item>
          <text:p text:style-name="P120"><text:soft-page-break/>Read the entries from The Book of Slavery and The Book of Power. Summarize the message of both in a sentence or two. </text:p>
        </text:list-item>
        <text:list-item>
          <text:p text:style-name="P120">Read the entry from The Book of Keys. <text:s/>What is the basic message about power in the Book of Keys. Why did you give your power away? Why must you now take it back, and what does it mean to “put it all back exactly right.” Think right action and right environment when answering this questions. <text:s/></text:p>
          <text:p text:style-name="P120"/>
        </text:list-item>
      </text:list>
      <text:h text:style-name="P153" text:outline-level="1">The Lovers becomes Activation</text:h>
      <text:h text:style-name="P146" text:outline-level="2">Links</text:h>
      <text:list xml:id="list40336144" text:continue-list="list40350939" text:style-name="L25">
        <text:list-item>
          <text:p text:style-name="P78">Online Summary<text:line-break/>http://www.michaelsharp.org/halosharp/archetypes/the-lovers-becomes-activation/</text:p>
        </text:list-item>
        <text:list-item>
          <text:p text:style-name="P78">General archetype forum<text:line-break/>http://www.michaelsharp.org/forum/general-questions/</text:p>
        </text:list-item>
        <text:list-item>
          <text:p text:style-name="P112"><text:span text:style-name="T8">Lovers/</text:span><text:span text:style-name="T8">Activation</text:span><text:span text:style-name="T8"> forum <text:line-break/>http://www.michaelsharp.org/forum/kundalini-activation-formerly-the-lovers/</text:span></text:p>
        </text:list-item>
      </text:list>
      <text:h text:style-name="P144" text:outline-level="2">Study Guide</text:h>
      <text:p text:style-name="P10"><text:span text:style-name="T57">Read the entries from </text:span><text:span text:style-name="T53">The Book of the Triumph of Spirit,</text:span><text:span text:style-name="T57"> </text:span><text:span text:style-name="T53">The Book of the Triumph of Spirit Master Key</text:span><text:span text:style-name="T57">. <text:s/>Take notes as you go. Write down the ideas that you think are key, and any ideas that you have that pop into your head. Think about what you wrote. Then, read the online summary </text:span><text:span text:style-name="T53"><text:s/></text:span><text:span text:style-name="T57">and the following overview. <text:s/>Do any practice suggestions and when you are comfortable you understand the depth and breadth of the archetype, answer the study questions and post the answers in the forum. This is optional for students of the Lightning Path but required for those studying to be mentors. </text:span></text:p>
      <text:h text:style-name="P146" text:outline-level="2">Overview</text:h>
      <text:p text:style-name="P8">In the old energy this card represents fear, confusion, misdirection, and inner circle initiation, though it might not seem that way at first. <text:s/>Your way forward is blocked by confusion, fear, and judgment (take a look at the old energy card here), but if you do the right thing, kiss the right rings, ring the right doorbells, and bend over for the right people, you will get the help you need to overcome fear, sort out confusion, and attain power over this world. It will all happen for you, but only if you submit to authority and do what you are told. <text:s/>Be a good little boy and you will gain entrance. Be anything else and you can stay blocked up and confused like the rest of the sheeple on this planet. <text:s text:c="2"/></text:p>
      <text:p text:style-name="P15"><text:span text:style-name="T2">Of course, it is not like that in the new energies. <text:s/>In the new energy this card simply represents kundalini activation. <text:s/>As you will know at this point, kundalini activation is the end goal of any serious </text:span><text:soft-page-break/><text:span text:style-name="T2">program of spiritual awakening, empowerment, and ascension. In the Halo/Sharp card kundalini activation is represented as occurring via the balanced and cooperative flow of yin and yang energies . There is of course more to kundalini activation than this. Kundalini activation only occurs (safely) when you have established right environment, right thought, and right action. Perfection is not required, but a healthy body, healthy mind, and supportive and safe environment are. Good work can be accomplished in even the most horrid environments (though progress may be slow and painful), but it is never too late to begin to change.</text:span></text:p>
      <text:h text:style-name="P144" text:outline-level="2">What to watch for</text:h>
      <text:list xml:id="list268626087969055002" text:style-name="L48">
        <text:list-item>
          <text:p text:style-name="P108">Watch out for fear, confusion, and excuses. Living a spiritual life, activating chakras, and pursuing full kundalini connection is a simple to understand and straightforward process and it should always be presented and understood as such. </text:p>
        </text:list-item>
        <text:list-item>
          <text:p text:style-name="P108">Watch out for suggestions that you need to bend over, kneel down, and submit. Even worse, watch out for requests that you actually do submit. You do not have to kneel down before anybody, not God, not the grand high pooh-bah, not anybody. <text:s/>If you want to awaken, empower, and activate kundalini, just do what you need to do to create the proper conditions. <text:s/>Exercise, eat right, reprogram your brain, establish right environment, and engage in right thought. It is within you to accomplish it.</text:p>
        </text:list-item>
        <text:list-item>
          <text:p text:style-name="P108">Watch out for violence and resistance from others. I say it is within you to do, but if you are running a marathon and somebody jumps out and trips you just before you cross the finish line, you are going down no matter how much “attraction,” positive thinking, and personal empowerment study you've done. We are not the only living things on this earth, and not the only factors in our life's equation. Controlling the influences in your environment are a critical factor for successful attainment of spiritual mastery. </text:p>
        </text:list-item>
      </text:list>
      <text:h text:style-name="P144" text:outline-level="2">Practice</text:h>
      <text:p text:style-name="P11">The general scope and tone of the LP teachings come into clear focus in this card since to get here you have to practice right thought and <text:s/>right action, and create right environment so that your body/mind can heal, awaken, empower, and finally connect. <text:s/>Therefore, read the LP materials, study the archetypes, apply the principles, practice the technique, exercise, and eat well in preparation for the connection. <text:soft-page-break/>Kundalini energies are powerful and if your body/mind is going to be able to handle them, it is going to have to be healthy and strong. All LP teachings and references are designed to help you do what you need to do “complete the circuit,” so take them seriously and do them regularly. <text:s/>Awakening, empowerment, and reconnection with the cosmos does not “just” happen on a whim and a prayer, it takes work, effort, and dedication to your own self, and to those around you. </text:p>
      <text:h text:style-name="P144" text:outline-level="2">In depth</text:h>
      <text:p text:style-name="Text_20_body"><text:span text:style-name="T2">For in depth study read the entries from </text:span><text:span text:style-name="T6">The Book of the Triumph of Spirit</text:span><text:span text:style-name="T2">, and </text:span><text:span text:style-name="T6">The Book of the Triumph of Spirit Master Key.</text:span><text:span text:style-name="T2"> Focus on answering the following questions.</text:span><text:span text:style-name="T4"> <text:s/>use examples from your own life experience.</text:span><text:span text:style-name="T2"> Post your answers in the </text:span><text:span text:style-name="T4">online forum for this card,</text:span></text:p>
      <text:list xml:id="list6523976673096750139" text:style-name="L49">
        <text:list-item>
          <text:p text:style-name="P75">Think back to your own reading prior to The Lightning Path. Did you ever come across information on kundalini activation? What do you remember about that information? <text:s/>Considering what you know now was th e information good information or bad information? Why.</text:p>
        </text:list-item>
        <text:list-item>
          <text:p text:style-name="P75"><text:span text:style-name="T36">Read the poetic entry from </text:span><text:span text:style-name="T37">The Book of Slavery</text:span><text:span text:style-name="T36"> and </text:span><text:span text:style-name="T37">The Book of Power.</text:span><text:span text:style-name="T36"> Notice how The Book of Slavery reinforces fear, doubt, and confusion? Give examples from the poem. <text:s/>Also note the not so subtle difference between The Book of Slavery and The Book of Power. In this case The Book of Power is quite different, telling you what to do (prove yourself worthy, take the tests, learn your lessons, and submit) to gain entrance into “the mysteries.” <text:s/>There are also subtle dismissals of the weak “cattle” outside the temple. Give examples of the above from the poetry and, if you have them, examples from your own experience where you have read, heard, or participated in things like this. <text:s/></text:span></text:p>
        </text:list-item>
        <text:list-item>
          <text:p text:style-name="P136"><text:span text:style-name="T44">Read the poetic entry from </text:span><text:span text:style-name="T38">The Book of Keys.</text:span><text:span text:style-name="T39"> </text:span><text:span text:style-name="T34">Notice how it contains a simple kundalini activation visualization</text:span><text:span text:style-name="T44">? It also contains a stipulation about what is required before kundalini activation takes place. (i.e. “when it's love rules your day...”). What does that mean, why is it important, and how is that related to other aspects of the Halo/Sharp deck (for example, STRENGTH). <text:s/>You may want to check out previous answers on </text:span><text:a xlink:type="simple" xlink:href="http://www.michaelsharp.org/forum/kundalini-activation-formerly-the-lovers/"><text:span text:style-name="T44">the forum</text:span></text:a><text:span text:style-name="T44">, or ask for guidance there. </text:span></text:p>
        </text:list-item>
      </text:list>
      <text:h text:style-name="P157" text:outline-level="1">References</text:h>
      <text:p text:style-name="P53"><text:span text:style-name="T60">Dummett, Michael (1980). </text:span><text:span text:style-name="T52">The Game of Tarot. </text:span><text:span text:style-name="T60">London: Duckworth. </text:span></text:p>
      <text:p text:style-name="P54">Decker, Ronald and Dummett, Michael . <text:s/>(2002). <text:s/>A <text:s/>history of the occult tarot, 1870-1970. London: Duckwo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2" svg:font-family="'Times New Roman'" style:font-family-generic="roman"/>
    <style:font-face style:name="Calibri" svg:font-family="Calibri" style:font-family-generic="swiss"/>
    <style:font-face style:name="Mangal2" svg:font-family="Mangal" style:font-pitch="variable"/>
    <style:font-face style:name="SimSun1" svg:font-family="SimSun, ËÎÌå" style:font-pitch="variable"/>
    <style:font-face style:name="Walkway Expand Black" svg:font-family="'Walkway Expand Black', 'Courier New'" style:font-pitch="variable"/>
    <style:font-face style:name="Adobe Caslon Pro2" svg:font-family="'Adobe Caslon Pro'" style:font-family-generic="roman" style:font-pitch="variable"/>
    <style:font-face style:name="Adobe Caslon Pro" svg:font-family="'Adobe Caslon Pro'" style:font-adornments="Regular" style:font-family-generic="roman" style:font-pitch="variable"/>
    <style:font-face style:name="Adobe Caslon Pro1" svg:font-family="'Adobe Caslon Pro'" style:font-adornments="Semibold" style:font-family-generic="roman" style:font-pitch="variable"/>
    <style:font-face style:name="Adobe Caslon Pro Bold" svg:font-family="'Adobe Caslon Pro Bold'" style:font-adornments="Bold" style:font-family-generic="roman" style:font-pitch="variable"/>
    <style:font-face style:name="Adobe Caslon Pro3" svg:font-family="'Adobe Caslon Pro', 'Times New Roman'" style:font-family-generic="roman" style:font-pitch="variable"/>
    <style:font-face style:name="Garamond" svg:font-family="Garamond" style:font-family-generic="roman" style:font-pitch="variable"/>
    <style:font-face style:name="Perpetua Titling MT" svg:font-family="'Perpetua Titling MT'"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dobe Caslon Pr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entered" style:family="paragraph" style:parent-style-name="Standard" style:default-outline-level="" style:list-style-name="">
      <style:paragraph-properties fo:margin="100%" fo:margin-left="0in" fo:margin-right="-0.0165in" fo:margin-top="0.0835in" fo:margin-bottom="0.0835in" fo:line-height="0.1945in" fo:text-align="justify" style:justify-single-word="false" fo:keep-together="always" fo:orphans="0" fo:widows="0" fo:text-indent="0in" style:auto-text-indent="false" fo:keep-with-next="always" style:writing-mode="lr-tb"/>
      <style:text-properties fo:font-variant="small-caps" fo:color="#000000" style:text-position="super 58%" style:font-name="Garamond" fo:font-size="10.5pt" fo:letter-spacing="0.0035in" fo:language="zxx" fo:country="none" fo:font-style="italic" style:text-underline-style="solid" style:text-underline-width="auto" style:text-underline-color="font-color" fo:font-weight="bold" style:font-name-asian="Times New Roman1" style:font-size-asian="10.5pt" style:language-asian="zxx" style:country-asian="none" style:font-style-asian="italic" style:font-weight-asian="bold" style:font-size-complex="10.5pt" style:language-complex="zxx" style:country-complex="none" style:font-style-complex="italic" style:font-weight-complex="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Standard_20__28_user_29_" style:display-name="Standard (user)" style:family="paragraph" style:next-style-name="Standard">
      <style:paragraph-properties fo:orphans="2" fo:widows="2" fo:hyphenation-ladder-count="no-limit"/>
      <style:text-properties style:use-window-font-color="true" style:font-name="Times" fo:font-size="10pt" fo:language="en" fo:country="US" style:font-name-asian="Times" style:font-size-asian="10pt" style:language-asian="zh" style:country-asian="CN"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style:font-name="Adobe Caslon Pro1" fo:font-size="16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3in" fo:margin-right="0in" fo:margin-top="0in" fo:margin-bottom="0in" fo:text-indent="0in" style:auto-text-indent="false"/>
      <style:text-properties style:font-name="Adobe Caslon Pro" fo:font-size="14pt"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text:number-lines="false" text:line-number="0"/>
      <style:text-properties style:font-name="Adobe Caslon Pro"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dobe Caslon Pro"/>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Adobe Caslon Pro"/>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arp</meta:initial-creator>
    <meta:creation-date>2012-02-25T08:52:35.87</meta:creation-date>
    <dc:date>2013-04-03T20:20:48.77</dc:date>
    <meta:editing-duration>P25DT19H2M55S</meta:editing-duration>
    <meta:editing-cycles>459</meta:editing-cycles>
    <meta:generator>OpenOffice.org/3.4.1$Win32 OpenOffice.org_project/341m1$Build-9593</meta:generator>
    <meta:document-statistic meta:table-count="0" meta:image-count="0" meta:object-count="0" meta:page-count="107" meta:paragraph-count="760" meta:word-count="32870" meta:character-count="192850"/>
  </office:meta>
</office:document-meta>
</file>